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9632"/>
    </style:style>
    <style:style style:name="P5" style:family="paragraph" style:parent-style-name="Standard">
      <style:text-properties officeooo:paragraph-rsid="000ec32f"/>
    </style:style>
    <style:style style:name="P6" style:family="paragraph" style:parent-style-name="Standard">
      <style:text-properties officeooo:paragraph-rsid="001041f8"/>
    </style:style>
    <style:style style:name="P7" style:family="paragraph" style:parent-style-name="Standard">
      <style:text-properties officeooo:paragraph-rsid="0015da0e"/>
    </style:style>
    <style:style style:name="P8" style:family="paragraph" style:parent-style-name="Standard">
      <style:text-properties officeooo:paragraph-rsid="001ae5e7"/>
    </style:style>
    <style:style style:name="P9" style:family="paragraph" style:parent-style-name="Standard">
      <style:text-properties officeooo:paragraph-rsid="001c987c"/>
    </style:style>
    <style:style style:name="P10" style:family="paragraph" style:parent-style-name="Standard">
      <style:text-properties officeooo:paragraph-rsid="001e3a55"/>
    </style:style>
    <style:style style:name="P11" style:family="paragraph" style:parent-style-name="Standard">
      <style:text-properties officeooo:paragraph-rsid="00210014"/>
    </style:style>
    <style:style style:name="P12" style:family="paragraph" style:parent-style-name="Standard">
      <style:text-properties officeooo:paragraph-rsid="0022a555"/>
    </style:style>
    <style:style style:name="P13" style:family="paragraph" style:parent-style-name="Standard">
      <style:text-properties officeooo:paragraph-rsid="0022f379"/>
    </style:style>
    <style:style style:name="P14" style:family="paragraph" style:parent-style-name="Standard">
      <style:text-properties officeooo:paragraph-rsid="00234716"/>
    </style:style>
    <style:style style:name="P15" style:family="paragraph" style:parent-style-name="Standard">
      <style:text-properties officeooo:rsid="001faeab" officeooo:paragraph-rsid="00210014"/>
    </style:style>
    <style:style style:name="P16" style:family="paragraph" style:parent-style-name="Standard">
      <style:text-properties officeooo:rsid="001ae5e7" officeooo:paragraph-rsid="001ae5e7"/>
    </style:style>
    <style:style style:name="P17" style:family="paragraph" style:parent-style-name="Standard">
      <style:text-properties officeooo:rsid="001ae5e7" officeooo:paragraph-rsid="0031a858"/>
    </style:style>
    <style:style style:name="P18" style:family="paragraph" style:parent-style-name="Standard">
      <style:text-properties officeooo:rsid="001e3a55" officeooo:paragraph-rsid="001e3a55"/>
    </style:style>
    <style:style style:name="P19" style:family="paragraph" style:parent-style-name="Standard">
      <style:text-properties officeooo:rsid="00234716" officeooo:paragraph-rsid="00234716"/>
    </style:style>
    <style:style style:name="P20" style:family="paragraph" style:parent-style-name="Standard">
      <style:text-properties officeooo:paragraph-rsid="002edd79"/>
    </style:style>
    <style:style style:name="P21" style:family="paragraph" style:parent-style-name="Standard">
      <style:text-properties officeooo:paragraph-rsid="002f9829"/>
    </style:style>
    <style:style style:name="P22" style:family="paragraph" style:parent-style-name="Standard">
      <style:text-properties officeooo:paragraph-rsid="002fc783"/>
    </style:style>
    <style:style style:name="P23" style:family="paragraph" style:parent-style-name="Standard">
      <style:text-properties officeooo:paragraph-rsid="0031a858"/>
    </style:style>
    <style:style style:name="P24" style:family="paragraph" style:parent-style-name="Preformatted_20_Text">
      <style:paragraph-properties fo:margin-top="0.3cm" fo:margin-bottom="0.499cm" style:contextual-spacing="false" style:writing-mode="lr-tb"/>
    </style:style>
    <style:style style:name="P25" style:family="paragraph" style:parent-style-name="Preformatted_20_Text">
      <style:paragraph-properties fo:margin-top="0.3cm" fo:margin-bottom="0.499cm" style:contextual-spacing="false"/>
    </style:style>
    <style:style style:name="P26" style:family="paragraph" style:parent-style-name="Preformatted_20_Text">
      <style:paragraph-properties style:writing-mode="lr-tb"/>
    </style:style>
    <style:style style:name="P27" style:family="paragraph" style:parent-style-name="Preformatted_20_Text">
      <style:paragraph-properties fo:margin-top="0cm" fo:margin-bottom="0.499cm" style:contextual-spacing="false"/>
    </style:style>
    <style:style style:name="P28" style:family="paragraph" style:parent-style-name="List_20_Heading">
      <style:paragraph-properties fo:margin-top="0cm" fo:margin-bottom="0.499cm" style:contextual-spacing="false"/>
    </style:style>
    <style:style style:name="P29" style:family="paragraph" style:parent-style-name="List_20_Contents">
      <style:paragraph-properties fo:margin-top="0cm" fo:margin-bottom="0.499cm" style:contextual-spacing="false"/>
    </style:style>
    <style:style style:name="P30" style:family="paragraph" style:parent-style-name="Standard">
      <style:paragraph-properties fo:margin-left="1.251cm" fo:margin-right="0cm" fo:text-indent="0cm" style:auto-text-indent="false"/>
    </style:style>
    <style:style style:name="P31" style:family="paragraph" style:parent-style-name="Title">
      <style:paragraph-properties fo:break-before="page"/>
    </style:style>
    <style:style style:name="P32" style:family="paragraph" style:parent-style-name="Contents_20_Heading">
      <style:paragraph-properties fo:break-before="page"/>
    </style:style>
    <style:style style:name="P33" style:family="paragraph" style:parent-style-name="Quotations">
      <style:text-properties fo:font-size="10pt" fo:font-style="italic"/>
    </style:style>
    <style:style style:name="P34" style:family="paragraph" style:parent-style-name="Contents_20_1">
      <style:paragraph-properties>
        <style:tab-stops/>
      </style:paragraph-properties>
    </style:style>
    <style:style style:name="P35" style:family="paragraph" style:parent-style-name="Heading_20_2">
      <style:text-properties officeooo:paragraph-rsid="00210014"/>
    </style:style>
    <style:style style:name="P36" style:family="paragraph" style:parent-style-name="Heading_20_2">
      <style:text-properties officeooo:rsid="0022a555" officeooo:paragraph-rsid="0022a555"/>
    </style:style>
    <style:style style:name="P37" style:family="paragraph" style:parent-style-name="Heading_20_2">
      <style:text-properties officeooo:paragraph-rsid="0022a555"/>
    </style:style>
    <style:style style:name="P38" style:family="paragraph" style:parent-style-name="Heading_20_2">
      <style:text-properties officeooo:rsid="000e9632" officeooo:paragraph-rsid="000e9632"/>
    </style:style>
    <style:style style:name="P39" style:family="paragraph" style:parent-style-name="Heading_20_2">
      <style:text-properties officeooo:paragraph-rsid="001ae5e7"/>
    </style:style>
    <style:style style:name="P40" style:family="paragraph" style:parent-style-name="Heading_20_2">
      <style:text-properties officeooo:rsid="0031a858" officeooo:paragraph-rsid="0031a858"/>
    </style:style>
    <style:style style:name="P41" style:family="paragraph" style:parent-style-name="Heading_20_2">
      <style:text-properties officeooo:rsid="001ae5e7"/>
    </style:style>
    <style:style style:name="P42" style:family="paragraph" style:parent-style-name="Heading_20_2">
      <style:text-properties officeooo:rsid="001e3a55" officeooo:paragraph-rsid="001e3a55"/>
    </style:style>
    <style:style style:name="P43" style:family="paragraph" style:parent-style-name="Heading_20_2">
      <style:text-properties officeooo:paragraph-rsid="001e3a55"/>
    </style:style>
    <style:style style:name="P44" style:family="paragraph" style:parent-style-name="Heading_20_2">
      <style:text-properties style:text-underline-style="none"/>
    </style:style>
    <style:style style:name="P45" style:family="paragraph" style:parent-style-name="Heading_20_2">
      <style:text-properties officeooo:rsid="00234716" officeooo:paragraph-rsid="00234716"/>
    </style:style>
    <style:style style:name="P46" style:family="paragraph" style:parent-style-name="Heading_20_2">
      <style:text-properties officeooo:paragraph-rsid="00234716"/>
    </style:style>
    <style:style style:name="P47" style:family="paragraph" style:parent-style-name="Heading_20_2">
      <style:text-properties officeooo:rsid="001c987c" officeooo:paragraph-rsid="001c987c"/>
    </style:style>
    <style:style style:name="P48" style:family="paragraph" style:parent-style-name="Heading_20_2">
      <style:text-properties officeooo:paragraph-rsid="002edd79"/>
    </style:style>
    <style:style style:name="P49" style:family="paragraph" style:parent-style-name="Heading_20_2">
      <style:text-properties officeooo:rsid="001041f8" officeooo:paragraph-rsid="001041f8"/>
    </style:style>
    <style:style style:name="P50" style:family="paragraph" style:parent-style-name="Heading_20_2">
      <style:text-properties officeooo:rsid="000ec32f" officeooo:paragraph-rsid="000ec32f"/>
    </style:style>
    <style:style style:name="P51" style:family="paragraph" style:parent-style-name="Heading_20_2">
      <style:text-properties officeooo:paragraph-rsid="001041f8"/>
    </style:style>
    <style:style style:name="P52" style:family="paragraph" style:parent-style-name="Heading_20_2">
      <style:text-properties officeooo:paragraph-rsid="0033db47"/>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top="0cm" fo:margin-bottom="0.499cm" style:contextual-spacing="false"/>
    </style:style>
    <style:style style:name="P55" style:family="paragraph" style:parent-style-name="Heading_20_3">
      <style:text-properties officeooo:paragraph-rsid="0022f379"/>
    </style:style>
    <style:style style:name="P56" style:family="paragraph" style:parent-style-name="Heading_20_3">
      <style:text-properties officeooo:paragraph-rsid="0033db47"/>
    </style:style>
    <style:style style:name="P57" style:family="paragraph" style:parent-style-name="Heading_20_3">
      <style:text-properties officeooo:paragraph-rsid="00357358"/>
    </style:style>
    <style:style style:name="P58" style:family="paragraph" style:parent-style-name="Heading_20_3">
      <style:text-properties officeooo:paragraph-rsid="0035c7c2"/>
    </style:style>
    <style:style style:name="P59" style:family="paragraph" style:parent-style-name="List_20_Contents" style:list-style-name="L41">
      <style:paragraph-properties fo:margin-top="0.3cm" fo:margin-bottom="0cm" style:contextual-spacing="false"/>
    </style:style>
    <style:style style:name="P60" style:family="paragraph" style:parent-style-name="List_20_Contents" style:list-style-name="L45">
      <style:paragraph-properties fo:margin-top="0cm" fo:margin-bottom="0.499cm" style:contextual-spacing="false"/>
    </style:style>
    <style:style style:name="P61" style:family="paragraph" style:parent-style-name="List_20_Contents" style:list-style-name="L46">
      <style:paragraph-properties fo:margin-top="0cm" fo:margin-bottom="0.499cm" style:contextual-spacing="false"/>
    </style:style>
    <style:style style:name="P62" style:family="paragraph" style:parent-style-name="Heading_20_1">
      <style:paragraph-properties fo:break-before="page"/>
    </style:style>
    <style:style style:name="P63" style:family="paragraph" style:parent-style-name="Heading_20_1" style:list-style-name="">
      <style:paragraph-properties fo:break-before="page"/>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style style:name="P73" style:family="paragraph" style:parent-style-name="Standard">
      <style:text-properties officeooo:rsid="002fc783" officeooo:paragraph-rsid="0031a858"/>
    </style:style>
    <style:style style:name="P74" style:family="paragraph" style:parent-style-name="Standard">
      <style:text-properties officeooo:rsid="002fc783" officeooo:paragraph-rsid="002fc783"/>
    </style:style>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3"/>
    <style:style style:name="P78" style:family="paragraph" style:parent-style-name="Standard" style:list-style-name="L13">
      <style:text-properties fo:font-weight="bold" style:font-weight-asian="bold" style:font-weight-complex="bold"/>
    </style:style>
    <style:style style:name="P79" style:family="paragraph" style:parent-style-name="Standard" style:list-style-name="L14"/>
    <style:style style:name="P80" style:family="paragraph" style:parent-style-name="Standard" style:list-style-name="L15"/>
    <style:style style:name="P81" style:family="paragraph" style:parent-style-name="Standard" style:list-style-name="L17"/>
    <style:style style:name="P82" style:family="paragraph" style:parent-style-name="Standard" style:list-style-name="L18"/>
    <style:style style:name="P83" style:family="paragraph" style:parent-style-name="Standard" style:list-style-name="L19"/>
    <style:style style:name="P84" style:family="paragraph" style:parent-style-name="Standard" style:list-style-name="L20"/>
    <style:style style:name="P85" style:family="paragraph" style:parent-style-name="Standard" style:list-style-name="L21"/>
    <style:style style:name="P86" style:family="paragraph" style:parent-style-name="Standard" style:list-style-name="L22"/>
    <style:style style:name="P87" style:family="paragraph" style:parent-style-name="Standard" style:list-style-name="L23"/>
    <style:style style:name="P88" style:family="paragraph" style:parent-style-name="Standard" style:list-style-name="L24"/>
    <style:style style:name="P89" style:family="paragraph" style:parent-style-name="Standard" style:list-style-name="L25"/>
    <style:style style:name="P90" style:family="paragraph" style:parent-style-name="Standard" style:list-style-name="L26"/>
    <style:style style:name="P91" style:family="paragraph" style:parent-style-name="Standard" style:list-style-name="L27"/>
    <style:style style:name="P92" style:family="paragraph" style:parent-style-name="Standard" style:list-style-name="L28"/>
    <style:style style:name="P93" style:family="paragraph" style:parent-style-name="Standard" style:list-style-name="L29"/>
    <style:style style:name="P94" style:family="paragraph" style:parent-style-name="Standard" style:list-style-name="L30"/>
    <style:style style:name="P95" style:family="paragraph" style:parent-style-name="Standard" style:list-style-name="L31"/>
    <style:style style:name="P96" style:family="paragraph" style:parent-style-name="Standard" style:list-style-name="L32"/>
    <style:style style:name="P97" style:family="paragraph" style:parent-style-name="Standard" style:list-style-name="L33"/>
    <style:style style:name="P98" style:family="paragraph" style:parent-style-name="Standard" style:list-style-name="L34"/>
    <style:style style:name="P99" style:family="paragraph" style:parent-style-name="Standard" style:list-style-name="L35"/>
    <style:style style:name="P100" style:family="paragraph" style:parent-style-name="Standard" style:list-style-name="L36"/>
    <style:style style:name="P101" style:family="paragraph" style:parent-style-name="Standard" style:list-style-name="L37"/>
    <style:style style:name="P102" style:family="paragraph" style:parent-style-name="Standard" style:list-style-name="L38"/>
    <style:style style:name="P103" style:family="paragraph" style:parent-style-name="Standard" style:list-style-name="L39"/>
    <style:style style:name="P104" style:family="paragraph" style:parent-style-name="Standard" style:list-style-name="L40"/>
    <style:style style:name="P105" style:family="paragraph" style:parent-style-name="Standard" style:list-style-name="L42"/>
    <style:style style:name="P106" style:family="paragraph" style:parent-style-name="Standard" style:list-style-name="L43"/>
    <style:style style:name="P107" style:family="paragraph" style:parent-style-name="Standard" style:list-style-name="L44"/>
    <style:style style:name="P108" style:family="paragraph" style:parent-style-name="Standard" style:list-style-name="L50"/>
    <style:style style:name="P109" style:family="paragraph" style:parent-style-name="Standard" style:list-style-name="L51"/>
    <style:style style:name="P110" style:family="paragraph" style:parent-style-name="Standard" style:list-style-name="L52"/>
    <style:style style:name="P111" style:family="paragraph" style:parent-style-name="Standard" style:list-style-name="L53"/>
    <style:style style:name="P112" style:family="paragraph" style:parent-style-name="Standard" style:list-style-name="L54"/>
    <style:style style:name="P113" style:family="paragraph" style:parent-style-name="Standard" style:list-style-name="L55"/>
    <style:style style:name="P114" style:family="paragraph" style:parent-style-name="Standard">
      <style:text-properties officeooo:paragraph-rsid="00320e29"/>
    </style:style>
    <style:style style:name="P115" style:family="paragraph" style:parent-style-name="Standard">
      <style:text-properties officeooo:paragraph-rsid="0033db47"/>
    </style:style>
    <style:style style:name="P116" style:family="paragraph" style:parent-style-name="Standard">
      <style:text-properties officeooo:paragraph-rsid="00357358"/>
    </style:style>
    <style:style style:name="P117" style:family="paragraph" style:parent-style-name="Standard">
      <style:text-properties officeooo:paragraph-rsid="0035c7c2"/>
    </style:style>
    <style:style style:name="P118" style:family="paragraph" style:parent-style-name="Standard" style:list-style-name="L12">
      <style:paragraph-properties fo:margin-left="2.501cm" fo:margin-right="0cm" fo:text-indent="-0.635cm" style:auto-text-indent="false"/>
    </style:style>
    <style:style style:name="P119" style:family="paragraph" style:parent-style-name="Standard" style:list-style-name="L16">
      <style:paragraph-properties fo:margin-left="2.501cm" fo:margin-right="0cm" fo:text-indent="-0.635cm" style:auto-text-indent="false"/>
    </style:style>
    <style:style style:name="P120" style:family="paragraph" style:parent-style-name="Standard" style:list-style-name="L15">
      <style:paragraph-properties fo:margin-left="1.402cm" fo:margin-right="0cm" fo:text-indent="-0.767cm" style:auto-text-indent="false">
        <style:tab-stops/>
      </style:paragraph-properties>
      <style:text-properties fo:font-weight="bold" style:font-weight-asian="bold" style:font-weight-complex="bold"/>
    </style:style>
    <style:style style:name="P121" style:family="paragraph" style:parent-style-name="Standard" style:list-style-name="L15">
      <style:paragraph-properties fo:margin-left="1.429cm" fo:margin-right="0cm" fo:text-indent="-0.794cm" style:auto-text-indent="false">
        <style:tab-stops/>
      </style:paragraph-properties>
      <style:text-properties fo:font-weight="bold" style:font-weight-asian="bold" style:font-weight-complex="bold"/>
    </style:style>
    <style:style style:name="P122" style:family="paragraph" style:parent-style-name="Text_20_body" style:list-style-name="L47"/>
    <style:style style:name="P123" style:family="paragraph" style:parent-style-name="Text_20_body" style:list-style-name="L48"/>
    <style:style style:name="P124" style:family="paragraph" style:parent-style-name="Text_20_body" style:list-style-name="L4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style="italic"/>
    </style:style>
    <style:style style:name="T4" style:family="text">
      <style:text-properties officeooo:rsid="000e9632"/>
    </style:style>
    <style:style style:name="T5" style:family="text">
      <style:text-properties officeooo:rsid="000ec32f"/>
    </style:style>
    <style:style style:name="T6" style:family="text">
      <style:text-properties officeooo:rsid="001041f8"/>
    </style:style>
    <style:style style:name="T7" style:family="text">
      <style:text-properties officeooo:rsid="001ae5e7"/>
    </style:style>
    <style:style style:name="T8" style:family="text">
      <style:text-properties officeooo:rsid="001c987c"/>
    </style:style>
    <style:style style:name="T9" style:family="text">
      <style:text-properties officeooo:rsid="001e3a55"/>
    </style:style>
    <style:style style:name="T10" style:family="text">
      <style:text-properties officeooo:rsid="001faeab"/>
    </style:style>
    <style:style style:name="T11" style:family="text">
      <style:text-properties officeooo:rsid="0022a555"/>
    </style:style>
    <style:style style:name="T12" style:family="text">
      <style:text-properties officeooo:rsid="00260cba"/>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officeooo:rsid="002edd79"/>
    </style:style>
    <style:style style:name="T16" style:family="text">
      <style:text-properties officeooo:rsid="002f9829"/>
    </style:style>
    <style:style style:name="T17" style:family="text">
      <style:text-properties officeooo:rsid="0031a858"/>
    </style:style>
    <style:style style:name="T18" style:family="text">
      <style:text-properties officeooo:rsid="00320e29"/>
    </style:style>
    <style:style style:name="T19" style:family="text">
      <style:text-properties officeooo:rsid="0033db47"/>
    </style:style>
    <style:style style:name="T20" style:family="text">
      <style:text-properties officeooo:rsid="00350881"/>
    </style:style>
    <style:style style:name="T21" style:family="text">
      <style:text-properties officeooo:rsid="00357358"/>
    </style:style>
    <style:style style:name="T22" style:family="text">
      <style:text-properties officeooo:rsid="0035c7c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
        <text:a xlink:type="simple" xlink:href="#1.GNU Lesser General Public License Version 3|outline">Jump to LGPL Version 3</text:a>
      </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
        <text:span text:style-name="Strong_20_Emphasis">Note:</text:span>
         Do not translate or localize this document. Only English version is legally binding.</text:p>
      <text:table-of-content text:style-name="Sect1" text:protected="true" text:name="Tartalomjegyzék1">
        <text:table-of-content-source text:outline-level="1" text:relative-tab-stop-position="false">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rtalomjegyzék1_Head">
            <text:p text:style-name="P32">Contents</text:p>
          </text:index-title>
          <text:p text:style-name="P34">
            <text:a xlink:type="simple" xlink:href="#__RefHeading__6870_404019354" text:style-name="Internet_20_link" text:visited-style-name="Internet_20_link">Libraries</text:a>
          </text:p>
          <text:p text:style-name="P34">
            <text:a xlink:type="simple" xlink:href="#__RefHeading__12191_1300998327" text:style-name="Internet_20_link" text:visited-style-name="Internet_20_link">Extensions</text:a>
          </text:p>
          <text:p text:style-name="P34">
            <text:a xlink:type="simple" xlink:href="#__RefHeading__6872_404019354" text:style-name="Internet_20_link" text:visited-style-name="Internet_20_link">Fonts</text:a>
          </text:p>
          <text:p text:style-name="P34">
            <text:a xlink:type="simple" xlink:href="#__RefHeading__12211_1300998327" text:style-name="Internet_20_link" text:visited-style-name="Internet_20_link">Dictionaries</text:a>
          </text:p>
          <text:p text:style-name="P34">
            <text:a xlink:type="simple" xlink:href="#__RefHeading__6874_404019354" text:style-name="Internet_20_link" text:visited-style-name="Internet_20_link">Artwork</text:a>
          </text:p>
          <text:p text:style-name="P34">
            <text:a xlink:type="simple" xlink:href="#__RefHeading__6876_404019354" text:style-name="Internet_20_link" text:visited-style-name="Internet_20_link">Miscellaneous</text:a>
          </text:p>
          <text:p text:style-name="P34">
            <text:a xlink:type="simple" xlink:href="#__RefHeading__12227_1300998327" text:style-name="Internet_20_link" text:visited-style-name="Internet_20_link">GNU Lesser General Public License Version 3</text:a>
          </text:p>
          <text:p text:style-name="P34">
            <text:a xlink:type="simple" xlink:href="#__RefHeading__6878_404019354" text:style-name="Internet_20_link" text:visited-style-name="Internet_20_link">GNU Lesser General Public License Version 2.1</text:a>
          </text:p>
          <text:p text:style-name="P34">
            <text:a xlink:type="simple" xlink:href="#__RefHeading__6755_841587373" text:style-name="Internet_20_link" text:visited-style-name="Internet_20_link">GNU Library General Public License Version 2</text:a>
          </text:p>
          <text:p text:style-name="P34">
            <text:a xlink:type="simple" xlink:href="#__RefHeading__6880_404019354" text:style-name="Internet_20_link" text:visited-style-name="Internet_20_link">GNU General Public License Version 3</text:a>
          </text:p>
          <text:p text:style-name="P34">
            <text:a xlink:type="simple" xlink:href="#__RefHeading__12243_1300998327" text:style-name="Internet_20_link" text:visited-style-name="Internet_20_link">GNU General Public License Version 2</text:a>
          </text:p>
          <text:p text:style-name="P34">
            <text:a xlink:type="simple" xlink:href="#__RefHeading__6882_404019354" text:style-name="Internet_20_link" text:visited-style-name="Internet_20_link">Mozilla Public License Version 1.1</text:a>
          </text:p>
          <text:p text:style-name="P34">
            <text:a xlink:type="simple" xlink:href="#__RefHeading__7292_391374094" text:style-name="Internet_20_link" text:visited-style-name="Internet_20_link">Mozilla Public License Version 2.0</text:a>
          </text:p>
          <text:p text:style-name="P34">
            <text:a xlink:type="simple" xlink:href="#__RefHeading__12201_1300998327" text:style-name="Internet_20_link" text:visited-style-name="Internet_20_link">SIL Open Font License Version 1.1 – 26 February 2007</text:a>
          </text:p>
          <text:p text:style-name="P34">
            <text:a xlink:type="simple" xlink:href="#__RefHeading__6884_404019354" text:style-name="Internet_20_link" text:visited-style-name="Internet_20_link">Apache License</text:a>
          </text:p>
          <text:p text:style-name="P34">
            <text:a xlink:type="simple" xlink:href="#__RefHeading__6886_404019354" text:style-name="Internet_20_link" text:visited-style-name="Internet_20_link">The LaTeX Project Public License</text:a>
          </text:p>
          <text:p text:style-name="P34">
            <text:a xlink:type="simple" xlink:href="#__RefHeading__6757_841587373" text:style-name="Internet_20_link" text:visited-style-name="Internet_20_link">Creative Commons Attribution-ShareAlike 3.0 Unported</text:a>
          </text:p>
        </text:index-body>
      </text:table-of-content>
      <text:p text:style-name="Standard"/>
      <text:p text:style-name="P31">
        <text:bookmark text:name="thirdparty"/>
        Third Party Code Additional Copyright Notices and License Terms</text:p>
      <text:h text:style-name="Heading_20_1" text:outline-level="1">
        <text:bookmark-start text:name="__RefHeading__6870_404019354"/>
        Libraries
        <text:bookmark-end text:name="__RefHeading__6870_404019354"/>
      </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
        <text:a xlink:type="simple" xlink:href="#11.Apache License|outline">Jump to Apache License Version 2.0</text:a>
      </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
        <text:a xlink:type="simple" xlink:href="#11.Apache License|outline">Jump to Apache License Version 2.0</text:a>
      </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
      </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
      </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text:soft-page-break/>
        may use your version of this file under either the SPL or the LGPL.</text:p>
      <text:p text:style-name="Standard">Patrick Niemeyer (pat@pat.net) Author of Learning Java, O'Reilly &amp; Associates 
        <text:a xlink:type="simple" xlink:href="http://www.pat.net/~pat/">http://www.pat.net/~pat/</text:a>
      </text:p>
      <text:p text:style-name="Standard">
        <text:a xlink:type="simple" xlink:href="#1.GNU Lesser General Public License Version 3|outline">Jump to LGPL Version 3</text:a>
      </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
        <text:soft-page-break/>
        Every source file in the implementation[*] of cairo is available to be redistributed and/or modified under the terms of either the GNU Lesser General Public License (LGPL) version 2.1 or the Mozilla Public License (MPL) version 1.1. 
        <text:s/>
        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
        <text:tab/>
        <text:a xlink:type="simple" xlink:href="#5.GNU Lesser General Public License Version 2.1|outline">Jump to LGPL Version 2.1</text:a>
      </text:p>
      <text:p text:style-name="Standard">
        <text:tab/>
        <text:a xlink:type="simple" xlink:href="#8.Mozilla Public License Version 1.1|outline">Jump to MPL Version 1.1</text:a>
      </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P35" text:outline-level="2">
        <text:span text:style-name="T10">C</text:span>
        Lucene</text:h>
      <text:p text:style-name="P11">The following software may be included in this product: 
        <text:span text:style-name="T10">C</text:span>
        Lucene. Use of any of this software is governed by the terms of the license below:</text:p>
      <text:p text:style-name="P15">CLucene is distributed under the GNU Lesser General Public License (LGPL) or the Apache License, Version 2.0</text:p>
      <text:p text:style-name="P11">
        <text:a xlink:type="simple" xlink:href="#5.GNU Lesser General Public License Version 2.1|outline">Jump to LGPL Version 2.1</text:a>
      </text:p>
      <text:p text:style-name="P11">
        <text:a xlink:type="simple" xlink:href="#9.Apache License|outline">Jump to Apache License Version 2.0</text:a>
      </text:p>
      <text:h text:style-name="P35" text:outline-level="2">expat XML Parser Toolkit</text:h>
      <text:p text:style-name="Standard">The following software may be included in this product: expat XML Parser Toolkit. Use of any of this software is governed by the terms of the license below:</text:p>
      <text:p text:style-name="Standard">
        <text:soft-page-break/>
        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
        <text:span text:style-name="T1">Note:</text:span>
         The original version of the W3C Software Copyright Notice and License could be found at 
        <text:a xlink:type="simple" xlink:href="http://www.w3.org/Consortium/Legal/copyright-software-19980720">http://www.w3.org/Consortium/Legal/copyright-software-19980720</text:a>
      </text:p>
      <text:p text:style-name="Standard">Copyright © 1994-2000 
        <text:a xlink:type="simple" xlink:href="http://www.w3.org/">World Wide Web Consortium</text:a>
        , (
        <text:a xlink:type="simple" xlink:href="http://www.lcs.mit.edu/">Massachusetts Institute of Technology</text:a>
        , 
        <text:a xlink:type="simple" xlink:href="http://www.inria.fr/">Institut National de Recherche en Informatique et en Automatique</text:a>
        , 
        <text:a xlink:type="simple" xlink:href="http://www.keio.ac.jp/">Keio University</text:a>
        ). All Rights Reserved. 
        <text:a xlink:type="simple" xlink:href="http://www.w3.org/Consortium/Legal/">http://www.w3.org/Consortium/Legal/</text:a>
      </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
        <text:soft-page-break/>
        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5720703137215906186" text:style-name="L4">
        <text:list-item>
          <text:p text:style-name="P67">The full text of this NOTICE in a location viewable to users of the redistributed or derivative work.</text:p>
        </text:list-item>
        <text:list-item>
          <text:p text:style-name="P67">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 (
            <text:a xlink:type="simple" xlink:href="http://www.lcs.mit.edu/">Massachusetts Institute of Technology</text:a>
            , 
            <text:a xlink:type="simple" xlink:href="http://www.inria.fr/">Institut National de Recherche en Informatique et en Automatique</text:a>
            , 
            <text:a xlink:type="simple" xlink:href="http://www.keio.ac.jp/">Keio University</text:a>
            ). All Rights Reserved. 
            <text:a xlink:type="simple" xlink:href="http://www.w3.org/Consortium/Legal/">http://www.w3.org/Consortium/Legal/</text:a>
            "</text:p>
        </text:list-item>
        <text:list-item>
          <text:p text:style-name="P67">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
        <text:soft-page-break/>
        `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1979738167172424718" text:style-name="L5">
        <text:list-item>
          <text:p text:style-name="P68">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68">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
        <text:soft-page-break/>
        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3669359737313222571" text:style-name="L6">
        <text:list-item>
          <text:p text:style-name="P69">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5418519844812897576" text:style-name="L7">
        <text:list-item>
          <text:p text:style-name="P70">devel@freetype.org</text:p>
        </text:list-item>
      </text:list>
      <text:p text:style-name="Standard">Discusses bugs, as well as engine internals, design issues, specific licenses, porting, etc.</text:p>
      <text:list xml:id="list2724902135000823797" text:style-name="L8">
        <text:list-item>
          <text:p text:style-name="P71">
            <text:a xlink:type="simple" xlink:href="http://www.freetype.org/">http://www.freetype.org</text:a>
          </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
        <text:line-break/>
        Robert Wilhelm
        <text:line-break/>
        Werner Lemberg
        <text:line-break/>
      </text:p>
      <text:h text:style-name="Heading_20_2" text:outline-level="2">GNU ISO C++ Library</text:h>
      <text:p text:style-name="Standard">The following software may be included in this product: GNU ISO C++ 
        <text:soft-page-break/>
        Library. Use of any of this software is governed by the terms of the license below:</text:p>
      <text:p text:style-name="Standard">© Free Software Foundation, Inc.</text:p>
      <text:p text:style-name="Standard">
        <text:a xlink:type="simple" xlink:href="#7.GNU General Public License Version 2|outline">Jump to GPL Version 2</text:a>
      </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
        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
        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
        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
        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
        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
        <text:s text:c="3"/>
        Contributed by Jakub Jelinek .</text:p>
      <text:p text:style-name="Preformatted_20_Text"/>
      <text:p text:style-name="Preformatted_20_Text">
        <text:s text:c="3"/>
        This file is part of GNU CC.</text:p>
      <text:p text:style-name="Preformatted_20_Text"/>
      <text:p text:style-name="Preformatted_20_Text">
        <text:s text:c="3"/>
        GNU CC is free software; you can redistribute it and/or modify</text:p>
      <text:p text:style-name="Preformatted_20_Text">
        <text:s text:c="3"/>
        it under the terms of the GNU General Public License as published by</text:p>
      <text:p text:style-name="Preformatted_20_Text">
        <text:s text:c="3"/>
        the Free Software Foundation; either version 2, or (at your option)</text:p>
      <text:p text:style-name="Preformatted_20_Text">
        <text:s text:c="3"/>
        any later version.</text:p>
      <text:p text:style-name="Preformatted_20_Text"/>
      <text:p text:style-name="Preformatted_20_Text">
        <text:soft-page-break/>
        <text:s text:c="3"/>
        GNU CC is distributed in the hope that it will be useful,</text:p>
      <text:p text:style-name="Preformatted_20_Text">
        <text:s text:c="3"/>
        but WITHOUT ANY WARRANTY; without even the implied warranty of</text:p>
      <text:p text:style-name="Preformatted_20_Text">
        <text:s text:c="3"/>
        MERCHANTABILITY or FITNESS FOR A PARTICULAR PURPOSE. 
        <text:s/>
        See the</text:p>
      <text:p text:style-name="Preformatted_20_Text">
        <text:s text:c="3"/>
        GNU General Public License for more details.</text:p>
      <text:p text:style-name="Preformatted_20_Text"/>
      <text:p text:style-name="Preformatted_20_Text">
        <text:s text:c="3"/>
        You should have received a copy of the GNU General Public License</text:p>
      <text:p text:style-name="Preformatted_20_Text">
        <text:s text:c="3"/>
        along with GNU CC; see the file COPYING. 
        <text:s/>
        If not, write to</text:p>
      <text:p text:style-name="Preformatted_20_Text">
        <text:s text:c="3"/>
        the Free Software Foundation, 59 Temple Place - Suite 330,</text:p>
      <text:p text:style-name="Preformatted_20_Text">
        <text:s text:c="3"/>
        Boston, MA 02111-1307, USA. 
        <text:s/>
        */</text:p>
      <text:p text:style-name="Preformatted_20_Text"/>
      <text:p text:style-name="Preformatted_20_Text">/* As a special exception, if you link this library with other files,</text:p>
      <text:p text:style-name="Preformatted_20_Text">
        <text:s text:c="3"/>
        some of which are compiled with GCC, to produce an executable,</text:p>
      <text:p text:style-name="Preformatted_20_Text">
        <text:s text:c="3"/>
        this library does not by itself cause the resulting executable</text:p>
      <text:p text:style-name="Preformatted_20_Text">
        <text:s text:c="3"/>
        to be covered by the GNU General Public License.</text:p>
      <text:p text:style-name="Preformatted_20_Text">
        <text:s text:c="3"/>
        This exception does not however invalidate any other reasons why</text:p>
      <text:p text:style-name="Preformatted_20_Text">
        <text:s text:c="3"/>
        the executable file might be covered by the GNU General Public</text:p>
      <text:p text:style-name="Preformatted_20_Text">License. 
        <text:s/>
        */</text:p>
      <text:p text:style-name="Preformatted_20_Text"/>
      <text:p text:style-name="Preformatted_20_Text">/* Locate the FDE entry for a given address, using PT_GNU_EH_FRAME ELF</text:p>
      <text:p text:style-name="Preformatted_20_Text">
        <text:s text:c="3"/>
        segment and dl_iterate_phdr to avoid register/deregister calls at</text:p>
      <text:p text:style-name="Preformatted_20_Text">
        <text:s text:c="3"/>
        DSO load/unload. 
        <text:s/>
        */</text:p>
      <text:h text:style-name="P36" text:outline-level="2">fontconfig</text:h>
      <text:p text:style-name="P12">The following software may be included in this product: 
        <text:span text:style-name="T11">fontconfig</text:span>
        . Use of any of this software is governed by the terms of the license below:</text:p>
      <text:p text:style-name="Standard">Copyright © 2002 Keith Packard </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the author(s) not be used in advertising or publicity pertaining to distribution of the software without specific, written prior permission. The authors make no representations about the suitability of this software for any purpose. It is provided "as is" without express or implied warranty. </text:p>
      <text:p text:style-name="Standard">THE AUTHOR(S) DISCLAIMS ALL WARRANTIES WITH REGARD TO THIS SOFTWARE, INCLUDING ALL IMPLIED WARRANTIES OF MERCHANTABILITY AND FITNESS,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h text:style-name="P37"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
        <text:soft-page-break/>
        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
        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
        Suite 330, Boston, MA 02111-1307, USA or visit their web page on the 
        <text:s/>
        internet at 
        <text:a xlink:type="simple" xlink:href="http://www.fsf.org/licenses/lgpl.html">http://www.fsf.org/licenses/lgpl.html</text:a>
        .</text:p>
      <text:p text:style-name="Standard">Alternatively, you may use this library under the terms of the Mozilla Public License (
        <text:a xlink:type="simple" xlink:href="http://mozilla.org/MPL">http://mozilla.org/MPL</text:a>
        ) or under the GNU General Public License, as published by the Free Sofware Foundation; either version 2 of the license or (at your option) any later version.</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
        <text:soft-page-break/>
        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
        <text:soft-page-break/>
        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
        <text:a xlink:type="simple" xlink:href="#7.GNU General Public License Version 2|outline">Jump to GPL Version 2</text:a>
      </text:p>
      <text:p text:style-name="Standard">
        <text:soft-page-break/>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8233173667222146932" text:style-name="L9">
        <text:list-item>
          <text:p text:style-name="P72">
            <text:soft-page-break/>
            We don't promise that this software works. (But if you find any bugs, please let us know!)</text:p>
        </text:list-item>
        <text:list-item>
          <text:p text:style-name="P72">You can use this software for whatever you want. You don't have to pay us.</text:p>
        </text:list-item>
        <text:list-item>
          <text:p text:style-name="P72">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
        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
        If you use our work, you ought to acknowledge us.</text:p>
      <text:p text:style-name="Standard">Permission is NOT granted for the use of any IJG author's name or company name in advertising or publicity relating to this software or products derived from it. 
        <text:s/>
        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ext:soft-page-break/>
        that you must include source code if you redistribute it. 
        <text:s/>
        (See the file ansi2knr.c for full details.) 
        <text:s/>
        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
        Another support script, install-sh, is copyright by M.I.T. but is also freely distributable.</text:p>
      <text:p text:style-name="Standard">It appears that the arithmetic coding option of the JPEG spec is covered by patents owned by IBM, AT&amp;T, and Mitsubishi. 
        <text:s/>
        Hence arithmetic coding cannot legally be used without obtaining one or more licenses. 
        <text:s/>
        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
        This technique does not use the LZW algorithm; the resulting GIF files are larger than usual, but are readable by all standard GIF decoders.</text:p>
      <text:p text:style-name="Standard">We are required to state that</text:p>
      <text:p text:style-name="P30">"The Graphics Interchange Format(c) is the Copyright property of CompuServe Incorporated. 
        <text:s/>
        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
        <text:soft-page-break/>
        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
        <text:a xlink:type="simple" xlink:href="http://www.jdom.org/">http://www.jdom.org/</text:a>
        )."</text:p>
      <text:p text:style-name="Standard">Alternatively, the acknowledgment may be graphical using the logos available at 
        <text:a xlink:type="simple" xlink:href="http://www.jdom.org/images/logos">http://www.jdom.org/images/logos</text:a>
        .</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
        .</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
        <text:a xlink:type="simple" xlink:href="#7.GNU General Public License Version 2|outline">Jump to GPL Version 2</text:a>
      </text:p>
      <text:p text:style-name="Standard">
        <text:a xlink:type="simple" xlink:href="#9.GNU Library General Public License Version 2|outline">Jump to LGPL Version 2</text:a>
      </text:p>
      <text:p text:style-name="Standard">
        <text:soft-page-break/>
        <text:a xlink:type="simple" xlink:href="#8.Mozilla Public License Version 1.1|outline">Jump to MPL Version 1.1</text:a>
      </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
        <text:a xlink:type="simple" xlink:href="#7.GNU General Public License Version 2|outline">Jump to GPL Version 2</text:a>
      </text:p>
      <text:p text:style-name="Standard">
        <text:a xlink:type="simple" xlink:href="#9.GNU Library General Public License Version 2|outline">Jump to LGPL Version 2</text:a>
      </text:p>
      <text:p text:style-name="Standard">
        <text:a xlink:type="simple" xlink:href="#8.Mozilla Public License Version 1.1|outline">Jump to MPL Version 1.1</text:a>
      </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
        <text:soft-page-break/>
        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38" text:outline-level="2">liblangtag</text:h>
      <text:p text:style-name="P4">The following software may be included in this product: 
        <text:span text:style-name="T4">liblangtag</text:span>
        . Use of any of this software is governed by the terms of the license below:</text:p>
      <text:p text:style-name="P4">
        <text:a xlink:type="simple" xlink:href="#7.GNU Lesser General Public License Version 3|outline">Jump to LGPL Version 3</text:a>
      </text:p>
      <text:h text:style-name="P39" text:outline-level="2">lib
        <text:span text:style-name="T7">mspub</text:span>
      </text:h>
      <text:p text:style-name="P8">The following software may be included in this product: lib
        <text:span text:style-name="T7">mspub</text:span>
        . Use of any of this software is governed by the terms of the license below:</text:p>
      <text:p text:style-name="P8">MPL 1.1 / LGPL v2+ / GPL v2+</text:p>
      <text:p text:style-name="P8">
        <text:a xlink:type="simple" xlink:href="#7.GNU General Public License Version 2|outline">Jump to GPL Version 2</text:a>
      </text:p>
      <text:p text:style-name="P8">
        <text:a xlink:type="simple" xlink:href="#9.GNU Library General Public License Version 2|outline">Jump to LGPL Version 2</text:a>
      </text:p>
      <text:p text:style-name="P8">
        <text:a xlink:type="simple" xlink:href="#8.Mozilla Public License Version 1.1|outline">Jump to MPL Version 1.1</text:a>
      </text:p>
      <text:h text:style-name="P40" text:outline-level="2">
        <text:soft-page-break/>
        libmwaw</text:h>
      <text:p text:style-name="P23">The following software may be included in this product: 
        <text:span text:style-name="T17">libmwaw</text:span>
        . Use of any of this software is governed by the terms of the license below:</text:p>
      <text:p text:style-name="P73">LGPL v2.1+ / MPL 2</text:p>
      <text:p text:style-name="P23">
        <text:a xlink:type="simple" xlink:href="#5.GNU Lesser General Public License Version 2.1|outline">Jump to LGPL Version 2.1</text:a>
      </text:p>
      <text:p text:style-name="P17">
        <text:a xlink:type="simple" xlink:href="#Mozilla Public License Version 2.0|outline">
          <text:span text:style-name="T17">Jump to MPL Version </text:span>
        </text:a>
        <text:a xlink:type="simple" xlink:href="#Mozilla Public License Version 2.0|outline">
          <text:span text:style-name="T16">2</text:span>
        </text:a>
      </text:p>
      <text:h text:style-name="P40" text:outline-level="2">libodfgen</text:h>
      <text:p text:style-name="P23">The following software may be included in this product: 
        <text:span text:style-name="T17">libodfgen</text:span>
        . Use of any of this software is governed by the terms of the license below:</text:p>
      <text:p text:style-name="P73">LGPL v2.1+ / MPL 2</text:p>
      <text:p text:style-name="P23">
        <text:a xlink:type="simple" xlink:href="#5.GNU Lesser General Public License Version 2.1|outline">Jump to LGPL Version 2.1</text:a>
      </text:p>
      <text:p text:style-name="P17">
        <text:a xlink:type="simple" xlink:href="#Mozilla Public License Version 2.0|outline">Jump to MPL Version </text:a>
        <text:a xlink:type="simple" xlink:href="#Mozilla Public License Version 2.0|outline">
          <text:span text:style-name="T16">2</text:span>
        </text:a>
      </text:p>
      <text:h text:style-name="P41" text:outline-level="2">liborcus</text:h>
      <text:p text:style-name="P8">The following software may be included in this product: 
        <text:span text:style-name="T7">liborcus</text:span>
        . Use of any of this software is governed by the terms of the license below:</text:p>
      <text:p text:style-name="P8">
        <text:span text:style-name="T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text:span>
        <text:span text:style-name="T7">and/or sell copies of the Software, and to permit persons to whom the Software is furnished to do so, subject to the following conditions:</text:span>
      </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2">libpng</text:h>
      <text:p text:style-name="Standard">The following software may be included in this product: libpng. Use of any of this software is governed by the terms of the license below:</text:p>
      <text:p text:style-name="Standard">
        <text:soft-page-break/>
        This copy of the libpng notices is provided for your convenience. 
        <text:s/>
        In case of
        <text:line-break/>
        any discrepancy between this copy and the notices in the file png.h that is
        <text:line-break/>
        included in the libpng distribution, the latter shall prevail.
        <text:line-break/>
        <text:line-break/>
        COPYRIGHT NOTICE, DISCLAIMER, and LICENSE:
        <text:line-break/>
        <text:line-break/>
        If you modify libpng you may insert additional notices immediately following
        <text:line-break/>
        this sentence.
        <text:line-break/>
        <text:line-break/>
        This code is released under the libpng license.
        <text:line-break/>
        <text:line-break/>
        libpng versions 1.2.6, August 15, 2004, through 1.5.1, February 3, 2011, are
        <text:line-break/>
        Copyright (c) 2004, 2006-2011 Glenn Randers-Pehrson, and are
        <text:line-break/>
        distributed according to the same disclaimer and license as libpng-1.2.5
        <text:line-break/>
        with the following individual added to the list of Contributing Authors
        <text:line-break/>
        <text:line-break/>
         
        <text:s text:c="2"/>
        Cosmin Truta
        <text:line-break/>
        <text:line-break/>
        libpng versions 1.0.7, July 1, 2000, through 1.2.5 - October 3, 2002, are
        <text:line-break/>
        Copyright (c) 2000-2002 Glenn Randers-Pehrson, and are
        <text:line-break/>
        distributed according to the same disclaimer and license as libpng-1.0.6
        <text:line-break/>
        with the following individuals added to the list of Contributing Authors
        <text:line-break/>
        <text:line-break/>
         
        <text:s text:c="2"/>
        Simon-Pierre Cadieux
        <text:line-break/>
         
        <text:s text:c="2"/>
        Eric S. Raymond
        <text:line-break/>
         
        <text:s text:c="2"/>
        Gilles Vollant
        <text:line-break/>
        <text:line-break/>
        and with the following additions to the disclaimer:
        <text:line-break/>
        <text:line-break/>
         
        <text:s text:c="2"/>
        There is no warranty against interference with your enjoyment of the
        <text:line-break/>
         
        <text:s text:c="2"/>
        library or against infringement. 
        <text:s/>
        There is no warranty that our
        <text:line-break/>
         
        <text:s text:c="2"/>
        efforts or the library will fulfill any of your particular purposes
        <text:line-break/>
         
        <text:s text:c="2"/>
        or needs. 
        <text:s/>
        This library is provided with all faults, and the entire
        <text:line-break/>
         
        <text:s text:c="2"/>
        risk of satisfactory quality, performance, accuracy, and effort is with
        <text:line-break/>
         
        <text:s text:c="2"/>
        the user.
        <text:line-break/>
        <text:line-break/>
        libpng versions 0.97, January 1998, through 1.0.6, March 20, 2000, are
        <text:line-break/>
        Copyright (c) 1998, 1999 Glenn Randers-Pehrson, and are
        <text:line-break/>
        distributed according to the same disclaimer and license as libpng-0.96,
        <text:line-break/>
        with the following individuals added to the list of Contributing Authors:
        <text:line-break/>
        <text:line-break/>
         
        <text:s text:c="2"/>
        Tom Lane
        <text:line-break/>
         
        <text:s text:c="2"/>
        Glenn Randers-Pehrson
        <text:line-break/>
         
        <text:s text:c="2"/>
        Willem van Schaik
        <text:line-break/>
        <text:line-break/>
        libpng versions 0.89, June 1996, through 0.96, May 1997, are
        <text:line-break/>
        Copyright (c) 1996, 1997 Andreas Dilger
        <text:line-break/>
        Distributed according to the same disclaimer and license as libpng-0.88,
        <text:line-break/>
        with the following individuals added to the list of Contributing Authors:
        <text:line-break/>
        <text:line-break/>
         
        <text:s text:c="2"/>
        John Bowler
        <text:line-break/>
         
        <text:s text:c="2"/>
        Kevin Bracey
        <text:line-break/>
        <text:soft-page-break/>
         
        <text:s text:c="2"/>
        Sam Bushell
        <text:line-break/>
         
        <text:s text:c="2"/>
        Magnus Holmgren
        <text:line-break/>
         
        <text:s text:c="2"/>
        Greg Roelofs
        <text:line-break/>
         
        <text:s text:c="2"/>
        Tom Tanner
        <text:line-break/>
        <text:line-break/>
        libpng versions 0.5, May 1995, through 0.88, January 1996, are
        <text:line-break/>
        Copyright (c) 1995, 1996 Guy Eric Schalnat, Group 42, Inc.
        <text:line-break/>
        <text:line-break/>
        For the purposes of this copyright and license, "Contributing Authors"
        <text:line-break/>
        is defined as the following set of individuals:
        <text:line-break/>
        <text:line-break/>
         
        <text:s text:c="2"/>
        Andreas Dilger
        <text:line-break/>
         
        <text:s text:c="2"/>
        Dave Martindale
        <text:line-break/>
         
        <text:s text:c="2"/>
        Guy Eric Schalnat
        <text:line-break/>
         
        <text:s text:c="2"/>
        Paul Schmidt
        <text:line-break/>
         
        <text:s text:c="2"/>
        Tim Wegner
        <text:line-break/>
        <text:line-break/>
        The PNG Reference Library is supplied "AS IS". 
        <text:s/>
        The Contributing Authors
        <text:line-break/>
        and Group 42, Inc. disclaim all warranties, expressed or implied,
        <text:line-break/>
        including, without limitation, the warranties of merchantability and of
        <text:line-break/>
        fitness for any purpose. 
        <text:s/>
        The Contributing Authors and Group 42, Inc.
        <text:line-break/>
        assume no liability for direct, indirect, incidental, special, exemplary,
        <text:line-break/>
        or consequential damages, which may result from the use of the PNG
        <text:line-break/>
        Reference Library, even if advised of the possibility of such damage.
        <text:line-break/>
        <text:line-break/>
        Permission is hereby granted to use, copy, modify, and distribute this
        <text:line-break/>
        source code, or portions hereof, for any purpose, without fee, subject
        <text:line-break/>
        to the following restrictions:
        <text:line-break/>
        <text:line-break/>
        1. The origin of this source code must not be misrepresented.
        <text:line-break/>
        <text:line-break/>
        2. Altered versions must be plainly marked as such and must not
        <text:line-break/>
         
        <text:s text:c="2"/>
        be misrepresented as being the original source.
        <text:line-break/>
        <text:line-break/>
        3. This Copyright notice may not be removed or altered from any
        <text:line-break/>
         
        <text:s text:c="2"/>
        source or altered source distribution.
        <text:line-break/>
        <text:line-break/>
        The Contributing Authors and Group 42, Inc. specifically permit, without
        <text:line-break/>
        fee, and encourage the use of this source code as a component to
        <text:line-break/>
        supporting the PNG file format in commercial products. 
        <text:s/>
        If you use this
        <text:line-break/>
        source code in a product, acknowledgment is not required but would be
        <text:line-break/>
        appreciated.
        <text:line-break/>
        <text:line-break/>
        <text:line-break/>
        A "png_get_copyright" function is available, for convenient use in "about"
        <text:line-break/>
        boxes and the like:
        <text:line-break/>
        <text:line-break/>
         
        <text:s text:c="2"/>
        printf("%s",png_get_copyright(NULL));
        <text:line-break/>
        <text:line-break/>
        Also, the PNG logo (in PNG format, of course) is supplied in the
        <text:line-break/>
        files "pngbar.png" and "pngbar.jpg (88x31) and "pngnow.png" (98x31).
        <text:line-break/>
        <text:line-break/>
        <text:soft-page-break/>
        Libpng is OSI Certified Open Source Software. 
        <text:s/>
        OSI Certified Open Source is a
        <text:line-break/>
        certification mark of the Open Source Initiative.
        <text:line-break/>
        <text:line-break/>
        Glenn Randers-Pehrson
        <text:line-break/>
        glennrp at users.sourceforge.net
        <text:line-break/>
        February 3, 2011 
        <text:s/>
      </text:p>
      <text:h text:style-name="Heading_20_2" text:outline-level="2">libvisio</text:h>
      <text:p text:style-name="Standard">The following software may be included in this product: libvisio. Use of any of this software is governed by the terms of the license below:</text:p>
      <text:p text:style-name="Standard">MPL 1.1
        <text:span text:style-name="T16">+</text:span>
         / LGPL v2.
        <text:span text:style-name="T16">1+</text:span>
         / GPL v2+</text:p>
      <text:p text:style-name="Standard">
        <text:a xlink:type="simple" xlink:href="#7.GNU General Public License Version 2|outline">Jump to GPL Version 2</text:a>
      </text:p>
      <text:p text:style-name="P21">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2" text:outline-level="2">libwpd</text:h>
      <text:p text:style-name="Standard">The following software may be included in this product: libwpd. Use of any of this software is governed by the terms of the license below:</text:p>
      <text:p text:style-name="P74">LGPL v2.1+ / MPL 2</text:p>
      <text:p text:style-name="Standard">
        <text:a xlink:type="simple" xlink:href="#5.GNU Lesser General Public License Version 2.1|outline">Jump to LGPL Version 2.1</text:a>
      </text:p>
      <text:p text:style-name="P21">
        <text:a xlink:type="simple" xlink:href="#Mozilla Public License Version 2.0|outline">Jump to MPL Version </text:a>
        <text:a xlink:type="simple" xlink:href="#Mozilla Public License Version 2.0|outline">
          <text:span text:style-name="T16">2</text:span>
        </text:a>
      </text:p>
      <text:h text:style-name="Heading_20_2" text:outline-level="2">libwpg</text:h>
      <text:p text:style-name="Standard">The following software may be included in this product: libwpg. Use of any of this software is governed by the terms of the license below:</text:p>
      <text:p text:style-name="P74">LGPL v2.1+ / MPL 2</text:p>
      <text:p text:style-name="P22">
        <text:a xlink:type="simple" xlink:href="#5.GNU Lesser General Public License Version 2.1|outline">Jump to LGPL Version 2.1</text:a>
      </text:p>
      <text:p text:style-name="P21">
        <text:a xlink:type="simple" xlink:href="#Mozilla Public License Version 2.0|outline">Jump to MPL Version </text:a>
        <text:a xlink:type="simple" xlink:href="#Mozilla Public License Version 2.0|outline">
          <text:span text:style-name="T16">2</text:span>
        </text:a>
      </text:p>
      <text:h text:style-name="Heading_20_2" text:outline-level="2">libwps</text:h>
      <text:p text:style-name="Standard">The following software may be included in this product: libwps. Use of any of this software is governed by the terms of the license below:</text:p>
      <text:p text:style-name="P74">LGPL v2.1+ / MPL 2</text:p>
      <text:p text:style-name="P22">
        <text:soft-page-break/>
        <text:a xlink:type="simple" xlink:href="#5.GNU Lesser General Public License Version 2.1|outline">Jump to LGPL Version 2.1</text:a>
      </text:p>
      <text:p text:style-name="P21">
        <text:a xlink:type="simple" xlink:href="#Mozilla Public License Version 2.0|outline">Jump to MPL Version </text:a>
        <text:a xlink:type="simple" xlink:href="#Mozilla Public License Version 2.0|outline">
          <text:span text:style-name="T16">2</text:span>
        </text:a>
      </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
        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
        All Rights Reserved.</text:p>
      <text:p text:style-name="Standard">Permission is hereby granted, free of charge, to any person obtaining a copy of this software and associated documentation files (the "Software"), to deal in 
        <text:soft-page-break/>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
        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
        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P42" text:outline-level="2">
        <text:soft-page-break/>
        Little CMS (lcms2)</text:h>
      <text:p text:style-name="P10">The following software may be included in this product: 
        <text:span text:style-name="T9">Little CMS (lcms2)</text:span>
        . Use of any of this software is governed by the terms of the license below:</text:p>
      <text:p text:style-name="P18">Copyright (c) 1998-2011 Marti Maria Saguer</text:p>
      <text:p text:style-name="P1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8">The above copyright notice and this permission notice shall be included in all copies or substantial portions of the Software.</text:p>
      <text:p text:style-name="P1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h text:style-name="P43" text:outline-level="2">lpsolve</text:h>
      <text:p text:style-name="Standard">The following software may be included in this product: lpsolve. Use of any of this software is governed by the terms of the license below:</text:p>
      <text:p text:style-name="Standard">
        <text:a xlink:type="simple" xlink:href="#5.GNU Lesser General Public License Version 2.1|outline">Jump to LGPL Version 2.1</text:a>
      </text:p>
      <text:h text:style-name="P44"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
        <text:soft-page-break/>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5" text:outline-level="2">Mesa</text:h>
      <text:p text:style-name="P14">The following software may be included in this product: The Mesa 3D Graphics Library. The default Mesa license is as follows: </text:p>
      <text:p text:style-name="Standard">Copyright (C) 1999-2007 
        <text:s/>
        Brian Paul 
        <text:s text:c="2"/>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
        IN NO EVENT SHALL BRIAN PAUL BE LIABLE FOR ANY CLAIM, DAMAGES OR OTHER LIABILITY, WHETHER IN AN ACTION OF CONTRACT, TORT OR OTHERWISE, ARISING FROM, OUT OF OR IN CONNECTION WITH THE SOFTWARE OR THE USE OR OTHER DEALINGS IN THE SOFTWARE.</text:p>
      <text:h text:style-name="Heading_20_3" text:outline-level="3">Ext headers</text:h>
      <text:p text:style-name="P19">Copyright (c) 2007 The Khronos Group Inc.</text:p>
      <text:p text:style-name="P19">Permission is hereby granted, free of charge, to any person obtaining a copy of this software and/or associated documentation files (the "Materials"), to deal in the Materials without restriction, including without limitation the rights to use, copy, modify, merge, publish, distribute, sublicense, and/or sell copies of the Materials, and to permit persons to whom the Materials are furnished to do so, subject to the following conditions:</text:p>
      <text:p text:style-name="P19">The above copyright notice and this permission notice shall be included in all copies or substantial portions of the Materials.</text:p>
      <text:p text:style-name="P19">THE MATERIALS ARE PROVIDED "AS IS", WITHOUT WARRANTY OF ANY 
        <text:soft-page-break/>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MATERIALS OR THE USE OR OTHER DEALINGS IN THE MATERIALS.</text:p>
      <text:h text:style-name="P46" text:outline-level="2">Microsoft Visual C++ 20
        <text:span text:style-name="T12">10</text:span>
         Runtime Libraries</text:h>
      <text:p text:style-name="Standard">The following software may be included in this product: Microsoft Visual C++ 2010 Runtime Libraries. Use of any of this software is governed by the terms of the license below:</text:p>
      <text:p text:style-name="P3">MICROSOFT SOFTWARE LICENSE TERMS</text:p>
      <text:p text:style-name="P3">MICROSOFT VISUAL C++ 2010 RUNTIME LIBRARIES WITH SERVICE PACK 1</text:p>
      <text:p text:style-name="Standard">These license terms are an agreement between Microsoft Corporation (or based on where you live, one of its affiliates) and you. Please read them. They apply to the software named above, which includes the media on which you received it, if any. The terms also apply to any Microsoft</text:p>
      <text:list xml:id="list1294091509824305891" text:style-name="L10">
        <text:list-item>
          <text:p text:style-name="P75">updates,</text:p>
        </text:list-item>
        <text:list-item>
          <text:p text:style-name="P75">supplements,</text:p>
        </text:list-item>
        <text:list-item>
          <text:p text:style-name="P75">Internet-based services, and </text:p>
        </text:list-item>
        <text:list-item>
          <text:p text:style-name="P75">support services</text:p>
        </text:list-item>
      </text:list>
      <text:p text:style-name="Standard">for this software, unless other terms accompany those items. If so, those terms apply.</text:p>
      <text:p text:style-name="P3">BY USING THE SOFTWARE, YOU ACCEPT THESE TERMS. IF YOU DO NOT ACCEPT THEM, DO NOT USE THE SOFTWARE.</text:p>
      <text:p text:style-name="P3">If you comply with these license terms, you have the rights below.</text:p>
      <text:list xml:id="list1539625310367829644" text:style-name="L11">
        <text:list-item>
          <text:p text:style-name="P76">
            <text:span text:style-name="T14">INSTALLATION</text:span>
            <text:span text:style-name="T2"> AND USE RIGHTS.</text:span>
             You may install and use any number of copies of the software on your devices.</text:p>
        </text:list-item>
        <text:list-item>
          <text:p text:style-name="P76">
            <text:span text:style-name="T2">SCOPE OF LICENSE.</text:span>
             The software is licensed, not sold. This agreement only gives you some rights to use the software. Microsoft reserves all other 
            <text:span text:style-name="T13">rights</text:span>
            . Unless applicable law gives you more rights despite this limitation, you may use the software only as expressly permitted in this agreement. In doing so, you must comply with any technical limitations in the software that only allow you to use it in 
            <text:soft-page-break/>
            certain ways. You may not</text:p>
        </text:list-item>
      </text:list>
      <text:list xml:id="list6253110062234560907" text:style-name="L12">
        <text:list-item>
          <text:p text:style-name="P118">disclose the results of any benchmark tests of the software to any third party without Microsoft’s prior written approval;</text:p>
        </text:list-item>
        <text:list-item>
          <text:p text:style-name="P118">work around any technical limitations in the software;</text:p>
        </text:list-item>
        <text:list-item>
          <text:p text:style-name="P118">reverse engineer, decompile or disassemble the software, except and only to the extent that applicable law expressly permits, despite this limitation;</text:p>
        </text:list-item>
        <text:list-item>
          <text:p text:style-name="P118">make more copies of the software than specified in this agreement or allowed by applicable law, despite this limitation;</text:p>
        </text:list-item>
        <text:list-item>
          <text:p text:style-name="P118">publish the software for others to copy;</text:p>
        </text:list-item>
        <text:list-item>
          <text:p text:style-name="P118">rent, lease or lend the software;</text:p>
        </text:list-item>
        <text:list-item>
          <text:p text:style-name="P118">transfer the software or this agreement to any third party; or</text:p>
        </text:list-item>
        <text:list-item>
          <text:p text:style-name="P118">use the software for commercial software hosting services.</text:p>
        </text:list-item>
      </text:list>
      <text:list xml:id="list8591245164007661303" text:style-name="L13">
        <text:list-item>
          <text:p text:style-name="P77">
            <text:span text:style-name="T2">BACKUP COPY.</text:span>
             You may make one backup copy of the software. You may use it only to reinstall the software.</text:p>
        </text:list-item>
        <text:list-item>
          <text:p text:style-name="P77">
            <text:span text:style-name="T2">DOCUMENTATION.</text:span>
             Any person that has valid access to your computer or internal network may copy and use the documentation for your internal, reference purposes.</text:p>
        </text:list-item>
        <text:list-item>
          <text:p text:style-name="P77">
            <text:span text:style-name="T2">EXPORT RESTRICTIONS.</text:span>
             The software is subject to United States export laws and regulations. You must comply with all domestic and international export laws and regulations that apply to the software. These laws include restrictions on destinations, end users and end use. For additional information, see 
            <text:a xlink:type="simple" xlink:href="http://www.microsoft.com/exporting">www.microsoft.com/exporting</text:a>
            .</text:p>
        </text:list-item>
        <text:list-item>
          <text:p text:style-name="P77">
            <text:span text:style-name="T2">SUPPORT SERVICES.</text:span>
             Because this software is “as is,” we may not provide support services for it.</text:p>
        </text:list-item>
        <text:list-item>
          <text:p text:style-name="P77">
            <text:span text:style-name="T2">ENTIRE AGREEMENT.</text:span>
             This agreement, and the terms for supplements, updates, Internet-based services and support services that you use, are the entire agreement for the software and support services.</text:p>
        </text:list-item>
        <text:list-item>
          <text:p text:style-name="P78">APPLICABLE LAW.</text:p>
        </text:list-item>
      </text:list>
      <text:list xml:id="list5740365585819029039" text:style-name="L14">
        <text:list-item>
          <text:p text:style-name="P79">
            <text:span text:style-name="T2">United States.</text:span>
             If you acquired the software in the United States, Washington state law governs the interpretation of this agreement and applies to claims for breach of it, regardless of conflict of laws principles. The laws of the state where you live govern all other 
            <text:soft-page-break/>
            claims, including claims under state consumer protection laws, unfair competition laws, and in tort.</text:p>
        </text:list-item>
        <text:list-item>
          <text:p text:style-name="P79">
            <text:span text:style-name="T2">Outside the United States.</text:span>
             If you acquired the software in any other country, the laws of that country apply.</text:p>
        </text:list-item>
      </text:list>
      <text:list xml:id="list4230467860075353445" text:style-name="L15">
        <text:list-item>
          <text:p text:style-name="P80">
            <text:span text:style-name="T2">LEGAL EFFECT.</text:span>
             This agreement describes certain legal rights. You may have other rights under the laws of your country. You may also have rights with respect to the party from whom you acquired the software. This agreement does not change your rights under the laws of your country if the laws of your country do not permit it to do so.</text:p>
        </text:list-item>
        <text:list-item>
          <text:p text:style-name="P120">DISCLAIMER OF WARRANTY. THE SOFTWARE IS LICENSED “AS-IS.” YOU BEAR THE RISK OF USING IT. MICROSOFT GIVES NO EXPRESS WARRANTIES, GUARANTEES OR CONDITIONS. YOU MAY HAVE ADDITIONAL CONSUMER RIGHTS UNDER YOUR LOCAL LAWS WHICH THIS AGREEMENT CANNOT CHANGE. TO THE EXTENT PERMITTED UNDER YOUR LOCAL LAWS, MICROSOFT EXCLUDES THE IMPLIED WARRANTIES OF MERCHANTABILITY, FITNESS FOR A PARTICULAR PURPOSE AND NON-INFRINGEMENT.</text:p>
        </text:list-item>
        <text:list-item>
          <text:p text:style-name="P121">LIMITATION ON AND EXCLUSION OF REMEDIES AND DAMAGES. YOU CAN RECOVER FROM MICROSOFT AND ITS SUPPLIERS ONLY DIRECT DAMAGES UP TO U.S. $5.00. YOU CANNOT RECOVER ANY OTHER DAMAGES, INCLUDING CONSEQUENTIAL, LOST PROFITS, SPECIAL, INDIRECT OR INCIDENTAL DAMAGES.</text:p>
        </text:list-item>
      </text:list>
      <text:p text:style-name="P30">This limitation applies to</text:p>
      <text:list xml:id="list128830089893496125" text:style-name="L16">
        <text:list-item>
          <text:p text:style-name="P119">anything related to the software, services, content (including code) on third party Internet sites, or third party programs; and</text:p>
        </text:list-item>
        <text:list-item>
          <text:p text:style-name="P119">claims for breach of contract, breach of warranty, guarantee or condition, strict liability, negligence, or other tort to the extent permitted by applicable law.</text:p>
        </text:list-item>
      </text:list>
      <text:p text:style-name="P30">It also applies even if Microsoft knew or should have known about the possibility of the damages. 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
        <text:soft-page-break/>
        <text:a xlink:type="simple" xlink:href="#10.Mozilla Public License Version 1.1|outline">Jump to MPL 1.1</text:a>
      </text:p>
      <text:h text:style-name="Heading_20_2" text:outline-level="2">MySQL Connector/C++</text:h>
      <text:p text:style-name="Standard">The following software may be included in this product:
        <text:line-break/>
        MySQL Connector/C++. Use of any of this software is governed by the terms of the license below:</text:p>
      <text:p text:style-name="Standard">Copyright 2007-2008 MySQL AB, 2008-2009 Sun Microsystems Inc.</text:p>
      <text:p text:style-name="Standard">
        <text:a xlink:type="simple" xlink:href="#9.GNU General Public License Version 2|outline">Jump to GPL Version 2</text:a>
      </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
        <text:soft-page-break/>
        neon</text:h>
      <text:p text:style-name="Standard">The following software may be included in this product: neon. Use of any of this software is governed by the terms of the license below:</text:p>
      <text:p text:style-name="Standard">neon is Copyright (C) 1999-2007 Joe Orton &lt;joe@manyfish.co.uk&gt;
        <text:line-break/>
        Portions are:
        <text:line-break/>
        Copyright (C) 1999-2000 Tommi Komulainen &lt;Tommi.Komulainen@iki.fi&gt;
        <text:line-break/>
        Copyright (C) 1999-2000 Peter Boos &lt;pedib@colorfullife.com&gt;
        <text:line-break/>
        Copyright (C) 1991, 1995, 1996, 1997 Free Software Foundation, Inc.
        <text:line-break/>
        Copyright (C) 2004 Aleix Conchillo Flaque &lt;aleix@member.fsf.org&gt;
        <text:line-break/>
        Copyright (C) 2004 Jiang Lei &lt;tristone@deluxe.ocn.ne.jp&gt;
        <text:line-break/>
        Copyright (C) 2004-2005 Vladimir Berezniker @ http://public.xdi.org/=vmpn</text:p>
      <text:p text:style-name="Standard">
        <text:a xlink:type="simple" xlink:href="#7.GNU Lesser General Public License Version 2.1|outline">Jump to LGPL Version 2.1</text:a>
      </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
        <text:a xlink:type="simple" xlink:href="#10.Mozilla Public License Version 1.1|outline">Jump to MPL 1.1</text:a>
      </text:p>
      <text:h text:style-name="P47" text:outline-level="2">OpenLDAP</text:h>
      <text:p text:style-name="P9">The following software may be included in this product: 
        <text:span text:style-name="T8">OpenLDAP</text:span>
        . Use of any of this software is governed by the terms of the license below:</text:p>
      <text:h text:style-name="Heading_20_3" text:outline-level="3">The OpenLDAP Public License</text:h>
      <text:p text:style-name="Standard">Version 2.8, 17 August 2003</text:p>
      <text:p text:style-name="Standard">Redistribution and use of this software and associated documentation ("Software"), with or without modification, are permitted provided that the following conditions are met:</text:p>
      <text:list xml:id="list1617451830971138216" text:style-name="L17">
        <text:list-item>
          <text:p text:style-name="P81">Redistributions in source form must retain copyright statements and notices,</text:p>
        </text:list-item>
        <text:list-item>
          <text:p text:style-name="P81">Redistributions in binary form must reproduce applicable copyright statements and notices, this list of conditions, and the following disclaimer in the documentation and/or other materials provided with the distribution, and</text:p>
        </text:list-item>
        <text:list-item>
          <text:p text:style-name="P81">Redistributions must contain a verbatim copy of this document.</text:p>
        </text:list-item>
      </text:list>
      <text:p text:style-name="Standard">The OpenLDAP Foundation may revise this license from time to time. Each revision is distinguished by a version number. 
        <text:s/>
        You may use this Software under terms of this license revision or under the terms of any subsequent 
        <text:soft-page-break/>
        revision of the license.</text:p>
      <text:p text:style-name="Standard">THIS SOFTWARE IS PROVIDED BY THE OPENLDAP FOUNDATION AND ITS CONTRIBUTORS ``AS IS'' AND ANY EXPRESSED OR IMPLIED WARRANTIES, INCLUDING, BUT NOT LIMITED TO, THE IMPLIED WARRANTIES OF MERCHANTABILITY AND FITNESS FOR A PARTICULAR PURPOSE ARE DISCLAIMED. 
        <text:s/>
        IN NO EVENT SHALL THE OPENLDAP FOUNDATION, ITS CONTRIBUTORS, OR THE AUTHOR(S) OR OWNER(S) OF THE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names of the authors and copyright holders must not be used in advertising or otherwise to promote the sale, use or other dealing in this Software without specific, written prior permission. 
        <text:s/>
        Title to copyright in this Software shall at all times remain with copyright holders.</text:p>
      <text:p text:style-name="Standard">OpenLDAP is a registered trademark of the OpenLDAP Foundation.</text:p>
      <text:p text:style-name="Standard">Copyright 1999-2003 The OpenLDAP Foundation, Redwood City, California, USA. 
        <text:s/>
        All Rights Reserved. 
        <text:s/>
        Permission to copy and distribute verbatim copies of this document is granted.</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8778230391875571635" text:style-name="L18">
        <text:list-item>
          <text:p text:style-name="P82">Redistribution of source code must retain the above copyright notice, this list of conditions and the following disclaimer.</text:p>
        </text:list-item>
        <text:list-item>
          <text:p text:style-name="P82">
            <text:soft-page-break/>
            Redistribution in binary form must reproduce the above copyright notice, this list of conditions and the following disclaimer in the documentation and/or other materials provided with the distribution.</text:p>
        </text:list-item>
        <text:list-item>
          <text:p text:style-name="P82">All advertising materials mentioning features or use of this software must display the following acknowledgment: "This product includes software developed by the OpenSSL Project for use in the OpenSSL Toolkit. (
            <text:a xlink:type="simple" xlink:href="http://www.openssl.org/">http://www.openssl.org/</text:a>
            )"</text:p>
        </text:list-item>
        <text:list-item>
          <text:p text:style-name="P82">The names "OpenSSL Toolkit" and "OpenSSL Project" must not be used to endorse or promote products derived from this software without prior written permission. For written permission, please contact openssl-core@openssl.org.</text:p>
        </text:list-item>
        <text:list-item>
          <text:p text:style-name="P82">Products derived from this software may not be called "OpenSSL" nor may "OpenSSL" appear in their names without prior written permission of the OpenSSL Project.</text:p>
        </text:list-item>
        <text:list-item>
          <text:p text:style-name="P82">Redistribution of any form whatsoever must retain the following acknowledgment: "This product includes software developed by the OpenSSL Project for use in the OpenSSL Toolkit (
            <text:a xlink:type="simple" xlink:href="http://www.openssl.org/">http://www.openssl.org/</text:a>
            )"</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
        <text:a xlink:type="simple" xlink:href="mailto:eay@cryptsoft.com">eay@cryptsoft.com</text:a>
        ).
        <text:line-break/>
        The implementation was written so as to conform with Netscapes SSL.</text:p>
      <text:p text:style-name="Standard">
        <text:soft-page-break/>
        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7210531493234001268" text:style-name="L19">
        <text:list-item>
          <text:p text:style-name="P83">Redistribution of source code must retain the copyright notice, this list of conditions and the following disclaimer.</text:p>
        </text:list-item>
        <text:list-item>
          <text:p text:style-name="P83">Redistribution in binary form must reproduce the above copyright notice, this list of conditions and the following disclaimer in the documentation and/or other materials provided with the distribution.</text:p>
        </text:list-item>
        <text:list-item>
          <text:p text:style-name="P83">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83">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text:soft-page-break/>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
        <text:a xlink:type="simple" xlink:href="#5.GNU Lesser General Public License Version 2.1|outline">Jump to LGPL Version 2.1</text:a>
      </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
        The Open Group
        <text:line-break/>
        Copyright 1987, 1988, 1989 Digital Equipment Corporation
        <text:line-break/>
        Copyright 1999, 2004, 2008 Keith Packard
        <text:line-break/>
        Copyright 2000 SuSE, Inc.
        <text:line-break/>
        Copyright 2000 Keith Packard, member of The XFree86 Project, Inc.
        <text:line-break/>
        Copyright 2004, 2005, 2007, 2008, 2009, 2010 Red Hat, Inc.
        <text:line-break/>
        Copyright 2004 Nicholas Miell
        <text:line-break/>
        Copyright 2005 Lars Knoll &amp; Zack Rusin, Trolltech
        <text:line-break/>
        Copyright 2005 Trolltech AS
        <text:line-break/>
        Copyright 2007 Luca Barbato
        <text:line-break/>
        Copyright 2008 Aaron Plattner, NVIDIA Corporation
        <text:line-break/>
        Copyright 2008 Rodrigo Kumpera
        <text:line-break/>
        Copyright 2008 André Tupinambá
        <text:line-break/>
        Copyright 2008 Mozilla Corporation
        <text:line-break/>
        Copyright 2008 Frederic Plourde
        <text:line-break/>
        Copyright 2009, Oracle and/or its affiliates. All rights reserved.
        <text:line-break/>
        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text:soft-page-break/>
        KIND, EXPRESS OR IMPLIED, INCLUDING BUT NOT LIMITED TO THE WARRANTIES OF MERCHANTABILITY, FITNESS FOR A PARTICULAR PURPOSE AND NONINFRINGEMENT. 
        <text:s/>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
        <text:line-break/>
        (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
        <text:soft-page-break/>
        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
        PSF MAKES NO REPRESENTATIONS OR WARRANTIES, EXPRESS OR IMPLIED. 
        <text:s/>
        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
        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
        <text:soft-page-break/>
        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
        BEOPEN MAKES NO REPRESENTATIONS OR WARRANTIES, EXPRESS OR IMPLIED. 
        <text:s/>
        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
        Nothing in this License Agreement shall be deemed to create any relationship of agency, partnership, or joint venture between BeOpen and Licensee. 
        <text:s/>
        This License Agreement does not grant permission to use BeOpen trademarks or trade names in a trademark sense to endorse or promote products or services of Licensee, or any third party. 
        <text:s/>
        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
        <text:soft-page-break/>
        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
        Alternately, in lieu of CNRI's License Agreement, Licensee may substitute the following text (omitting the quotes): "Python 1.6.1 is made available subject to the terms and conditions in CNRI's License Agreement. 
        <text:s/>
        This Agreement together with Python 1.6.1 may be located on the Internet using the following unique, persistent identifier (known as a handle): 1895.22/1013. 
        <text:s/>
        This Agreement may also be obtained from a proxy server on the Internet using the following URL: 
        <text:a xlink:type="simple" xlink:href="http://hdl.handle.net/1895.22/1013">http://hdl.handle.net/1895.22/1013</text:a>
        ".</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
        CNRI MAKES NO REPRESENTATIONS OR WARRANTIES, EXPRESS OR IMPLIED. 
        <text:s/>
        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
        Nothing in this License Agreement shall be deemed to create any relationship of agency, partnership, or joint venture between CNRI 
        <text:soft-page-break/>
        and Licensee. 
        <text:s/>
        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
        <text:s text:c="8"/>
        ACCEPT</text:p>
      <text:h text:style-name="Heading_20_3" text:outline-level="3">CWI LICENSE AGREEMENT FOR PYTHON 0.9.0 THROUGH 1.2</text:h>
      <text:p text:style-name="Standard">Copyright (c) 1991 - 1995, Stichting Mathematisch Centrum Amsterdam, The Netherlands. 
        <text:s/>
        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
        <text:line-break/>
        Copyright (C) 2000-2005 
        <text:a xlink:type="simple" xlink:href="http://www.bristol.ac.uk/">University of Bristol</text:a>
        . All Rights Reserved.</text:p>
      <text:p text:style-name="Standard">All the licenses below are alternatives and if you select one license, that one alone applies.</text:p>
      <text:p text:style-name="Standard">
        <text:a xlink:type="simple" xlink:href="#5.GNU Lesser General Public License Version 2.1|outline">Jump to LGPL Version 2.1</text:a>
      </text:p>
      <text:p text:style-name="Standard">
        <text:a xlink:type="simple" xlink:href="#11.Apache License|outline">Jump to Apache License Version 2.0</text:a>
      </text:p>
      <text:h text:style-name="Heading_20_2" text:outline-level="2">
        <text:soft-page-break/>
        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
        <text:line-break/>
        Copyright (C) 2000-2005 
        <text:a xlink:type="simple" xlink:href="http://www.bristol.ac.uk/">University of Bristol</text:a>
        . All Rights Reserved.</text:p>
      <text:p text:style-name="Standard">All the licenses below are alternatives and if you select one license, that one alone applies.</text:p>
      <text:p text:style-name="Standard">
        <text:a xlink:type="simple" xlink:href="#5.GNU Lesser General Public License Version 2.1|outline">Jump to LGPL Version 2.1</text:a>
      </text:p>
      <text:p text:style-name="Standard">
        <text:a xlink:type="simple" xlink:href="#11.Apache License|outline">Jump to Apache License Version 2.0</text:a>
      </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
        <text:line-break/>
        Copyright (C) 2000-2005 
        <text:a xlink:type="simple" xlink:href="http://www.bristol.ac.uk/">University of Bristol</text:a>
        . All Rights Reserved.</text:p>
      <text:p text:style-name="Standard">All the licenses below are alternatives and if you select one license, that one alone applies.</text:p>
      <text:p text:style-name="Standard">
        <text:a xlink:type="simple" xlink:href="#5.GNU Lesser General Public License Version 2.1|outline">Jump to LGPL Version 2.1</text:a>
      </text:p>
      <text:p text:style-name="Standard">
        <text:a xlink:type="simple" xlink:href="#11.Apache License|outline">Jump to Apache License Version 2.0</text:a>
      </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text:soft-page-break/>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
        <text:a xlink:type="simple" xlink:href="#10.Mozilla Public License Version 1.1|outline">Jump to MPL Version 1.1</text:a>
      </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
        <text:span text:style-name="T1">Boris Fomitchev</text:span>
         grants 
        <text:span text:style-name="T1">Licensee</text:span>
         a non-exclusive, non-transferable, royalty-free license to use 
        <text:span text:style-name="T1">STLport</text:span>
         and its documentation without fee.</text:p>
      <text:p text:style-name="Standard">
        <text:soft-page-break/>
        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
        <text:span text:style-name="T1">Licensee</text:span>
         shall maintain the following copyright and permission notices on 
        <text:span text:style-name="T1">STLport </text:span>
        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5627588556205810476" text:style-name="L20">
        <text:list-item>
          <text:p text:style-name="P84">The conditions indicated in the above permission notice are met;</text:p>
        </text:list-item>
        <text:list-item>
          <text:p text:style-name="P84">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3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3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
        <text:span text:style-name="T3">Permission to use, copy, modify, distribute and sell this software and its documentation for any purpose is hereby granted without fee, provided that the </text:span>
        <text:soft-page-break/>
        <text:span text:style-name="T3">above copyright notice appear in all copies and that both that copyright notice and this permission notice appear in supporting documentation. Moscow Center for </text:span>
        <text:span text:style-name="T3">SPARC Technology makes no representations about the suitability of this software for any purpose. It is provided "as is" without express or implied warranty.</text:span>
      </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
        .</text:p>
      <text:p text:style-name="Standard">Permission is hereby granted, free of charge, to any person obtaining a copy of the Unicode data files and any associated documentation (the "Data Files") or Unicode software and any associated documentation (the "Software") to 
        <text:soft-page-break/>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
        <text:a xlink:type="simple" xlink:href="#7.GNU Lesser General Public License Version 2.1|outline">Jump to LGPL Version 2.1</text:a>
      </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ext:soft-page-break/>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
        <text:soft-page-break/>
        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
        <text:span text:style-name="T1">Note:</text:span>
         The original version of the W3C Software Copyright Notice and License could be found at 
        <text:a xlink:type="simple" xlink:href="http://www.w3.org/Consortium/Legal/copyright-software-19980720">http://www.w3.org/Consortium/Legal/copyright-software-19980720</text:a>
      </text:p>
      <text:p text:style-name="Standard">Copyright © 1994-2002 
        <text:a xlink:type="simple" xlink:href="http://www.w3.org/">World Wide Web Consortium</text:a>
        , (
        <text:a xlink:type="simple" xlink:href="http://www.lcs.mit.edu/">Massachusetts Institute of Technology</text:a>
        , 
        <text:a xlink:type="simple" xlink:href="http://www.inria.fr/">Institut National de Recherche en Informatique et en Automatique</text:a>
        , 
        <text:a xlink:type="simple" xlink:href="http://www.keio.ac.jp/">Keio University</text:a>
        ). All Rights Reserved. 
        <text:a xlink:type="simple" xlink:href="http://www.w3.org/Consortium/Legal/">http://www.w3.org/Consortium/Legal/</text:a>
      </text:p>
      <text:p text:style-name="Standard">This W3C work (including software, documents, or other related items) is 
        <text:soft-page-break/>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2583216003754445283" text:style-name="L21">
        <text:list-item>
          <text:p text:style-name="P85">The full text of this NOTICE in a location viewable to users of the redistributed or derivative work.</text:p>
        </text:list-item>
        <text:list-item>
          <text:p text:style-name="P8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 (
            <text:a xlink:type="simple" xlink:href="http://www.lcs.mit.edu/">Massachusetts Institute of Technology</text:a>
            , 
            <text:a xlink:type="simple" xlink:href="http://www.inria.fr/">Institut National de </text:a>
            <text:a xlink:type="simple" xlink:href="http://www.inria.fr/">Recherche en Informatique et en Automatique</text:a>
            , 
            <text:a xlink:type="simple" xlink:href="http://www.keio.ac.jp/">Keio University</text:a>
            ). All Rights Reserved. 
            <text:a xlink:type="simple" xlink:href="http://www.w3.org/Consortium/Legal/">http://www.w3.org/Consortium/Legal/</text:a>
            "</text:p>
        </text:list-item>
        <text:list-item>
          <text:p text:style-name="P8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
        <text:soft-page-break/>
        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
        <text:a xlink:type="simple" xlink:href="#11.Apache License|outline">Jump to Apache License Version 2.0</text:a>
      </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text:soft-page-break/>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
        <text:soft-page-break/>
        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
        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
        <text:a xlink:type="simple" xlink:href="#7.GNU General Public License Version 2|outline">Jump to GPL Version 2</text:a>
      </text:p>
      <text:h text:style-name="Heading_20_2" text:outline-level="2">zlib</text:h>
      <text:p text:style-name="Standard">The following software may be included in this product: zlib. Use of any of this software is governed by the terms of the license below:</text:p>
      <text:p text:style-name="Standard">
        <text:soft-page-break/>
        (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62" text:outline-level="1">
        <text:bookmark-start text:name="__RefHeading__12191_1300998327"/>
        Extensions
        <text:bookmark-end text:name="__RefHeading__12191_1300998327"/>
      </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
        See the GNU General Public License for more details.</text:p>
      <text:p text:style-name="Standard">
        <text:a xlink:type="simple" xlink:href="#9.GNU General Public License Version 3|outline">Jump to GPL Version 3</text:a>
      </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
        <text:a xlink:type="simple" xlink:href="#7.GNU Lesser General Public License Version 3|outline">Jump to LGPL Version 3</text:a>
      </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
        <text:a xlink:type="simple" xlink:href="#7.GNU Lesser General Public License Version 3|outline">Jump to LGPL Version 3</text:a>
      </text:p>
      <text:h text:style-name="P53" text:outline-level="2">Hungarian cross-reference toolbar</text:h>
      <text:p text:style-name="Standard">The following software may be included in this product: Hungarian cross-
        <text:soft-page-break/>
        reference toolbar. Use of any of this software is governed by the terms of the license below:</text:p>
      <text:p text:style-name="Standard">2009-2010 (c) László Németh, license: GNU LGPL</text:p>
      <text:p text:style-name="Standard">
        <text:a xlink:type="simple" xlink:href="#7.GNU Lesser General Public License Version 3|outline">Jump to LGPL Version 3</text:a>
      </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
        <text:a xlink:type="simple" xlink:href="#7.GNU Lesser General Public License Version 3|outline">Jump to LGPL Version 3</text:a>
      </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
      </text:p>
      <text:p text:style-name="Standard">Software distributed under the License is distributed on an "AS IS" basis, WITHOUT WARRANTY OF ANY KIND, either express or implied.</text:p>
      <text:p text:style-name="Standard">
        <text:a xlink:type="simple" xlink:href="#7.GNU Lesser General Public License Version 3|outline">Jump to LGPL Version 3</text:a>
      </text:p>
      <text:h text:style-name="P48" text:outline-level="2">
        <text:span text:style-name="T15">SmART Gallery (</text:span>
        Diagram
        <text:span text:style-name="T15">)</text:span>
      </text:h>
      <text:p text:style-name="P20">The following software may be included in this product: 
        <text:span text:style-name="T15">SmART Gallery (Diagram)</text:span>
        . Use of any of this software is governed by the terms of the license below:</text:p>
      <text:p text:style-name="P20">Copyright © Tibor Hornyák and OxygenOffice Professional Team - 
        <text:a xlink:type="simple" xlink:href="http://ooop.sf.net/">http://ooop.sf.net/</text:a>
      </text:p>
      <text:p text:style-name="P20">
        <text:a xlink:type="simple" xlink:href="#7.GNU Lesser General Public License Version 3|outline">Jump to LGPL Version 3</text:a>
      </text:p>
      <text:h text:style-name="P48" text:outline-level="2">
        <text:soft-page-break/>
        Solver for Nonlinear Programming</text:h>
      <text:p text:style-name="P7">The following software may be included in this product: Solver for Nonlinear Programming. Use of any of this software is governed by the terms of the license below:</text:p>
      <text:p text:style-name="Standard">Copyright 2009 by Sun Microsystems, Inc.</text:p>
      <text:p text:style-name="Standard">
        <text:a xlink:type="simple" xlink:href="#7.GNU Lesser General Public License Version 3|outline">Jump to LGPL Version 3</text:a>
      </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
        <text:a xlink:type="simple" xlink:href="#7.GNU Lesser General Public License Version 3|outline">Jump to LGPL Version 3</text:a>
      </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
      </text:p>
      <text:p text:style-name="Standard">
        <text:a xlink:type="simple" xlink:href="#7.GNU Lesser General Public License Version 3|outline">Jump to LGPL Version 3</text:a>
      </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
      </text:p>
      <text:p text:style-name="Standard">
        <text:a xlink:type="simple" xlink:href="#7.GNU Lesser General Public License Version 3|outline">Jump to LGPL Version 3</text:a>
      </text:p>
      <text:h text:style-name="P62" text:outline-level="1">
        <text:bookmark-start text:name="__RefHeading__6872_404019354"/>
        Fonts
        <text:bookmark-end text:name="__RefHeading__6872_404019354"/>
      </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
        <text:bookmark-start text:name="__RefHeading__12193_1300998327"/>
        Deja Vu
        <text:bookmark-end text:name="__RefHeading__12193_1300998327"/>
      </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
        <text:bookmark-start text:name="__RefHeading__12195_1300998327"/>
        Bitstream Vera Fonts Copyright
        <text:bookmark-end text:name="__RefHeading__12195_1300998327"/>
      </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
        <text:soft-page-break/>
        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
        <text:bookmark-start text:name="__RefHeading__12197_1300998327"/>
        Arev Fonts Copyright
        <text:bookmark-end text:name="__RefHeading__12197_1300998327"/>
      </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
        <text:bookmark-start text:name="__RefHeading__12199_1300998327"/>
        Gentium
        <text:bookmark-end text:name="__RefHeading__12199_1300998327"/>
      </text:h>
      <text:p text:style-name="Standard">The following software may be included in this product: Gentium fonts. Use of any of this software is governed by the terms of the license below:</text:p>
      <text:p text:style-name="Standard">Copyright (c) 2003-2008 SIL International (
        <text:a xlink:type="simple" xlink:href="http://www.sil.org/">http://www.sil.org/</text:a>
        ), with Reserved Font Names "Gentium" and "SIL".</text:p>
      <text:p text:style-name="Standard">This Font Software is licensed under the SIL Open Font License, Version 1.1. This license is copied 
        <text:a xlink:type="simple" xlink:href="#13.SIL OPEN FONT LICENSE Version 1.1 - 26 February 2007|outline">below</text:a>
        , and is also available with a FAQ at: 
        <text:a xlink:type="simple" xlink:href="http://scripts.sil.org/OFL">http://scripts.sil.org/OFL</text:a>
      </text:p>
      <text:p text:style-name="P6">
        <text:a xlink:type="simple" xlink:href="#13.SIL OPEN FONT LICENSE Version 1.1 - 26 February 2007|outline">
          <text:span text:style-name="T6">Jump to SIL Open Font License, Version 1.1</text:span>
        </text:a>
      </text:p>
      <text:h text:style-name="Heading_20_2" text:outline-level="2">
        <text:bookmark-start text:name="__RefHeading__12203_1300998327"/>
        Liberation
        <text:bookmark-end text:name="__RefHeading__12203_1300998327"/>
      </text:h>
      <text:p text:style-name="Standard">The following software may be included in this product: Liberation fonts. Use of any of this software is governed by the terms of the license below:</text:p>
      <text:p text:style-name="P13">This Font Software is licensed under the SIL Open Font License, Version 1.1. This license is copied 
        <text:a xlink:type="simple" xlink:href="#13.SIL OPEN FONT LICENSE Version 1.1 - 26 February 2007|outline">below</text:a>
        , and is also available with a FAQ at: 
        <text:a xlink:type="simple" xlink:href="http://scripts.sil.org/OFL">http://scripts.sil.org/OFL</text:a>
      </text:p>
      <text:p text:style-name="P13">
        <text:a xlink:type="simple" xlink:href="#13.SIL OPEN FONT LICENSE Version 1.1 - 26 February 2007|outline">
          <text:span text:style-name="T6">Jump to SIL Open Font License, Version 1.1</text:span>
        </text:a>
      </text:p>
      <text:h text:style-name="P55" text:outline-level="3">
        <text:bookmark-start text:name="__RefHeading__12205_1300998327"/>
        LICENSE AGREEMENT AND LIMITED PRODUCT WARRANTY
        <text:line-break/>
        LIBERATION FONT SOFTWARE
        <text:bookmark-end text:name="__RefHeading__12205_1300998327"/>
      </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
        <text:soft-page-break/>
        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
        <text:s/>
        (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
        <text:s/>
        (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text:soft-page-break/>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
        <text:bookmark-start text:name="__RefHeading__12207_1300998327"/>
        Linux Libertine G and Linux Biolinum G
        <text:bookmark-end text:name="__RefHeading__12207_1300998327"/>
      </text:h>
      <text:p text:style-name="Standard">This Font Software is Copyright (c) 2003-2006, Philipp H. Poll (
        <text:a xlink:type="simple" xlink:href="http://linuxlibertine.sf.net/">http://linuxlibertine.sf.net/</text:a>
        ).
        <text:line-break/>
        All Rights Reserved.
        <text:line-break/>
        <text:line-break/>
        "Linux Libertine" is a Reserved Font Name for this Font Software.</text:p>
      <text:p text:style-name="Standard">Graphite extension of the original Linux Libertine font was made by Laszlo Nemeth under the same license.
        <text:line-break/>
        <text:line-break/>
        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
        <text:a xlink:type="simple" xlink:href="#3.GNU GENERAL PUBLIC LICENSE VERSION 2|outline">Jump to GPL version 2</text:a>
      </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
      </text:p>
      <text:h text:style-name="Heading_20_3" text:outline-level="3">
        <text:bookmark-start text:name="__RefHeading__12209_1300998327"/>
        SIL OPEN FONT LICENSE Version 1.0 - 22 November 2005
        <text:bookmark-end text:name="__RefHeading__12209_1300998327"/>
      </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
        <text:soft-page-break/>
        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 font files 
        <text:tab/>
        - data files 
        <text:tab/>
        - source code 
        <text:tab/>
        - build scripts 
        <text:tab/>
        -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
        <text:soft-page-break/>
        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49" text:outline-level="2">Open Sans</text:h>
      <text:p text:style-name="P6">The following software may be included in this product: 
        <text:span text:style-name="T6">Open Sans</text:span>
         fonts. Use of any of this software is governed by the terms of the license below:</text:p>
      <text:p text:style-name="P6">
        <text:a xlink:type="simple" xlink:href="#11.Apache License|outline">Jump to Apache License Version 2.0</text:a>
      </text:p>
      <text:h text:style-name="P49" text:outline-level="2">PT Serif</text:h>
      <text:p text:style-name="P5">The following software may be included in this product: 
        <text:span text:style-name="T6">PT Serif</text:span>
         fonts. Use of any of this software is governed by the terms of the license below:</text:p>
      <text:p text:style-name="P6">
        <text:span text:style-name="T6">Copyright (c) 2010, ParaType Ltd. (</text:span>
        <text:a xlink:type="simple" xlink:href="http://www.paratype.com/public">
          <text:span text:style-name="T6">http://www.paratype.com/public</text:span>
        </text:a>
        <text:span text:style-name="T6">), with Reserved Font Names "PT Sans", "PT Serif" and "ParaType".</text:span>
      </text:p>
      <text:p text:style-name="P5">This Font Software is licensed under the SIL Open Font License, Version 1.1. This license is copied 
        <text:a xlink:type="simple" xlink:href="#13.SIL OPEN FONT LICENSE Version 1.1 - 26 February 2007|outline">below</text:a>
        , and is also available with a FAQ at: 
        <text:a xlink:type="simple" xlink:href="http://scripts.sil.org/OFL">http://scripts.sil.org/OFL</text:a>
      </text:p>
      <text:p text:style-name="P6">
        <text:a xlink:type="simple" xlink:href="#13.SIL OPEN FONT LICENSE Version 1.1 - 26 February 2007|outline">
          <text:span text:style-name="T6">Jump to SIL Open Font License, Version 1.1</text:span>
        </text:a>
      </text:p>
      <text:h text:style-name="P50" text:outline-level="2">Source Code Pro</text:h>
      <text:p text:style-name="P5">The following software may be included in this product: 
        <text:span text:style-name="T5">Source Code Pro</text:span>
         fonts. Use of any of this software is governed by the terms of the license below:</text:p>
      <text:p text:style-name="P6">
        <text:span text:style-name="T6">Copyright 2010, 2012 Adobe Systems Incorporated (</text:span>
        <text:a xlink:type="simple" xlink:href="http://www.adobe.com/">
          <text:span text:style-name="T6">http://www.adobe.com/</text:span>
        </text:a>
        <text:span text:style-name="T6">), with Reserved Font </text:span>
        <text:span text:style-name="T6">Name 'Source'. All Rights Reserved. Source is a trademark of Adobe Systems Incorporated in the United States and/or other countries.</text:span>
      </text:p>
      <text:p text:style-name="P6">
        <text:soft-page-break/>
        This Font Software is licensed under the SIL Open Font License, Version 1.1. This license is copied 
        <text:a xlink:type="simple" xlink:href="#13.SIL OPEN FONT LICENSE Version 1.1 - 26 February 2007|outline">below</text:a>
        , and is also available with a FAQ at: 
        <text:a xlink:type="simple" xlink:href="http://scripts.sil.org/OFL">http://scripts.sil.org/OFL</text:a>
      </text:p>
      <text:p text:style-name="P6">
        <text:a xlink:type="simple" xlink:href="#13.SIL OPEN FONT LICENSE Version 1.1 - 26 February 2007|outline">
          <text:span text:style-name="T6">Jump to SIL Open Font License, Version 1.1</text:span>
        </text:a>
      </text:p>
      <text:h text:style-name="P51" text:outline-level="2">
        <text:span text:style-name="T5">Source </text:span>
        <text:span text:style-name="T6">Sans</text:span>
        <text:span text:style-name="T5"> Pro</text:span>
      </text:h>
      <text:p text:style-name="P6">The following software may be included in this product: 
        <text:span text:style-name="T5">Source </text:span>
        <text:span text:style-name="T6">Sans</text:span>
        <text:span text:style-name="T5"> Pro</text:span>
         fonts. Use of any of this software is governed by the terms of the license below:</text:p>
      <text:p text:style-name="P6">
        <text:span text:style-name="T6">Copyright 2010, 2012 Adobe Systems Incorporated (</text:span>
        <text:a xlink:type="simple" xlink:href="http://www.adobe.com/">
          <text:span text:style-name="T6">http://www.adobe.com/</text:span>
        </text:a>
        <text:span text:style-name="T6">), with Reserved Font Name 'Source'. All Rights Reserved. Source is a trademark of Adobe Systems Incorporated in the United States and/or other countries.</text:span>
      </text:p>
      <text:p text:style-name="P6">This Font Software is licensed under the SIL Open Font License, Version 1.1. This license is copied 
        <text:a xlink:type="simple" xlink:href="#13.SIL OPEN FONT LICENSE Version 1.1 - 26 February 2007|outline">below</text:a>
        , and is also available with a FAQ at: 
        <text:a xlink:type="simple" xlink:href="http://scripts.sil.org/OFL">http://scripts.sil.org/OFL</text:a>
      </text:p>
      <text:p text:style-name="P6">
        <text:a xlink:type="simple" xlink:href="#13.SIL OPEN FONT LICENSE Version 1.1 - 26 February 2007|outline">
          <text:span text:style-name="T6">Jump to SIL Open Font License, Version 1.1</text:span>
        </text:a>
      </text:p>
      <text:h text:style-name="P62" text:outline-level="1">
        <text:bookmark-start text:name="__RefHeading__12211_1300998327"/>
        Dictionaries
        <text:bookmark-end text:name="__RefHeading__12211_1300998327"/>
      </text:h>
      <text:h text:style-name="Heading_20_2" text:outline-level="2">
        <text:bookmark-start text:name="__RefHeading__12213_1300998327"/>
        Afrikaans
        <text:bookmark-end text:name="__RefHeading__12213_1300998327"/>
      </text:h>
      <text:h text:style-name="Heading_20_3" text:outline-level="3">
        <text:bookmark-start text:name="__RefHeading__12215_1300998327"/>
        Spelling dictionary
        <text:bookmark-end text:name="__RefHeading__12215_1300998327"/>
      </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
        .</text:p>
      <text:p text:style-name="Standard">The Viljoen list is derived from the original Nieuwoudt list and is used with permission of the author and relicensed under the 
        <text:a xlink:type="simple" xlink:href="#3.GNU Lesser General Public License Version 3|outline">LGPL</text:a>
        .</text:p>
      <text:p text:style-name="Standard">Copyright (C) 1998 Danie Viljoen</text:p>
      <text:h text:style-name="Heading_20_4" text:outline-level="4">
        <text:bookmark-start text:name="__RefHeading__12217_1300998327"/>
        MySpell Affix File
        <text:bookmark-end text:name="__RefHeading__12217_1300998327"/>
      </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
        <text:bookmark-start text:name="__RefHeading__12219_1300998327"/>
        Hyphenation patterns
        <text:bookmark-end text:name="__RefHeading__12219_1300998327"/>
      </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
        <text:soft-page-break/>
        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
        <text:a xlink:type="simple" xlink:href="#10.GNU General Public License Version 2|outline">GPL 2.0</text:a>
        /
        <text:a xlink:type="simple" xlink:href="#8.GNU Lesser General Public License Version 2.1|outline">LGPL 2.1</text:a>
        /
        <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
        <text:a xlink:type="simple" xlink:href="#10.GNU General Public License Version 2|outline">GPL 2.0</text:a>
        /
        <text:a xlink:type="simple" xlink:href="#8.GNU Lesser General Public License Version 2.1|outline">LGPL 2.1</text:a>
        /
        <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
        <text:soft-page-break/>
        Copyright (c) 2011 Santiago Paricio (sparicio&lt;at&gt;gmail&lt;dot&gt;com)
        <text:line-break/>
        Copyright (c) 2011 Juan Pablo Martínez (jpmart&lt;at&gt;unizar&lt;dot&gt;es)</text:p>
      <text:p text:style-name="Standard">
        <text:a xlink:type="simple" xlink:href="#11.Mozilla Public License Version 1.1|outline">MPL1.1</text:a>
        /
        <text:a xlink:type="simple" xlink:href="#9.GNU General Public License Version 3|outline">GPLv3+</text:a>
        /
        <text:a xlink:type="simple" xlink:href="#7.GNU Lesser General Public License Version 3|outline">LGPLv3+</text:a>
         Tri-licence</text:p>
      <text:p text:style-name="Standard">Version 0.2 of the wordlist (an_ES.dic) has been built using free corpuses have been used as Wikipedia in Aragonese (
        <text:a xlink:type="simple" xlink:href="http://an.wikipedia.org/">http://an.wikipedia.org</text:a>
        ) and wordlists obtained from Apertium dictionaries (
        <text:a xlink:type="simple" xlink:href="http://apertium.svn.sourceforge.net/viewvc/apertium/tags/apertium-es-an/release-2.0/">http://apertium.svn.sourceforge.net/viewvc/apertium/tags/apertium-es-an/release-2.0/</text:a>
        ).</text:p>
      <text:h text:style-name="Heading_20_2" text:outline-level="2">
        <text:bookmark-start text:name="__RefHeading__12221_1300998327"/>
        Belarusian
        <text:bookmark-end text:name="__RefHeading__12221_1300998327"/>
      </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
      </text:p>
      <text:p text:style-name="Standard">Author: Mikalai Udodau &lt;mikalai.udodau@gmail.com&gt;
        <text:line-break/>
        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
        <text:a xlink:type="simple" xlink:href="#12.GNU General Public License Version 2|outline">Jump to GNU GPL version 2.0</text:a>
      </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
      </text:p>
      <text:h text:style-name="Heading_20_2" text:outline-level="2">Bulgarian</text:h>
      <text:h text:style-name="Heading_20_3" text:outline-level="3">Spelling dictionary</text:h>
      <text:p text:style-name="Standard">The following software may be included in this product: Bulgarian spelling 
        <text:soft-page-break/>
        dictionary. Use of any of this software is governed by the terms of the license below:</text:p>
      <text:p text:style-name="Standard">
        <text:a xlink:type="simple" xlink:href="#12.GNU General Public License Version 2|outline">Jump to GNU GPL version 2.0</text:a>
      </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
        <text:line-break/>
        Maintained by Radostin Radnev</text:p>
      <text:p text:style-name="Standard">
        <text:a xlink:type="simple" xlink:href="#12.GNU General Public License Version 2|outline">Jump to GNU GPL version 2.0</text:a>
      </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
        <text:a xlink:type="simple" xlink:href="#12.GNU General Public License Version 2|outline">Jump to GNU GPL version 2.0</text:a>
      </text:p>
      <text:h text:style-name="Heading_20_2" text:outline-level="2">
        <text:bookmark-start text:name="__RefHeading__12223_1300998327"/>
        Catalan
        <text:bookmark-end text:name="__RefHeading__12223_1300998327"/>
      </text:h>
      <text:h text:style-name="Heading_20_3" text:outline-level="3">
        <text:bookmark-start text:name="__RefHeading__12225_1300998327"/>
        Spelling dictionary
        <text:bookmark-end text:name="__RefHeading__12225_1300998327"/>
      </text:h>
      <text:p text:style-name="Standard">The following software may be included in this product: Catalan spelling dictionary. Use of any of this software is governed by the terms of the license below:</text:p>
      <text:p text:style-name="Standard">Copyright (C) 2002-2008 Joan Moratinos &lt;
        <text:a xlink:type="simple" xlink:href="mailto:jmo@softcatala.org">jmo@softcatala.org</text:a>
        &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
        <text:a xlink:type="simple" xlink:href="#4.GNU General Public License Version 3|outline">Jump to GPL version 3</text:a>
      </text:p>
      <text:h text:style-name="Heading_20_3" text:outline-level="3">
        <text:soft-page-break/>
        Hyphenation patterns</text:h>
      <text:p text:style-name="Standard">The following software may be included in this product: Catalan hyphenation patterns. Use of any of this software is governed by the terms of the license below:</text:p>
      <text:p text:style-name="Standard">
        <text:a xlink:type="simple" xlink:href="#4.GNU General Public License Version 3|outline">Jump to GPL version 3</text:a>
      </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
        <text:a xlink:type="simple" xlink:href="#4.GNU General Public License Version 3|outline">Jump to GPL version 3</text:a>
      </text:p>
      <text:p text:style-name="Standard">
        <text:a xlink:type="simple" xlink:href="#4.GNU Lesser General Public License Version 3|outline">Jump to LGPL version 3</text:a>
      </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
        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
        <text:soft-page-break/>
        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
        <text:a xlink:type="simple" xlink:href="#5.GNU Lesser General Public License Version 2.1|outline">Jump to LGPL Version 2.1</text:a>
      </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
      </text:p>
      <text:p text:style-name="Standard">Original version: 
        <text:a xlink:type="simple" xlink:href="http://tug.org/svn/texhyphen/trunk/hyph-utf8/tex/generic/hyph-utf8/patterns/txt/hyph-hr.pat.txt?revision=416">http://tug.org/svn/texhyphen/trunk/hyph-utf8/tex/generic/hyph-utf8/patterns/txt/hyph-hr.pat.txt?revision=416</text:a>
      </text:p>
      <text:p text:style-name="Standard">License: OpenOffice.org adaption of this file is licensed under the GNU LGPL license.</text:p>
      <text:p text:style-name="Standard">
        <text:a xlink:type="simple" xlink:href="#5.GNU Lesser General Public License Version 2.1|outline">Jump to LGPL Version 2.1</text:a>
      </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
        <text:soft-page-break/>
        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
        <text:a xlink:type="simple" xlink:href="http://tug.org/tex-hyphen">http://tug.org/tex-hyphen</text:a>
        )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
      </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
        <text:a xlink:type="simple" xlink:href="http://www.stavekontrolden.dk/">http://www.stavekontrolden.dk</text:a>
      </text:p>
      <text:p text:style-name="Standard">These files are published under the following open source licenses:</text:p>
      <text:list xml:id="list3494801364820730562" text:style-name="L22">
        <text:list-item>
          <text:p text:style-name="P86">
            <text:soft-page-break/>
            <text:a xlink:type="simple" xlink:href="#12.GNU General Public License Version 2|outline">GNU GPL version 2.0</text:a>
          </text:p>
        </text:list-item>
        <text:list-item>
          <text:p text:style-name="P86">
            <text:a xlink:type="simple" xlink:href="#10.GNU Lesser General Public License Version 2.1|outline">GNU LGPL version 2.1</text:a>
          </text:p>
        </text:list-item>
        <text:list-item>
          <text:p text:style-name="P86">
            <text:a xlink:type="simple" xlink:href="#13.Mozilla Public License Version 1.1|outline">Mozilla MPL version 1.1</text:a>
          </text:p>
        </text:list-item>
      </text:list>
      <text:p text:style-name="Standard">This dictionary is based on data from Det Danske Sprog- og Litteraturselskab</text:p>
      <text:p text:style-name="Standard">(The Danish Society for Language and Literature), 
        <text:a xlink:type="simple" xlink:href="http://www.dsl.dk/">http://www.dsl.dk</text:a>
        .</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1515217" text:continue-numbering="true" text:style-name="L22">
        <text:list-item>
          <text:p text:style-name="P86">
            <text:a xlink:type="simple" xlink:href="#12.GNU General Public License Version 2|outline">GNU GPL version 2.0</text:a>
          </text:p>
        </text:list-item>
        <text:list-item>
          <text:p text:style-name="P86">
            <text:a xlink:type="simple" xlink:href="#10.GNU Lesser General Public License Version 2.1|outline">GNU LGPL version 2.1</text:a>
          </text:p>
        </text:list-item>
        <text:list-item>
          <text:p text:style-name="P86">
            <text:a xlink:type="simple" xlink:href="#13.Mozilla Public License Version 1.1|outline">Mozilla MPL version 1.1</text:a>
          </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
        <text:span text:style-name="T20">1</text:span>
        0G; version of spell checking: 2.
        <text:span text:style-name="T20">1</text:span>
        0G.</text:p>
      <text:p text:style-name="Standard">
        <text:soft-page-break/>
        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
      </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
        <text:s text:c="3"/>
        A. BSD (revised version):</text:p>
      <text:p text:style-name="Standard">
        <text:s text:c="3"/>
        - Full license text: 
        <text:a xlink:type="simple" xlink:href="http://creativecommons.org/licenses/BSD/legalcode">http://creativecommons.org/licenses/BSD/legalcode</text:a>
      </text:p>
      <text:p text:style-name="Standard">
        <text:s text:c="3"/>
        - Summary: 
        <text:a xlink:type="simple" xlink:href="http://creativecommons.org/licenses/BSD/deed.en">http://creativecommons.org/licenses/BSD/deed.en</text:a>
      </text:p>
      <text:p text:style-name="Standard">
        <text:s text:c="3"/>
        B. Creative Commons, Attribution 3.0 (unported)</text:p>
      <text:p text:style-name="Standard">
        <text:s text:c="3"/>
        - Full license text: 
        <text:a xlink:type="simple" xlink:href="http://creativecommons.org/licenses/by/3.0/legalcode">http://creativecommons.org/licenses/by/3.0/legalcode</text:a>
      </text:p>
      <text:p text:style-name="Standard">
        <text:s text:c="3"/>
        - Summary: 
        <text:a xlink:type="simple" xlink:href="http://creativecommons.org/licenses/by/3.0/deed.en">http://creativecommons.org/licenses/by/3.0/deed.en</text:a>
      </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
      </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
        <text:soft-page-break/>
        10.Contact: OpenTaal Foundation, 
        <text:a xlink:type="simple" xlink:href="http://www.opentaal.org/">http://www.opentaal.org</text:a>
        ,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
      </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
        <text:a xlink:type="simple" xlink:href="#4.GNU General Public License Version 3|outline">Jump to GPL version 3</text:a>
      </text:p>
      <text:p text:style-name="Standard">
        <text:a xlink:type="simple" xlink:href="#12.GNU General Public License Version 2|outline">Jump to GPL version 2</text:a>
      </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
        <text:soft-page-break/>
        Version: 2011-05-05 (author and license information in source file added)</text:p>
      <text:p text:style-name="Standard">License: GNU LGPL</text:p>
      <text:p text:style-name="Standard">
        <text:a xlink:type="simple" xlink:href="#5.GNU Lesser General Public License Version 2.1|outline">Jump to LGPL Version 2.1</text:a>
      </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
        <text:a xlink:type="simple" xlink:href="#5.GNU Lesser General Public License Version 2.1|outline">Jump to LGPL Version 2.1</text:a>
      </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
        <text:a xlink:type="simple" xlink:href="#10.GNU General Public License Version 2|outline">GPL 2.0</text:a>
        /
        <text:a xlink:type="simple" xlink:href="#8.GNU Lesser General Public License Version 2.1|outline">LGPL 2.1</text:a>
        /
        <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
        <text:a xlink:type="simple" xlink:href="#5.GNU Lesser General Public License Version 2.1|outline">Jump to LGPL Version 2.1</text:a>
      </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
        Cameron Roy</text:p>
      <text:p text:style-name="Standard">This program is free software; you can redistribute it and/or modify it under 
        <text:soft-page-break/>
        the terms of the GNU General Public License as published by the Free Software Foundation; either version 2 of the License, or (at your option) any later version.</text:p>
      <text:p text:style-name="Standard">
        <text:a xlink:type="simple" xlink:href="#12.GNU General Public License Version 2|outline">Jump to GPL version 2</text:a>
      </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
        .</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
        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
        .</text:p>
      <text:p text:style-name="Preformatted_20_Text">Bug reports should go to the Issue Tracker found on the previously</text:p>
      <text:p text:style-name="Preformatted_20_Text">mentioned web site. 
        <text:s/>
        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
        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
        Part of SCOWL is also based on Ispell thus the</text:p>
      <text:p text:style-name="Preformatted_20_Text">Ispell copyright is included with the SCOWL copyright.</text:p>
      <text:p text:style-name="Preformatted_20_Text">
        <text:soft-page-break/>
      </text:p>
      <text:p text:style-name="Preformatted_20_Text">The collective work is Copyright 2000-2007 by Kevin Atkinson as well</text:p>
      <text:p text:style-name="Preformatted_20_Text">as any of the copyrights mentioned below:</text:p>
      <text:p text:style-name="Preformatted_20_Text"/>
      <text:p text:style-name="Preformatted_20_Text">
        <text:s text:c="2"/>
        Copyright 2000-2007 by Kevin Atkinson</text:p>
      <text:p text:style-name="Preformatted_20_Text"/>
      <text:p text:style-name="Preformatted_20_Text">
        <text:s text:c="2"/>
        Permission to use, copy, modify, distribute and sell these word</text:p>
      <text:p text:style-name="Preformatted_20_Text">
        <text:s text:c="2"/>
        lists, the associated scripts, the output created from the scripts,</text:p>
      <text:p text:style-name="Preformatted_20_Text">
        <text:s text:c="2"/>
        and its documentation for any purpose is hereby granted without fee,</text:p>
      <text:p text:style-name="Preformatted_20_Text">
        <text:s text:c="2"/>
        provided that the above copyright notice appears in all copies and</text:p>
      <text:p text:style-name="Preformatted_20_Text">
        <text:s text:c="2"/>
        that both that copyright notice and this permission notice appear in</text:p>
      <text:p text:style-name="Preformatted_20_Text">
        <text:s text:c="2"/>
        supporting documentation. Kevin Atkinson makes no representations</text:p>
      <text:p text:style-name="Preformatted_20_Text">
        <text:s text:c="2"/>
        about the suitability of this array for any purpose. It is provided</text:p>
      <text:p text:style-name="Preformatted_20_Text">
        <text:s text:c="2"/>
        "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
        <text:s text:c="4"/>
        The Moby lexicon project is complete and has</text:p>
      <text:p text:style-name="Preformatted_20_Text">
        <text:s text:c="4"/>
        been place into the public domain. Use, sell,</text:p>
      <text:p text:style-name="Preformatted_20_Text">
        <text:s text:c="4"/>
        rework, excerpt and use in any way on any platform.</text:p>
      <text:p text:style-name="Preformatted_20_Text"/>
      <text:p text:style-name="Preformatted_20_Text">
        <text:s text:c="4"/>
        Placing this material on internal or public servers is</text:p>
      <text:p text:style-name="Preformatted_20_Text">
        <text:s text:c="4"/>
        also encouraged. The compiler is not aware of any</text:p>
      <text:p text:style-name="Preformatted_20_Text">
        <text:s text:c="4"/>
        export restrictions so freely distribute world-wide.</text:p>
      <text:p text:style-name="Preformatted_20_Text"/>
      <text:p text:style-name="Preformatted_20_Text">
        <text:s text:c="4"/>
        You can verify the public domain status by contacting</text:p>
      <text:p text:style-name="Preformatted_20_Text"/>
      <text:p text:style-name="Preformatted_20_Text">
        <text:s text:c="4"/>
        Grady Ward</text:p>
      <text:p text:style-name="Preformatted_20_Text">
        <text:s text:c="4"/>
        3449 Martha Ct.</text:p>
      <text:p text:style-name="Preformatted_20_Text">
        <text:s text:c="4"/>
        Arcata, CA 
        <text:s/>
        95521-4884</text:p>
      <text:p text:style-name="Preformatted_20_Text"/>
      <text:p text:style-name="Preformatted_20_Text">
        <text:s text:c="4"/>
        grady@netcom.com</text:p>
      <text:p text:style-name="Preformatted_20_Text">
        <text:s text:c="4"/>
        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
        <text:s text:c="2"/>
        Date: Sat, 08 Jul 2000 20:27:21 +0100</text:p>
      <text:p text:style-name="Preformatted_20_Text">
        <text:s text:c="2"/>
        From: Brian Kelk &lt;Brian.Kelk@cl.cam.ac.uk&gt;</text:p>
      <text:p text:style-name="Preformatted_20_Text"/>
      <text:p text:style-name="Preformatted_20_Text">
        <text:s text:c="2"/>
        &gt; I was wondering what the copyright status of your "UK English</text:p>
      <text:p text:style-name="Preformatted_20_Text">
        <text:s text:c="2"/>
        &gt; Wordlist With Frequency Classification" word list as it seems to</text:p>
      <text:p text:style-name="Preformatted_20_Text">
        <text:s text:c="2"/>
        &gt; be lacking any copyright notice.</text:p>
      <text:p text:style-name="Preformatted_20_Text"/>
      <text:p text:style-name="Preformatted_20_Text">
        <text:s text:c="2"/>
        There were many many sources in total, but any text marked</text:p>
      <text:p text:style-name="Preformatted_20_Text">
        <text:s text:c="2"/>
        "copyright" was avoided. Locally-written documentation was one</text:p>
      <text:p text:style-name="Preformatted_20_Text">
        <text:s text:c="2"/>
        source. An earlier version of the list resided in a filespace called</text:p>
      <text:p text:style-name="Preformatted_20_Text">
        <text:s text:c="2"/>
        PUBLIC on the University mainframe, because it was considered public</text:p>
      <text:p text:style-name="Preformatted_20_Text">
        <text:s text:c="2"/>
        domain.</text:p>
      <text:p text:style-name="Preformatted_20_Text"/>
      <text:p text:style-name="Preformatted_20_Text">
        <text:soft-page-break/>
        <text:s text:c="2"/>
        Date: Tue, 11 Jul 2000 19:31:34 +0100</text:p>
      <text:p text:style-name="Preformatted_20_Text"/>
      <text:p text:style-name="Preformatted_20_Text">
        <text:s text:c="2"/>
        &gt; So are you saying your word list is also in the public domain?</text:p>
      <text:p text:style-name="Preformatted_20_Text"/>
      <text:p text:style-name="Preformatted_20_Text">
        <text:s text:c="2"/>
        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
        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
        <text:s text:c="2"/>
        This software and database is being provided to you, the LICENSEE,</text:p>
      <text:p text:style-name="Preformatted_20_Text">
        <text:s text:c="2"/>
        by Princeton University under the following license. 
        <text:s/>
        By obtaining,</text:p>
      <text:p text:style-name="Preformatted_20_Text">
        <text:s text:c="2"/>
        using and/or copying this software and database, you agree that you</text:p>
      <text:p text:style-name="Preformatted_20_Text">
        <text:s text:c="2"/>
        have read, understood, and will comply with these terms and</text:p>
      <text:p text:style-name="Preformatted_20_Text">
        <text:s text:c="2"/>
        conditions.:</text:p>
      <text:p text:style-name="Preformatted_20_Text"/>
      <text:p text:style-name="Preformatted_20_Text">
        <text:s text:c="2"/>
        Permission to use, copy, modify and distribute this software and</text:p>
      <text:p text:style-name="Preformatted_20_Text">
        <text:s text:c="2"/>
        database and its documentation for any purpose and without fee or</text:p>
      <text:p text:style-name="Preformatted_20_Text">
        <text:s text:c="2"/>
        royalty is hereby granted, provided that you agree to comply with</text:p>
      <text:p text:style-name="Preformatted_20_Text">
        <text:s text:c="2"/>
        the following copyright notice and statements, including the</text:p>
      <text:p text:style-name="Preformatted_20_Text">
        <text:s text:c="2"/>
        disclaimer, and that the same appear on ALL copies of the software,</text:p>
      <text:p text:style-name="Preformatted_20_Text">
        <text:s text:c="2"/>
        database and documentation, including modifications that you make</text:p>
      <text:p text:style-name="Preformatted_20_Text">
        <text:s text:c="2"/>
        for internal use or for distribution.</text:p>
      <text:p text:style-name="Preformatted_20_Text"/>
      <text:p text:style-name="Preformatted_20_Text">
        <text:s text:c="2"/>
        WordNet 1.6 Copyright 1997 by Princeton University. 
        <text:s/>
        All rights</text:p>
      <text:p text:style-name="Preformatted_20_Text">
        <text:s text:c="2"/>
        reserved.</text:p>
      <text:p text:style-name="Preformatted_20_Text"/>
      <text:p text:style-name="Preformatted_20_Text">
        <text:s text:c="2"/>
        THIS SOFTWARE AND DATABASE IS PROVIDED "AS IS" AND PRINCETON</text:p>
      <text:p text:style-name="Preformatted_20_Text">
        <text:s text:c="2"/>
        UNIVERSITY MAKES NO REPRESENTATIONS OR WARRANTIES, EXPRESS OR</text:p>
      <text:p text:style-name="Preformatted_20_Text">
        <text:s text:c="2"/>
        IMPLIED. 
        <text:s/>
        BY WAY OF EXAMPLE, BUT NOT LIMITATION, PRINCETON</text:p>
      <text:p text:style-name="Preformatted_20_Text">
        <text:s text:c="2"/>
        UNIVERSITY MAKES NO REPRESENTATIONS OR WARRANTIES OF MERCHANT-</text:p>
      <text:p text:style-name="Preformatted_20_Text">
        <text:s text:c="2"/>
        ABILITY OR FITNESS FOR ANY PARTICULAR PURPOSE OR THAT THE USE OF THE</text:p>
      <text:p text:style-name="Preformatted_20_Text">
        <text:s text:c="2"/>
        LICENSED SOFTWARE, DATABASE OR DOCUMENTATION WILL NOT INFRINGE ANY</text:p>
      <text:p text:style-name="Preformatted_20_Text">
        <text:s text:c="2"/>
        THIRD PARTY PATENTS, COPYRIGHTS, TRADEMARKS OR OTHER RIGHTS.</text:p>
      <text:p text:style-name="Preformatted_20_Text"/>
      <text:p text:style-name="Preformatted_20_Text">
        <text:s text:c="2"/>
        The name of Princeton University or Princeton may not be used in</text:p>
      <text:p text:style-name="Preformatted_20_Text">
        <text:s text:c="2"/>
        advertising or publicity pertaining to distribution of the software</text:p>
      <text:p text:style-name="Preformatted_20_Text">
        <text:s text:c="2"/>
        and/or database. 
        <text:s/>
        Title to copyright in this software, database and</text:p>
      <text:p text:style-name="Preformatted_20_Text">
        <text:s text:c="2"/>
        any associated documentation shall at all times remain with</text:p>
      <text:p text:style-name="Preformatted_20_Text">
        <text:s text:c="2"/>
        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
        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
        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
        Finally a small list of abbreviations not commonly found in</text:p>
      <text:p text:style-name="Preformatted_20_Text">other word lists is included.</text:p>
      <text:p text:style-name="Preformatted_20_Text"/>
      <text:p text:style-name="Preformatted_20_Text">
        <text:soft-page-break/>
        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
        All of which is in the Public Domain. 
        <text:s/>
        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
        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
        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
        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
        <text:s text:c="2"/>
        The ENABLE master word list, WORD.LST, is herewith formally released</text:p>
      <text:p text:style-name="Preformatted_20_Text">
        <text:s text:c="2"/>
        into the Public Domain. Anyone is free to use it or distribute it in</text:p>
      <text:p text:style-name="Preformatted_20_Text">
        <text:s text:c="2"/>
        any manner they see fit. No fee or registration is required for its</text:p>
      <text:p text:style-name="Preformatted_20_Text">
        <text:s text:c="2"/>
        use nor are "contributions" solicited (if you feel you absolutely</text:p>
      <text:p text:style-name="Preformatted_20_Text">
        <text:s text:c="2"/>
        must contribute something for your own peace of mind, the authors of</text:p>
      <text:p text:style-name="Preformatted_20_Text">
        <text:s text:c="2"/>
        the ENABLE list ask that you make a donation on their behalf to your</text:p>
      <text:p text:style-name="Preformatted_20_Text">
        <text:s text:c="2"/>
        favorite charity). This word list is our gift to the Scrabble</text:p>
      <text:p text:style-name="Preformatted_20_Text">
        <text:s text:c="2"/>
        community, as an alternate to "official" word lists. Game designers</text:p>
      <text:p text:style-name="Preformatted_20_Text">
        <text:s text:c="2"/>
        may feel free to incorporate the WORD.LST into their games. Please</text:p>
      <text:p text:style-name="Preformatted_20_Text">
        <text:s text:c="2"/>
        mention the source and credit us as originators of the list. Note</text:p>
      <text:p text:style-name="Preformatted_20_Text">
        <text:s text:c="2"/>
        that if you, as a game designer, use the WORD.LST in your product,</text:p>
      <text:p text:style-name="Preformatted_20_Text">
        <text:s text:c="2"/>
        you may still copyright and protect your product, but you may *not*</text:p>
      <text:p text:style-name="Preformatted_20_Text">
        <text:s text:c="2"/>
        legally copyright or in any way restrict redistribution of the</text:p>
      <text:p text:style-name="Preformatted_20_Text">
        <text:s text:c="2"/>
        WORD.LST portion of your product. This *may* under law restrict your</text:p>
      <text:p text:style-name="Preformatted_20_Text">
        <text:s text:c="2"/>
        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
        <text:s text:c="2"/>
        Copyright (c) J Ross Beresford 1993-1999. All Rights Reserved.</text:p>
      <text:p text:style-name="Preformatted_20_Text"/>
      <text:p text:style-name="Preformatted_20_Text">
        <text:s text:c="2"/>
        The following restriction is placed on the use of this publication:</text:p>
      <text:p text:style-name="Preformatted_20_Text">
        <text:s text:c="2"/>
        if The UK Advanced Cryptics Dictionary is used in a software package</text:p>
      <text:p text:style-name="Preformatted_20_Text">
        <text:s text:c="2"/>
        or redistributed in any form, the copyright notice must be</text:p>
      <text:p text:style-name="Preformatted_20_Text">
        <text:s text:c="2"/>
        prominently displayed and the text of this document must be included</text:p>
      <text:p text:style-name="Preformatted_20_Text">
        <text:s text:c="2"/>
        verbatim.</text:p>
      <text:p text:style-name="Preformatted_20_Text"/>
      <text:p text:style-name="Preformatted_20_Text">
        <text:s text:c="2"/>
        There are no other restrictions: I would like to see the list</text:p>
      <text:p text:style-name="Preformatted_20_Text">
        <text:s text:c="2"/>
        distributed as widely as possible.</text:p>
      <text:p text:style-name="Preformatted_20_Text"/>
      <text:p text:style-name="Preformatted_20_Text">
        <text:soft-page-break/>
        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
        <text:s text:c="2"/>
        Copyright 1993, Geoff Kuenning, Granada Hills, CA</text:p>
      <text:p text:style-name="Preformatted_20_Text">
        <text:s text:c="2"/>
        All rights reserved.</text:p>
      <text:p text:style-name="Preformatted_20_Text"/>
      <text:p text:style-name="Preformatted_20_Text">
        <text:s text:c="2"/>
        Redistribution and use in source and binary forms, with or without</text:p>
      <text:p text:style-name="Preformatted_20_Text">
        <text:s text:c="2"/>
        modification, are permitted provided that the following conditions</text:p>
      <text:p text:style-name="Preformatted_20_Text">
        <text:s text:c="2"/>
        are met:</text:p>
      <text:p text:style-name="Preformatted_20_Text"/>
      <text:p text:style-name="Preformatted_20_Text">
        <text:s text:c="2"/>
        1. Redistribution of source code must retain the above copyright</text:p>
      <text:p text:style-name="Preformatted_20_Text">
        <text:s text:c="5"/>
        notice, this list of conditions and the following disclaimer.</text:p>
      <text:p text:style-name="Preformatted_20_Text">
        <text:s text:c="2"/>
        2. Redistribution in binary form must reproduce the above copyright</text:p>
      <text:p text:style-name="Preformatted_20_Text">
        <text:s text:c="5"/>
        notice, this list of conditions and the following disclaimer in the</text:p>
      <text:p text:style-name="Preformatted_20_Text">
        <text:s text:c="5"/>
        documentation and/or other materials provided with the distribution.</text:p>
      <text:p text:style-name="Preformatted_20_Text">
        <text:s text:c="2"/>
        3. All modifications to the source code must be clearly marked as</text:p>
      <text:p text:style-name="Preformatted_20_Text">
        <text:s text:c="5"/>
        such. 
        <text:s/>
        Binary redistribution based on modified source code</text:p>
      <text:p text:style-name="Preformatted_20_Text">
        <text:s text:c="5"/>
        must be clearly marked as modified versions in the documentation</text:p>
      <text:p text:style-name="Preformatted_20_Text">
        <text:s text:c="5"/>
        and/or other materials provided with the distribution.</text:p>
      <text:p text:style-name="Preformatted_20_Text">
        <text:s text:c="2"/>
        (clause 4 removed with permission from Geoff Kuenning)</text:p>
      <text:p text:style-name="Preformatted_20_Text">
        <text:s text:c="2"/>
        5. The name of Geoff Kuenning may not be used to endorse or promote</text:p>
      <text:p text:style-name="Preformatted_20_Text">
        <text:s text:c="5"/>
        products derived from this software without specific prior</text:p>
      <text:p text:style-name="Preformatted_20_Text">
        <text:s text:c="5"/>
        written permission.</text:p>
      <text:p text:style-name="Preformatted_20_Text"/>
      <text:p text:style-name="Preformatted_20_Text">
        <text:s text:c="2"/>
        THIS SOFTWARE IS PROVIDED BY GEOFF KUENNING AND CONTRIBUTORS ``AS</text:p>
      <text:p text:style-name="Preformatted_20_Text">
        <text:s text:c="2"/>
        IS'' AND ANY EXPRESS OR IMPLIED WARRANTIES, INCLUDING, BUT NOT</text:p>
      <text:p text:style-name="Preformatted_20_Text">
        <text:s text:c="2"/>
        LIMITED TO, THE IMPLIED WARRANTIES OF MERCHANTABILITY AND FITNESS</text:p>
      <text:p text:style-name="Preformatted_20_Text">
        <text:s text:c="2"/>
        FOR A PARTICULAR PURPOSE ARE DISCLAIMED. 
        <text:s/>
        IN NO EVENT SHALL GEOFF</text:p>
      <text:p text:style-name="Preformatted_20_Text">
        <text:s text:c="2"/>
        KUENNING OR CONTRIBUTORS BE LIABLE FOR ANY DIRECT, INDIRECT,</text:p>
      <text:p text:style-name="Preformatted_20_Text">
        <text:s text:c="2"/>
        INCIDENTAL, SPECIAL, EXEMPLARY, OR CONSEQUENTIAL DAMAGES (INCLUDING,</text:p>
      <text:p text:style-name="Preformatted_20_Text">
        <text:s text:c="2"/>
        BUT NOT LIMITED TO, PROCUREMENT OF SUBSTITUTE GOODS OR SERVICES;</text:p>
      <text:p text:style-name="Preformatted_20_Text">
        <text:s text:c="2"/>
        LOSS OF USE, DATA, OR PROFITS; OR BUSINESS INTERRUPTION) HOWEVER</text:p>
      <text:p text:style-name="Preformatted_20_Text">
        <text:s text:c="2"/>
        CAUSED AND ON ANY THEORY OF LIABILITY, WHETHER IN CONTRACT, STRICT</text:p>
      <text:p text:style-name="Preformatted_20_Text">
        <text:s text:c="2"/>
        LIABILITY, OR TORT (INCLUDING NEGLIGENCE OR OTHERWISE) ARISING IN</text:p>
      <text:p text:style-name="Preformatted_20_Text">
        <text:s text:c="2"/>
        ANY WAY OUT OF THE USE OF THIS SOFTWARE, EVEN IF ADVISED OF THE</text:p>
      <text:p text:style-name="Preformatted_20_Text">
        <text:s text:c="2"/>
        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
        <text:a xlink:type="simple" xlink:href="#5.GNU Lesser General Public License Version 2.1|outline">Jump to LGPL Version 2.1</text:a>
      </text:p>
      <text:h text:style-name="Heading_20_2" text:outline-level="2">
        <text:soft-page-break/>
        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
        <text:a xlink:type="simple" xlink:href="#5.GNU Lesser General Public License Version 2.1|outline">Jump to LGPL Version 2.1</text:a>
      </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
        <text:a xlink:type="simple" xlink:href="#4.10.1.Spelling dictionary|outline">See English (Canada)</text:a>
        .</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
        <text:line-break/>
        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text:soft-page-break/>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P58" text:outline-level="3">
        <text:span text:style-name="T22">English</text:span>
        <text:span text:style-name="T21"> sentence checker for LibreOffice</text:span>
      </text:h>
      <text:p text:style-name="P117">
        <text:span text:style-name="T21">The following software may be included in this product: </text:span>
        <text:span text:style-name="T22">English</text:span>
        <text:span text:style-name="T21"> </text:span>
        <text:span text:style-name="T22">sentence checker</text:span>
        <text:span text:style-name="T21">. Use of any of this software is governed by the terms of the license below:</text:span>
      </text:p>
      <text:p text:style-name="P117">
        <text:span text:style-name="T22">2011</text:span>
        <text:span text:style-name="T21">-2012 (c) László Németh, license: MPL 1.1 / GPLv3+ / LGPLv3+</text:span>
      </text:p>
      <text:p text:style-name="P117">
        <text:a xlink:type="simple" xlink:href="#11.GNU General Public License Version 3|outline">Jump to GPL Version 3</text:a>
      </text:p>
      <text:p text:style-name="P117">
        <text:a xlink:type="simple" xlink:href="#9.GNU Lesser General Public License Version 3|outline">Jump to LGPL Version 3</text:a>
      </text:p>
      <text:p text:style-name="P117">
        <text:a xlink:type="simple" xlink:href="#8.Mozilla Public License Version 1.1|outline">Jump to MPL Version 1.1</text:a>
      </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
        <text:soft-page-break/>
        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
      </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
        <text:line-break/>
        EE-10119 Tallinn
        <text:line-break/>
        ESTONIA</text:p>
      <text:p text:style-name="Standard">E-mail: eki@eki.ee
        <text:line-break/>
        Phone &amp; Fax: +372-6411443</text:p>
      <text:p text:style-name="Standard">
        <text:soft-page-break/>
        <text:a xlink:type="simple" xlink:href="#7.GNU Lesser General Public License Version 2.1|outline">Jump to LGPL Version 2.1</text:a>
      </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
        <text:a xlink:type="simple" xlink:href="#15.The LaTeX Project Public License|outline">Jump to LPPL</text:a>
      </text:p>
      <text:p text:style-name="Standard">
        <text:a xlink:type="simple" xlink:href="#7.GNU Lesser General Public License Version 2.1|outline">Jump to LGPL Version 2.1</text:a>
      </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
      </text:p>
      <text:p text:style-name="Standard">Licenses:</text:p>
      <text:list xml:id="list4294481827791076792" text:style-name="L23">
        <text:list-item>
          <text:p text:style-name="P87">MPL: 
            <text:a xlink:type="simple" xlink:href="#13.Mozilla Public License Version 1.1|outline">Mozilla Public License version 1.1</text:a>
             or higher</text:p>
        </text:list-item>
        <text:list-item>
          <text:p text:style-name="P87">GPL: 
            <text:a xlink:type="simple" xlink:href="#12.GNU General Public License Version 2|outline">GNU General Public License version 2.0</text:a>
             or higher</text:p>
        </text:list-item>
        <text:list-item>
          <text:p text:style-name="P8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soft-page-break/>
        <text:a xlink:type="simple" xlink:href="http://mirror.ctan.org/language/hyphenation/frhyph.tex">http://mirror.ctan.org/language/hyphenation/frhyph.tex</text:a>
      </text:p>
      <text:p text:style-name="Standard">The TeX hyphenation tables are released under the LaTeX Project Public License (LPPL)</text:p>
      <text:p text:style-name="Standard">
        <text:a xlink:type="simple" xlink:href="#15.The LaTeX Project Public License|outline">Jump to LPPL</text:a>
      </text:p>
      <text:p text:style-name="Standard">License: OpenOffice.org adaptions of this package are licensed under the GNU Lesser General Public License (LGPL) version 2.1 or higher.</text:p>
      <text:p text:style-name="Standard">
        <text:a xlink:type="simple" xlink:href="#7.GNU Lesser General Public License Version 2.1|outline">Jump to LGPL Version 2.1</text:a>
      </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
        <text:a xlink:type="simple" xlink:href="#7.GNU Lesser General Public License Version 2.1|outline">Jump to LGPL Version 2.1</text:a>
      </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
        <text:a xlink:type="simple" xlink:href="#11.GNU General Public License Version 3|outline">Jump to GPL Version 3</text:a>
      </text:p>
      <text:h text:style-name="Heading_20_2" text:outline-level="2">
        <text:soft-page-break/>
        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
        <text:a xlink:type="simple" xlink:href="#9.GNU General Public License Version 3|outline">Jump to GPL Version 3</text:a>
      </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
        <text:a xlink:type="simple" xlink:href="mailto:danken@cs.technion.ac.il">danken@cs.technion.ac.il</text:a>
        ).</text:p>
      <text:p text:style-name="Standard">It is licensed under the GNU General Public License (GPL).</text:p>
      <text:p text:style-name="Standard">
        <text:a xlink:type="simple" xlink:href="#11.GNU General Public License Version 3|outline">Jump to GPL Version 3</text:a>
      </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
        <text:line-break/>
        Copyright © 2005 Swapnil {Hajare, Sant} &lt;
        <text:a xlink:type="simple" xlink:href="mailto:janabhaaratii@ncst.ernet.in">janabhaaratii@ncst.ernet.in</text:a>
        &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
        <text:a xlink:type="simple" xlink:href="#7.GNU General Public License Version 2|outline">Jump to GPL Version 2</text:a>
      </text:p>
      <text:h text:style-name="Heading_20_2" text:outline-level="2">Hungarian</text:h>
      <text:h text:style-name="Heading_20_3" text:outline-level="3">Spelling dictionary</text:h>
      <text:p text:style-name="Standard">The following software may be included in this product: Hungarian spelling 
        <text:soft-page-break/>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3" text:outline-level="3">Thesaurus</text:h>
      <text:p text:style-name="Standard">The following software may be included in this product: Hungarian thesaurus. Use of any of this software is governed by the terms of the license below:</text:p>
      <text:p text:style-name="Standard">
        <text:soft-page-break/>
        Copyright (C) 2009, László Németh</text:p>
      <text:p text:style-name="Standard">
        <text:a xlink:type="simple" xlink:href="#7.GNU General Public License Version 2|outline">Jump to GPL Version 2</text:a>
      </text:p>
      <text:h text:style-name="Heading_20_3" text:outline-level="3">
        <text:span text:style-name="T21">Hungarian sentence checker for LibreOffice</text:span>
      </text:h>
      <text:p text:style-name="P116">
        <text:span text:style-name="T21">The following software may be included in this product: Hungarian </text:span>
        <text:span text:style-name="T22">sentence checker</text:span>
        <text:span text:style-name="T21">. Use of any of this software is governed by the terms of the license below:</text:span>
      </text:p>
      <text:p text:style-name="P116">
        <text:span text:style-name="T21">2009-2012 (c) László Németh, license: MPL 1.1 / GPLv3+ / LGPLv3+</text:span>
      </text:p>
      <text:p text:style-name="P116">
        <text:a xlink:type="simple" xlink:href="#11.GNU General Public License Version 3|outline">Jump to GPL Version 3</text:a>
      </text:p>
      <text:p text:style-name="P116">
        <text:a xlink:type="simple" xlink:href="#9.GNU Lesser General Public License Version 3|outline">Jump to LGPL Version 3</text:a>
      </text:p>
      <text:p text:style-name="P116">
        <text:a xlink:type="simple" xlink:href="#8.Mozilla Public License Version 1.1|outline">Jump to MPL Version 1.1</text:a>
      </text:p>
      <text:h text:style-name="P52" text:outline-level="2">
        <text:span text:style-name="T19">Icelandic</text:span>
      </text:h>
      <text:h text:style-name="P56" text:outline-level="3">Spelling dictionary 
        <text:span text:style-name="T19">and thesaurus</text:span>
      </text:h>
      <text:p text:style-name="P115">
        <text:span text:style-name="T19">The wordlist was developed by Orðabók Háskólans in cooperation with Reiknistofnun Háskóla Íslands in the early nineties and was released into the public domain. Further modifications to the wordlist are also released into the public domain.
          <text:line-break/>
          <text:line-break/>
          The thesaurus and words in the spell checker with additional morphological information are from the Icelandic Wiktionary Project, http://is.wiktionary.org. Works released by the Wiktionary project are under the Creative Commons Attribution-ShareAlike 3.0 Unported license.
          <text:line-break/>
          <text:line-break/>
          You are free:
          <text:line-break/>
          <text:line-break/>
           
          <text:s text:c="3"/>
          to Share — to copy, distribute and transmit the work
          <text:line-break/>
           
          <text:s text:c="3"/>
          to Remix — to adapt the work
          <text:line-break/>
           
          <text:s text:c="3"/>
          to make commercial use of the work
          <text:line-break/>
          <text:line-break/>
          Under the following conditions:
          <text:line-break/>
          <text:line-break/>
           
          <text:s text:c="3"/>
          Attribution — You must attribute the work in the manner specified by the author or licensor (but not in any way that suggests that they endorse you or your use of the work).
          <text:line-break/>
          <text:line-break/>
           
          <text:s text:c="3"/>
          Share Alike — If you alter, transform, or build upon this work, you may distribute the resulting work only under the same or similar license to this one.</text:span>
      </text:p>
      <text:p text:style-name="P115">
        <text:a xlink:type="simple" xlink:href="#15.Creative Commons Attribution-ShareAlike 3.0 Unported|outline">
          <text:span text:style-name="T19">Jump to CC-BY-SA 3.0</text:span>
        </text:a>
      </text:p>
      <text:h text:style-name="Heading_20_2" text:outline-level="2">
        <text:soft-page-break/>
        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
        <text:line-break/>
        Copyright (C) 2002, 2003, 2004 Gianluca Turconi and Davide Prina
        <text:line-break/>
        Copyright (C) 2004, 2005, 2006, 2007 
        <text:s/>
        Davide Prina
        <text:line-break/>
        Copyright (C) 2010 
        <text:s/>
        Andrea Pescetti</text:p>
      <text:p text:style-name="Standard">
        <text:a xlink:type="simple" xlink:href="#11.GNU General Public License Version 3|outline">Jump to GPL Version 3</text:a>
      </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
        Based on the TeX hyphenation tables by Claudio Beccari</text:p>
      <text:p text:style-name="Standard">Author: 
        <text:s text:c="2"/>
        conversion author is Giuseppe Bilotta &lt;
        <text:a xlink:type="simple" xlink:href="mailto:giuseppe.bilotta@gmail.com">giuseppe.bilotta@gmail.com</text:a>
        &gt;</text:p>
      <text:p text:style-name="Standard">
        <text:a xlink:type="simple" xlink:href="#9.GNU Lesser General Public License Version 3|outline">Jump to LGPL Version 3</text:a>
      </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
        <text:line-break/>
        Copyright (C) 2008 Giovanni Zuliani
        <text:line-break/>
        Copyright (C) 2006,2007,2008 Davide Prina
        <text:line-break/>
        Copyright (C) 2010 
        <text:s/>
        Andrea Pescetti</text:p>
      <text:p text:style-name="Standard">
        <text:a xlink:type="simple" xlink:href="#11.GNU General Public License Version 3|outline">Jump to GPL Version 3</text:a>
      </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
        <text:soft-page-break/>
        (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
        <text:a xlink:type="simple" xlink:href="#11.GNU General Public License Version 3|outline">Jump to GPL Version 3</text:a>
      </text:p>
      <text:p text:style-name="Standard">
        <text:a xlink:type="simple" xlink:href="#9.GNU Lesser General Public License Version 3|outline">Jump to LGPL Version 3</text:a>
      </text:p>
      <text:p text:style-name="Standard">
        <text:a xlink:type="simple" xlink:href="#8.Mozilla Public License Version 1.1|outline">Jump to MPL Version 1.1</text:a>
      </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
        <text:a xlink:type="simple" xlink:href="#5.GNU Lesser General Public License Version 2.1|outline">Jump to LGPL Version 2.1</text:a>
      </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
        <text:a xlink:type="simple" xlink:href="#5.GNU Lesser General Public License Version 2.1|outline">Jump to LGPL Version 2.1</text:a>
      </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
        <text:a xlink:type="simple" xlink:href="#5.GNU Lesser General Public License Version 2.1|outline">Jump to LGPL Version 2.1</text:a>
      </text:p>
      <text:h text:style-name="Heading_20_2" text:outline-level="2">
        <text:soft-page-break/>
        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6834416290356687748" text:style-name="L24">
        <text:list-item>
          <text:p text:style-name="P88">Redistribution of source code must retain the above copyright notice, this list of conditions and the following disclaimer.</text:p>
        </text:list-item>
        <text:list-item>
          <text:p text:style-name="P88">Redistribution in binary form must reproduce the above copyright notice, this list of conditions and the following disclaimer in the documentation and/or other materials provided with the distribution.</text:p>
        </text:list-item>
        <text:list-item>
          <text:p text:style-name="P88">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
        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
        as lthyphen.tex.</text:p>
      <text:p text:style-name="Standard">
        <text:soft-page-break/>
        Author: Converted to OOo format by Albertas Agejevas &lt;alga@akl.lt&gt;</text:p>
      <text:p text:style-name="Standard">License: LaTeX Project Public Licence</text:p>
      <text:p text:style-name="Standard">
        <text:a xlink:type="simple" xlink:href="#15.The LaTeX Project Public License|outline">Jump to LPPL</text:a>
      </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
        <text:a xlink:type="simple" xlink:href="#5.GNU Lesser General Public License Version 2.1|outline">Jump to LGPL Version 2.1</text:a>
      </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
        <text:a xlink:type="simple" xlink:href="#5.GNU Lesser General Public License Version 2.1|outline">Jump to LGPL Version 2.1</text:a>
      </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
        <text:a xlink:type="simple" xlink:href="#7.GNU General Public License Version 2|outline">Jump to GPL Version 2</text:a>
      </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
        <text:a xlink:type="simple" xlink:href="#7.GNU General Public License Version 2|outline">Jump to GPL Version 2</text:a>
      </text:p>
      <text:h text:style-name="Heading_20_3" text:outline-level="3">Thesaurus</text:h>
      <text:p text:style-name="Standard">The following software may be included in this product: Norwegian thesaurus. 
        <text:soft-page-break/>
        Use of any of this software is governed by the terms of the license below:</text:p>
      <text:p text:style-name="Standard">
        <text:a xlink:type="simple" xlink:href="#7.GNU General Public License Version 2|outline">Jump to GPL Version 2</text:a>
      </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
        <text:a xlink:type="simple" xlink:href="#7.GNU General Public License Version 2|outline">Jump to GPL Version 2</text:a>
      </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
        ).</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
        Based on the TeX hyphenation patterns plhyph.tex, version 3.0a, Wednesday, May 17th, 1995. The original file is in CTAN archives, for example here:
        <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
        <text:soft-page-break/>
        <text:a xlink:type="simple" xlink:href="#9.GNU Lesser General Public License Version 3|outline">Jump to LGPL Version 3</text:a>
      </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
        <text:a xlink:type="simple" xlink:href="mailto:milek_pl@users.sourceforge.net">milek_pl@users.sourceforge.net</text:a>
        &gt;</text:p>
      <text:p text:style-name="Standard">This product is made available subject to the terms of GNU Lesser General Public License Version 2.1.</text:p>
      <text:p text:style-name="Standard">
        <text:a xlink:type="simple" xlink:href="#5.GNU Lesser General Public License Version 2.1|outline">Jump to LGPL Version 2.1</text:a>
      </text:p>
      <text:h text:style-name="Heading_20_2" text:outline-level="2">Portuguese</text:h>
      <text:h text:style-name="Heading_20_3" text:outline-level="3">Spelling dictionary</text:h>
      <text:p text:style-name="Standard">The following software may be included in this product: Portuguese spelling dictionary. Use of any of this software is governed by the terms of the license below:</text:p>
      <text:p text:style-name="Standard">Copyright (C) 2006 
        <text:s/>
        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
        <text:a xlink:type="simple" xlink:href="#7.GNU General Public License Version 2|outline">Jump to GPL Version 2</text:a>
      </text:p>
      <text:p text:style-name="Standard">Redistribution and use in source and binary forms, with or without modification, are permitted provided that the following conditions are met:</text:p>
      <text:list xml:id="list4595238979050102977" text:style-name="L25">
        <text:list-item>
          <text:p text:style-name="P89">Redistributions of source code must retain the above copyright notice, this list of conditions and the following disclaimer.</text:p>
        </text:list-item>
        <text:list-item>
          <text:p text:style-name="P89">Redistributions in binary form must reproduce the above copyright notice, this list of conditions and the following disclaimer in the documentation and/or other materials provided with the distribution.</text:p>
        </text:list-item>
        <text:list-item>
          <text:p text:style-name="P89">All advertising materials mentioning features or use of this software 
            <text:soft-page-break/>
            must display the following acknowledgement: This product includes software developed by the University of California, Berkeley and its contributors.</text:p>
        </text:list-item>
        <text:list-item>
          <text:p text:style-name="P89">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ugue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
        <text:a xlink:type="simple" xlink:href="#7.GNU General Public License Version 2|outline">Jump to GPL Version 2</text:a>
      </text:p>
      <text:h text:style-name="Heading_20_3" text:outline-level="3">Thesaurus</text:h>
      <text:p text:style-name="Standard">The following software may be included in this product: Portuguese thesaurus. Use of any of this software is governed by the terms of the license below:</text:p>
      <text:p text:style-name="Standard">
        <text:a xlink:type="simple" xlink:href="#7.GNU General Public License Version 2|outline">Jump to GPL Version 2</text:a>
      </text:p>
      <text:h text:style-name="Heading_20_2" text:outline-level="2">Portuguese (Brazilian)</text:h>
      <text:h text:style-name="Heading_20_3" text:outline-level="3">Spelling dictionary</text:h>
      <text:p text:style-name="Standard">The following software may be included in this product: Portuguese (Brazilian) spelling dictionary. Use of any of this software is governed by the terms of the 
        <text:soft-page-break/>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
        .</text:p>
      <text:p text:style-name="Standard">Copyright (C) 2006 - 2008 by Raimundo Santos Moura &lt;raimundomoura@openoffice.org&gt;</text:p>
      <text:p text:style-name="Standard">
        <text:a xlink:type="simple" xlink:href="#5.GNU Lesser General Public License Version 2.1|outline">Jump to LGPL Version 2.1</text:a>
      </text:p>
      <text:h text:style-name="Heading_20_3" text:outline-level="3">Hyphenation patterns</text:h>
      <text:p text:style-name="Standard">The following software may be included in this product: Portugue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
        .</text:p>
      <text:p text:style-name="Standard">Copyright (C) 2008 - 2009 by Raimundo Santos Moura &lt;raimundomoura@openoffice.org&gt;</text:p>
      <text:p text:style-name="Standard">
        <text:a xlink:type="simple" xlink:href="#5.GNU Lesser General Public License Version 2.1|outline">Jump to LGPL Version 2.1</text:a>
      </text:p>
      <text:h text:style-name="Heading_20_3" text:outline-level="3">
        <text:span text:style-name="T18">Portuguese Brasilian sentence checker for LibreOffice</text:span>
      </text:h>
      <text:p text:style-name="P114">The following software may be included in this product: Portuguese (Brazilian) hyphenation patterns. Use of any of this software is governed by the terms of the license below:</text:p>
      <text:p text:style-name="P114">
        <text:span text:style-name="T18">MPL 1.1 / GPLv3+ / LGPLv3+ </text:span>
      </text:p>
      <text:p text:style-name="P114">
        <text:span text:style-name="T18">2013 © Raimundo Santos Moura</text:span>
      </text:p>
      <text:p text:style-name="P114">
        <text:a xlink:type="simple" xlink:href="#11.GNU General Public License Version 3|outline">Jump to GPL Version 3</text:a>
      </text:p>
      <text:p text:style-name="P114">
        <text:a xlink:type="simple" xlink:href="#9.GNU Lesser General Public License Version 3|outline">Jump to LGPL Version 3</text:a>
      </text:p>
      <text:p text:style-name="P114">
        <text:a xlink:type="simple" xlink:href="#8.Mozilla Public License Version 1.1|outline">Jump to MPL Version 1.1</text:a>
      </text:p>
      <text:h text:style-name="Heading_20_2" text:outline-level="2">
        <text:soft-page-break/>
        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
        <text:a xlink:type="simple" xlink:href="#7.GNU General Public License Version 2|outline">Jump to GPL Version 2</text:a>
      </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
        <text:a xlink:type="simple" xlink:href="#7.GNU General Public License Version 2|outline">Jump to GPL Version 2</text:a>
      </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text:soft-page-break/>
        modification, are permitted provided that the following conditions are met:</text:p>
      <text:list xml:id="list9022317662493664073" text:style-name="L26">
        <text:list-item>
          <text:p text:style-name="P90">Redistribution of source code must retain the above copyright notice, this list of conditions and the following disclaimer.</text:p>
        </text:list-item>
        <text:list-item>
          <text:p text:style-name="P90">Redistribution in binary form must reproduce the above copyright notice, this list of conditions and the following disclaimer in the documentation and/or other materials provided with the distribution.</text:p>
        </text:list-item>
        <text:list-item>
          <text:p text:style-name="P90">Modified versions must be clearly marked as such.</text:p>
        </text:list-item>
        <text:list-item>
          <text:p text:style-name="P90">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P57" text:outline-level="3">
        <text:soft-page-break/>
        <text:span text:style-name="T21">Russian grammar checker</text:span>
      </text:h>
      <text:p text:style-name="Standard">The following software may be included in this product: Russian 
        <text:span text:style-name="T21">grammar checker</text:span>
        . Use of any of this software is governed by the terms of the license below:</text:p>
      <text:p text:style-name="P116">
        <text:span text:style-name="T21">2009, 2011, 2012 (c) Yakov Reztsov &lt;yr at myooo dot ru&gt;, license: MPL 1.1 / GPL / LGPL </text:span>
      </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
        <text:a xlink:type="simple" xlink:href="#9.GNU General Public License Version 3|outline">Jump to GPL Version 3</text:a>
      </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
        <text:a xlink:type="simple" xlink:href="#5.GNU Lesser General Public License Version 2.1|outline">Jump to LGPL Version 2.1</text:a>
      </text:p>
      <text:h text:style-name="Heading_20_2" text:outline-level="2">
        <text:soft-page-break/>
        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
        Laknath Semage &lt;blaknath [at] gmail [dot] com&gt; </text:p>
      <text:p text:style-name="Standard">
        <text:a xlink:type="simple" xlink:href="#9.GNU General Public License Version 3|outline">Jump to GPL Version 3</text:a>
      </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485602027374457450" text:style-name="L27">
        <text:list-item>
          <text:p text:style-name="P91">The GNU General Public License (GPL) Version 2, June 1991</text:p>
        </text:list-item>
        <text:list-item>
          <text:p text:style-name="P91">GNU Lesser General Public License Version 2.1, February 1999</text:p>
        </text:list-item>
        <text:list-item>
          <text:p text:style-name="P91">Mozilla Public License 1.1 (MPL 1.1)</text:p>
        </text:list-item>
      </text:list>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
        <text:a xlink:type="simple" xlink:href="http://cvs.sourceforge.net/cgi-bin/viewcvs.cgi/oo-cs/lingucomponent-tools/">http://cvs.sourceforge.net/cgi-bin/viewcvs.cgi/oo-cs/lingucomponent-tools/</text:a>
        ).</text:p>
      <text:p text:style-name="Standard">Original license: LPPL</text:p>
      <text:p text:style-name="Standard">
        <text:a xlink:type="simple" xlink:href="#15.The LaTeX Project Public License|outline">Jump to LPPL</text:a>
      </text:p>
      <text:h text:style-name="Heading_20_3" text:outline-level="3">
        <text:soft-page-break/>
        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h text:style-name="Heading_20_3" text:outline-level="3">
        <text:soft-page-break/>
        Thesaurus</text:h>
      <text:p text:style-name="Standard">The following software may be included in this product: Slovenian thesaurus. Use of any of this software is governed by the terms of the license below:</text:p>
      <text:p text:style-name="Standard">
        <text:a xlink:type="simple" xlink:href="#5.GNU Lesser General Public License Version 2.1|outline">Jump to LGPL Version 2.1</text:a>
      </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
        <text:a xlink:type="simple" xlink:href="#4.GNU General Public License Version 3|outline">Jump to GPL version 3</text:a>
      </text:p>
      <text:p text:style-name="Standard">
        <text:a xlink:type="simple" xlink:href="#9.GNU Lesser General Public License Version 3|outline">Jump to LGPL Version 3</text:a>
      </text:p>
      <text:p text:style-name="Standard">
        <text:a xlink:type="simple" xlink:href="#8.Mozilla Public License Version 1.1|outline">Jump to MPL Version 1.1</text:a>
      </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
        <text:a xlink:type="simple" xlink:href="#4.GNU General Public License Version 3|outline">Jump to GPL version 3</text:a>
      </text:p>
      <text:p text:style-name="Standard">
        <text:a xlink:type="simple" xlink:href="#9.GNU Lesser General Public License Version 3|outline">Jump to LGPL Version 3</text:a>
      </text:p>
      <text:p text:style-name="Standard">
        <text:a xlink:type="simple" xlink:href="#8.Mozilla Public License Version 1.1|outline">Jump to MPL Version 1.1</text:a>
      </text:p>
      <text:h text:style-name="Heading_20_3" text:outline-level="3">Thesaurus</text:h>
      <text:p text:style-name="Standard">The following software may be included in this product: Spanish thesaurus. Use of any of this software is governed by the terms of the license below:</text:p>
      <text:p text:style-name="Standard">
        <text:a xlink:type="simple" xlink:href="#5.GNU Lesser General Public License Version 2.1|outline">Jump to LGPL Version 2.1</text:a>
      </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
        <text:soft-page-break/>
        Copyright (C) 2004 Jason M Githeko</text:p>
      <text:p text:style-name="Standard">
        <text:a xlink:type="simple" xlink:href="#5.GNU Lesser General Public License Version 2.1|outline">Jump to LGPL Version 2.1</text:a>
      </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
        <text:a xlink:type="simple" xlink:href="mailto:goran@init.se">goran@init.se</text:a>
        &gt;.</text:p>
      <text:p text:style-name="Standard">This dictionary is made available subject to the terms of GNU Lesser General Public License Version 3.</text:p>
      <text:p text:style-name="Standard">
        <text:a xlink:type="simple" xlink:href="#7.GNU Lesser General Public License Version 3|outline">Jump to LGPL Version 3</text:a>
      </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
        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
        <text:soft-page-break/>
        GNU Hunspell Telugu 
        <text:s/>
        Word List Package adaptation</text:p>
      <text:p text:style-name="Standard">Copyright © 2010 adaptation to Hunspell, Arjuna Rao Chavala
        <text:line-break/>
        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
        <text:a xlink:type="simple" xlink:href="#7.GNU General Public License Version 2|outline">Jump to GPL Version 2</text:a>
      </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
        <text:a xlink:type="simple" xlink:href="#9.GNU General Public License Version 3|outline">Jump to GPL Version 3</text:a>
      </text:p>
      <text:p text:style-name="Standard">
        <text:a xlink:type="simple" xlink:href="#1.GNU Lesser General Public License Version 3|outline">Jump to LGPL Version 3</text:a>
      </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
        <text:a xlink:type="simple" xlink:href="#5.GNU Lesser General Public License Version 2.1|outline">Jump to LGPL Version 2.1</text:a>
      </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
        <text:line-break/>
        Copyright (C) 2001 Dmytro Kovalyov, Maksym Polyakov, Andriy Rysin
        <text:line-break/>
        Copyright (C) 2002 Valentyn Solomko, Volodymyr M. Lisivka
        <text:line-break/>
        <text:soft-page-break/>
        Copyright (C) 2005 Andriy Rysin, Eugeniy Meshcheryakov, Dmytro Kovalyov
        <text:line-break/>
        Copyright (C) 2006-2009 Andriy Rysin</text:p>
      <text:p text:style-name="Standard">This dictionary is licensed under GPL 2.0 or above, LGPL 2.1 or above and MPL (Mozilla Public License) 1.1 licenses.</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
        <text:a xlink:type="simple" xlink:href="#7.GNU General Public License Version 2|outline">Jump to GPL Version 2</text:a>
      </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
        <text:a xlink:type="simple" xlink:href="#7.GNU General Public License Version 2|outline">Jump to GPL Version 2</text:a>
      </text:p>
      <text:p text:style-name="Standard">
        <text:a xlink:type="simple" xlink:href="#5.GNU Lesser General Public License Version 2.1|outline">Jump to LGPL Version 2.1</text:a>
      </text:p>
      <text:p text:style-name="Standard">
        <text:a xlink:type="simple" xlink:href="#8.Mozilla Public License Version 1.1|outline">Jump to MPL Version 1.1</text:a>
      </text:p>
      <text:h text:style-name="Heading_20_2" text:outline-level="2">
        <text:soft-page-break/>
        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
        <text:line-break/>
        Ivan Garcia &lt;capiscuas@gmail.com&gt;
        <text:line-break/>
        Nguyễn Xuân Minh &lt;
        <text:a xlink:type="simple" xlink:href="mailto:mxn@zoomtown.com">mxn@zoomtown.com</text:a>
        &gt;</text:p>
      <text:p text:style-name="Standard">This spellchecker for OpenOffice was based on the Vietnamese Dictionary list from Proffessor Hồ Ngọc Đức</text:p>
      <text:p text:style-name="Standard">This spellchecker is released with GPLv2 license.</text:p>
      <text:p text:style-name="Standard">
        <text:a xlink:type="simple" xlink:href="#7.GNU General Public License Version 2|outline">Jump to GPL Version 2</text:a>
      </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
        <text:a xlink:type="simple" xlink:href="#5.GNU Lesser General Public License Version 2.1|outline">Jump to LGPL Version 2.1</text:a>
      </text:p>
      <text:h text:style-name="P62" text:outline-level="1">
        <text:bookmark-start text:name="__RefHeading__6874_404019354"/>
        Artwork
        <text:bookmark-end text:name="__RefHeading__6874_404019354"/>
      </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
        <text:line-break/>
        Copyright (C) 2002 and following years KDE Artists This library is free software; you can redistribute it and/or modify it under the terms of the GNU Lesser General Public License as published by the Free Software Foundation, version 2.1 of the License.</text:p>
      <text:p text:style-name="Standard">
        <text:a xlink:type="simple" xlink:href="#7.GNU Lesser General Public License Version 2.1|outline">Jump to LGPL Version 2.1</text:a>
      </text:p>
      <text:h text:style-name="Heading_20_2" text:outline-level="2">Tango theme</text:h>
      <text:p text:style-name="Standard">Portions of the Tango theme contain work licenced under the Creative Commons Attribution-Share Alike 3.0 United States License. To view a 
        <text:s/>
        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
      </text:p>
      <text:p text:style-name="Standard">
        <text:a xlink:type="simple" xlink:href="#15.Creative Commons Attribution-ShareAlike 3.0 Unported|outline">Jump to CC-BY-SA 3.0</text:a>
      </text:p>
      <text:h text:style-name="P62" text:outline-level="1">
        <text:bookmark-start text:name="__RefHeading__6876_404019354"/>
        Miscellaneous
        <text:bookmark-end text:name="__RefHeading__6876_404019354"/>
      </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P62" text:outline-level="1">
        <text:bookmark-start text:name="__RefHeading__12227_1300998327"/>
        GNU Lesser General Public License Version 3
        <text:bookmark-end text:name="__RefHeading__12227_1300998327"/>
      </text:h>
      <text:p text:style-name="Standard">Copyright © 2007 Free Software Foundation, Inc. &lt;
        <text:a xlink:type="simple" xlink:href="http://fsf.org/">http://fsf.org/</text:a>
        &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
        <text:bookmark-start text:name="__RefHeading__12229_1300998327"/>
        <text:bookmark text:name="section0"/>
        0. Additional Definitions.
        <text:bookmark-end text:name="__RefHeading__12229_1300998327"/>
      </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
        <text:bookmark-start text:name="__RefHeading__12231_1300998327"/>
        <text:bookmark text:name="section1"/>
        1. Exception to Section 3 of the GNU GPL.
        <text:bookmark-end text:name="__RefHeading__12231_1300998327"/>
      </text:h>
      <text:p text:style-name="Standard">You may convey a covered work under sections 3 and 4 of this License without being bound by section 3 of the GNU GPL.</text:p>
      <text:h text:style-name="Heading_20_2" text:outline-level="2">
        <text:bookmark-start text:name="__RefHeading__12233_1300998327"/>
        <text:bookmark text:name="section2"/>
        2. Conveying Modified Versions.
        <text:bookmark-end text:name="__RefHeading__12233_1300998327"/>
      </text:h>
      <text:p text:style-name="Standard">If you modify a copy of the Library, and, in your modifications, a facility refers to a function or data to be supplied by an Application that uses the facility (other than as an argument passed when the facility is invoked), then you may 
        <text:soft-page-break/>
        convey a copy of the modified version:</text:p>
      <text:list xml:id="list7812292245699644682" text:style-name="L28">
        <text:list-item>
          <text:p text:style-name="P92">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92">b) under the GNU GPL, with none of the additional permissions of this License applicable to that copy.</text:p>
        </text:list-item>
      </text:list>
      <text:h text:style-name="Heading_20_2" text:outline-level="2" text:is-list-header="true">
        <text:bookmark-start text:name="__RefHeading__12235_1300998327"/>
        <text:bookmark text:name="section3"/>
        3. Object Code Incorporating Material from Library Header Files.
        <text:bookmark-end text:name="__RefHeading__12235_1300998327"/>
      </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896038891208072950" text:style-name="L29">
        <text:list-item>
          <text:p text:style-name="P93">a) Give prominent notice with each copy of the object code that the Library is used in it and that the Library and its use are covered by this License.</text:p>
        </text:list-item>
        <text:list-item>
          <text:p text:style-name="P93">b) Accompany the object code with a copy of the GNU GPL and this license document.</text:p>
        </text:list-item>
      </text:list>
      <text:h text:style-name="Heading_20_2" text:outline-level="2" text:is-list-header="true">
        <text:bookmark-start text:name="__RefHeading__12237_1300998327"/>
        <text:bookmark text:name="section4"/>
        4. Combined Works.
        <text:bookmark-end text:name="__RefHeading__12237_1300998327"/>
      </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457606658505167290" text:style-name="L30">
        <text:list-item>
          <text:p text:style-name="P94">a) Give prominent notice with each copy of the Combined Work that the Library is used in it and that the Library and its use are covered by this License.</text:p>
        </text:list-item>
        <text:list-item>
          <text:p text:style-name="P94">b) Accompany the Combined Work with a copy of the GNU GPL and this license document.</text:p>
        </text:list-item>
        <text:list-item>
          <text:p text:style-name="P94">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94">d) Do one of the following:</text:p>
          <text:list>
            <text:list-item>
              <text:p text:style-name="P94">0) Convey the Minimal Corresponding Source under the terms of 
                <text:soft-page-break/>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94">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94">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53" text:outline-level="2" text:is-list-header="true">
        <text:bookmark-start text:name="__RefHeading__12239_1300998327"/>
        <text:bookmark text:name="section5"/>
        5. Combined Libraries.
        <text:bookmark-end text:name="__RefHeading__12239_1300998327"/>
      </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4142283021088036295" text:style-name="L31">
        <text:list-item>
          <text:p text:style-name="P95">a) Accompany the combined library with a copy of the same work based on the Library, uncombined with any other library facilities, conveyed under the terms of this License.</text:p>
        </text:list-item>
        <text:list-item>
          <text:p text:style-name="P95">b) Give prominent notice with the combined library that part of it is a work based on the Library, and explaining where to find the accompanying uncombined form of the same work.</text:p>
        </text:list-item>
      </text:list>
      <text:h text:style-name="P53" text:outline-level="2" text:is-list-header="true">
        <text:bookmark-start text:name="__RefHeading__12241_1300998327"/>
        <text:bookmark text:name="section6"/>
        6. Revised Versions of the GNU Lesser General Public License.
        <text:bookmark-end text:name="__RefHeading__12241_1300998327"/>
      </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text:soft-page-break/>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2" text:outline-level="1">
        <text:bookmark-start text:name="__RefHeading__6878_404019354"/>
        GNU Lesser General Public License Version 2.1
        <text:bookmark-end text:name="__RefHeading__6878_404019354"/>
      </text:h>
      <text:p text:style-name="Preformatted_20_Text">Copyright (C) 1991, 1999 Free Software Foundation, Inc.</text:p>
      <text:p text:style-name="Preformatted_20_Text">51 Franklin Street, Fifth Floor, Boston, MA 
        <text:s/>
        02110-1301 
        <text:s/>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
        <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
        <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
        <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
        also meet all of these conditions:</text:p>
      <text:list xml:id="list3306218764918095317" text:style-name="L32">
        <text:list-item>
          <text:p text:style-name="P96">
            <text:span text:style-name="Strong_20_Emphasis">a)</text:span>
             The modified work must itself be a software library.</text:p>
        </text:list-item>
        <text:list-item>
          <text:p text:style-name="P96">
            <text:span text:style-name="Strong_20_Emphasis">b)</text:span>
             You must cause the files modified to carry prominent notices stating that you changed the files and the date of any change.</text:p>
        </text:list-item>
        <text:list-item>
          <text:p text:style-name="P96">
            <text:span text:style-name="Strong_20_Emphasis">c)</text:span>
             You must cause the whole of the work to be licensed at no charge to all third parties under the terms of this License.</text:p>
        </text:list-item>
        <text:list-item>
          <text:p text:style-name="P96">
            <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96">(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
        <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
        <text:soft-page-break/>
        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
        <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
        <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
        <text:soft-page-break/>
        <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883318870977850957" text:style-name="L33">
        <text:list-item>
          <text:p text:style-name="P97">
            <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97">
            <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97">
            <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97">
            <text:span text:style-name="Strong_20_Emphasis">d)</text:span>
             If distribution of the work is made by offering access to copy from a designated place, offer equivalent access to copy the above specified materials from the same place.</text:p>
        </text:list-item>
        <text:list-item>
          <text:p text:style-name="P97">
            <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
        <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5492235285703478696" text:style-name="L34">
        <text:list-item>
          <text:p text:style-name="P98">
            <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98">
            <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
        <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
        <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
        <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
        <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
        <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
        <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
        <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
        <text:soft-page-break/>
        <text:span text:style-name="Strong_20_Emphasis">NO WARRANTY</text:span>
      </text:p>
      <text:p text:style-name="Standard">
        <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
        <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
        <text:span text:style-name="Variable">one line to give the library's name and an idea of what it does.</text:span>
      </text:p>
      <text:p text:style-name="Preformatted_20_Text">Copyright (C) 
        <text:span text:style-name="Variable">year</text:span>
         
        <text:s/>
        <text:span text:style-name="Variable">name of author</text:span>
      </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
        See the GNU</text:p>
      <text:p text:style-name="Preformatted_20_Text">Lesser General Public License for more details.</text:p>
      <text:p text:style-name="Preformatted_20_Text"/>
      <text:p text:style-name="Preformatted_20_Text">
        <text:soft-page-break/>
        You should have received a copy of the GNU Lesser General Public</text:p>
      <text:p text:style-name="Preformatted_20_Text">License along with this library; if not, write to the Free Software</text:p>
      <text:p text:style-name="P27">Foundation, Inc., 51 Franklin Street, Fifth Floor, Boston, MA 
        <text:s/>
        02110-1301 
        <text:s/>
        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
        <text:span text:style-name="Variable">signature of Ty Coon</text:span>
        , 1 April 1990</text:p>
      <text:p text:style-name="P27">Ty Coon, President of Vice</text:p>
      <text:p text:style-name="Standard">That's all there is to it!</text:p>
      <text:h text:style-name="P62" text:outline-level="1">
        <text:bookmark-start text:name="__RefHeading__6755_841587373"/>
        GNU Library General Public License Version 2
        <text:bookmark-end text:name="__RefHeading__6755_841587373"/>
      </text:h>
      <text:p text:style-name="Standard">Version 2, June 1991 </text:p>
      <text:p text:style-name="Preformatted_20_Text">Copyright (C) 1991 Free Software Foundation, Inc.</text:p>
      <text:p text:style-name="Preformatted_20_Text">51 Franklin St, Fifth Floor, Boston, MA 
        <text:s/>
        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
        It is</text:p>
      <text:p text:style-name="P27">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
        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
        <text:soft-page-break/>
        TERMS AND CONDITIONS FOR COPYING, DISTRIBUTION AND MODIFICATION</text:h>
      <text:p text:style-name="Standard">
        <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
        <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
        <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1818541799963570958" text:style-name="L35">
        <text:list-item>
          <text:p text:style-name="P99">
            <text:span text:style-name="Strong_20_Emphasis">a)</text:span>
             The modified work must itself be a software library. </text:p>
        </text:list-item>
        <text:list-item>
          <text:p text:style-name="P99">
            <text:soft-page-break/>
            <text:span text:style-name="Strong_20_Emphasis">b)</text:span>
             You must cause the files modified to carry prominent notices stating that you changed the files and the date of any change. </text:p>
        </text:list-item>
        <text:list-item>
          <text:p text:style-name="P99">
            <text:span text:style-name="Strong_20_Emphasis">c)</text:span>
             You must cause the whole of the work to be licensed at no charge to all third parties under the terms of this License. </text:p>
        </text:list-item>
        <text:list-item>
          <text:p text:style-name="P99">
            <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9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
        <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
        <text:soft-page-break/>
        This option is useful when you wish to copy part of the code of the Library into a program that is not a library. </text:p>
      <text:p text:style-name="Standard">
        <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
        <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
        <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2260265979834895564" text:style-name="L36">
        <text:list-item>
          <text:p text:style-name="P100">
            <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100">
            <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100">
            <text:span text:style-name="Strong_20_Emphasis">c)</text:span>
             If distribution of the work is made by offering access to copy from a designated place, offer equivalent access to copy the above specified materials from the same place. </text:p>
        </text:list-item>
        <text:list-item>
          <text:p text:style-name="P100">
            <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
        <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
        facilities is otherwise permitted, and provided that you do these two things: </text:p>
      <text:list xml:id="list1097589316518976408" text:style-name="L37">
        <text:list-item>
          <text:p text:style-name="P101">
            <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101">
            <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
        <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
        <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
        <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
        <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
        <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
        <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
        <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
        <text:span text:style-name="Strong_20_Emphasis">NO WARRANTY</text:span>
      </text:p>
      <text:p text:style-name="Standard">
        <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
        THE COST OF ALL NECESSARY SERVICING, REPAIR OR CORRECTION. </text:p>
      <text:p text:style-name="Standard">
        <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
        <text:span text:style-name="Variable">one line to give the library's name and an idea of what it does.</text:span>
      </text:p>
      <text:p text:style-name="Preformatted_20_Text">Copyright (C) 
        <text:span text:style-name="Variable">year</text:span>
         
        <text:s/>
        <text:span text:style-name="Variable">name of author</text:span>
      </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
        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27">Boston, MA 
        <text:s/>
        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
        <text:soft-page-break/>
        the library `Frob' (a library for tweaking knobs) written</text:p>
      <text:p text:style-name="Preformatted_20_Text">by James Random Hacker.</text:p>
      <text:p text:style-name="Preformatted_20_Text"/>
      <text:p text:style-name="Preformatted_20_Text">
        <text:span text:style-name="Variable">signature of Ty Coon</text:span>
        , 1 April 1990</text:p>
      <text:p text:style-name="P27">Ty Coon, President of Vice</text:p>
      <text:p text:style-name="Standard">That's all there is to it!</text:p>
      <text:h text:style-name="Heading_20_1" text:outline-level="1">
        <text:bookmark-start text:name="__RefHeading__6880_404019354"/>
        GNU General Public License Version 3
        <text:bookmark-end text:name="__RefHeading__6880_404019354"/>
      </text:h>
      <text:p text:style-name="Standard">Copyright © 2007 Free Software Foundation, Inc. &lt;
        <text:a xlink:type="simple" xlink:href="http://fsf.org/">http://fsf.org/</text:a>
        &gt;</text:p>
      <text:p text:style-name="Standard">Everyone is permitted to copy and distribute verbatim copies of this license document, but changing it is not allowed.</text:p>
      <text:h text:style-name="Heading_20_2" text:outline-level="2">
        <text:bookmark text:name="preamble1"/>
        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
        <text:soft-page-break/>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
        <text:bookmark text:name="terms1"/>
        TERMS AND CONDITIONS</text:h>
      <text:h text:style-name="Heading_20_3" text:outline-level="3">
        <text:bookmark text:name="section02"/>
        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text:soft-page-break/>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
        <text:bookmark text:name="section13"/>
        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
        <text:soft-page-break/>
        The Corresponding Source for a work in source code form is that same work.</text:p>
      <text:h text:style-name="Heading_20_3" text:outline-level="3">
        <text:bookmark text:name="section22"/>
        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
        <text:bookmark text:name="section32"/>
        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
        <text:bookmark text:name="section42"/>
        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
        <text:soft-page-break/>
        You may charge any price or no price for each copy that you convey, and you may offer support or warranty protection for a fee.</text:p>
      <text:h text:style-name="Heading_20_3" text:outline-level="3">
        <text:bookmark text:name="section52"/>
        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2000134448442957126" text:style-name="L38">
        <text:list-item>
          <text:p text:style-name="P102">a) The work must carry prominent notices stating that you modified it, and giving a relevant date.</text:p>
        </text:list-item>
        <text:list-item>
          <text:p text:style-name="P102">b) The work must carry prominent notices stating that it is released under this License and any conditions added under section 7. This requirement modifies the requirement in section 4 to “keep intact all notices”.</text:p>
        </text:list-item>
        <text:list-item>
          <text:p text:style-name="P10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02">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
        <text:bookmark text:name="section62"/>
        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1177004149548384197" text:style-name="L39">
        <text:list-item>
          <text:p text:style-name="P103">a) Convey the object code in, or embodied in, a physical product (including a physical distribution medium), accompanied by the Corresponding Source fixed on a durable physical medium customarily used for software interchange.</text:p>
        </text:list-item>
        <text:list-item>
          <text:p text:style-name="P103">
            <text:soft-page-break/>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0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3">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
        <text:soft-page-break/>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
        <text:bookmark text:name="section71"/>
        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text:soft-page-break/>
        material) supplement the terms of this License with terms:</text:p>
      <text:list xml:id="list4549475072390863833" text:style-name="L40">
        <text:list-item>
          <text:p text:style-name="P104">a) Disclaiming warranty or limiting liability differently from the terms of sections 15 and 16 of this License; or</text:p>
        </text:list-item>
        <text:list-item>
          <text:p text:style-name="P104">b) Requiring preservation of specified reasonable legal notices or author attributions in that material or in the Appropriate Legal Notices displayed by works containing it; or</text:p>
        </text:list-item>
        <text:list-item>
          <text:p text:style-name="P104">c) Prohibiting misrepresentation of the origin of that material, or requiring that modified versions of such material be marked in reasonable ways as different from the original version; or</text:p>
        </text:list-item>
        <text:list-item>
          <text:p text:style-name="P104">d) Limiting the use for publicity purposes of names of licensors or authors of the material; or</text:p>
        </text:list-item>
        <text:list-item>
          <text:p text:style-name="P104">e) Declining to grant rights under trademark law for use of some trade names, trademarks, or service marks; or</text:p>
        </text:list-item>
        <text:list-item>
          <text:p text:style-name="P10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
        <text:bookmark text:name="section81"/>
        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
        <text:soft-page-break/>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
        <text:bookmark text:name="section91"/>
        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
        <text:bookmark text:name="section101"/>
        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text:soft-page-break/>
        portion of it.</text:p>
      <text:h text:style-name="Heading_20_3" text:outline-level="3">
        <text:bookmark text:name="section112"/>
        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text:soft-page-break/>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
        <text:bookmark text:name="section121"/>
        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
        <text:bookmark text:name="section131"/>
        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
        <text:bookmark text:name="section14"/>
        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text:soft-page-break/>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
        <text:bookmark text:name="section15"/>
        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
        <text:bookmark text:name="section16"/>
        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
        <text:bookmark text:name="section17"/>
        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
        <text:bookmark text:name="howto1"/>
        <text:soft-page-break/>
        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26">
        <text:s/>
        &lt;one line to give the program's name and a brief idea of what it does.&gt;</text:p>
      <text:p text:style-name="P26">
        <text:s/>
        Copyright (C) &lt;year&gt; &lt;name of author&gt;</text:p>
      <text:p text:style-name="P26"/>
      <text:p text:style-name="P26">
        <text:s/>
        This program is free software: you can redistribute it and/or modify</text:p>
      <text:p text:style-name="P26">
        <text:s/>
        it under the terms of the GNU General Public License as published by</text:p>
      <text:p text:style-name="P26">
        <text:s/>
        the Free Software Foundation, either version 3 of the License, or</text:p>
      <text:p text:style-name="P26">
        <text:s/>
        (at your option) any later version.</text:p>
      <text:p text:style-name="P26"/>
      <text:p text:style-name="P26">
        <text:s/>
        This program is distributed in the hope that it will be useful,</text:p>
      <text:p text:style-name="P26">
        <text:s/>
        but WITHOUT ANY WARRANTY; without even the implied warranty of</text:p>
      <text:p text:style-name="P26">
        <text:s/>
        MERCHANTABILITY or FITNESS FOR A PARTICULAR PURPOSE. See the</text:p>
      <text:p text:style-name="P26">
        <text:s/>
        GNU General Public License for more details.</text:p>
      <text:p text:style-name="P26"/>
      <text:p text:style-name="P26">
        <text:s/>
        You should have received a copy of the GNU General Public License</text:p>
      <text:p text:style-name="P24">
        <text:s/>
        along with this program. If not, see &lt;
        <text:a xlink:type="simple" xlink:href="http://www.gnu.org/licenses/">http://www.gnu.org/licenses/</text:a>
        &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26">
        <text:s/>
        &lt;program&gt; Copyright (C) &lt;year&gt; &lt;name of author&gt;</text:p>
      <text:p text:style-name="P26">
        <text:s/>
        This program comes with ABSOLUTELY NO WARRANTY; for details type `show w'.</text:p>
      <text:p text:style-name="P26">
        <text:s/>
        This is free software, and you are welcome to redistribute it</text:p>
      <text:p text:style-name="P24">
        <text:s/>
        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
        <text:a xlink:type="simple" xlink:href="http://www.gnu.org/licenses/">http://www.gnu.org/licenses/</text:a>
        &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text:soft-page-break/>
        &lt;
        <text:a xlink:type="simple" xlink:href="http://www.gnu.org/philosophy/why-not-lgpl.html">http://www.gnu.org/philosophy/why-not-lgpl.html</text:a>
        &gt;.</text:p>
      <text:p text:style-name="Standard"/>
      <text:h text:style-name="P62" text:outline-level="1">
        <text:bookmark-start text:name="__RefHeading__12243_1300998327"/>
        GNU General Public License Version 2
        <text:bookmark-end text:name="__RefHeading__12243_1300998327"/>
      </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25">of this license document, but changing it is not allowed.</text:p>
      <text:h text:style-name="Heading_20_2" text:outline-level="2">
        <text:bookmark-start text:name="__RefHeading__12245_1300998327"/>
        <text:bookmark text:name="preamble"/>
        Preamble
        <text:bookmark-end text:name="__RefHeading__12245_1300998327"/>
      </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
        free use or not licensed at all.</text:p>
      <text:p text:style-name="Standard">The precise terms and conditions for copying, distribution and modification follow.</text:p>
      <text:h text:style-name="Heading_20_2" text:outline-level="2">
        <text:bookmark-start text:name="__RefHeading__12247_1300998327"/>
        <text:bookmark text:name="terms"/>
        TERMS AND CONDITIONS FOR COPYING, DISTRIBUTION AND MODIFICATION
        <text:bookmark-end text:name="__RefHeading__12247_1300998327"/>
      </text:h>
      <text:p text:style-name="Standard">
        <text:bookmark text:name="section01"/>
        <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
        <text:bookmark text:name="section11"/>
        <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
        <text:bookmark text:name="section21"/>
        <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
        <text:span text:style-name="Strong_20_Emphasis">a)</text:span>
         You must cause the modified files to carry prominent notices stating that you changed the files and the date of any change.</text:p>
      <text:p text:style-name="List_20_Contents">
        <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
        <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text:soft-page-break/>
        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
        <text:bookmark text:name="section31"/>
        <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
        <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
        <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
        <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
        <text:soft-page-break/>
        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
        <text:bookmark text:name="section41"/>
        <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
        <text:bookmark text:name="section51"/>
        <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
        <text:bookmark text:name="section61"/>
        <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
        <text:bookmark text:name="section7"/>
        <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text:soft-page-break/>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
        <text:bookmark text:name="section8"/>
        <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
        <text:bookmark text:name="section9"/>
        <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
        <text:bookmark text:name="section10"/>
        <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
        <text:bookmark text:name="section111"/>
        <text:span text:style-name="Strong_20_Emphasis">NO WARRANTY</text:span>
      </text:p>
      <text:p text:style-name="Standard">
        <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
        <text:bookmark text:name="section12"/>
        <text:span text:style-name="Strong_20_Emphasis">12.</text:span>
         IN NO EVENT UNLESS REQUIRED BY APPLICABLE LAW OR AGREED TO IN WRITING WILL ANY COPYRIGHT HOLDER, OR ANY OTHER PARTY 
        <text:soft-page-break/>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
        <text:bookmark-start text:name="__RefHeading__12249_1300998327"/>
        END OF TERMS AND CONDITIONS
        <text:bookmark-end text:name="__RefHeading__12249_1300998327"/>
      </text:p>
      <text:h text:style-name="Heading_20_2" text:outline-level="2">
        <text:bookmark-start text:name="__RefHeading__12251_1300998327"/>
        <text:bookmark text:name="howto"/>
        How to Apply These Terms to Your New Programs
        <text:bookmark-end text:name="__RefHeading__12251_1300998327"/>
      </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
        <text:span text:style-name="Variable">one line to give the program's name and an idea of what it does.</text:span>
      </text:p>
      <text:p text:style-name="Preformatted_20_Text">Copyright (C) 
        <text:span text:style-name="Variable">yyyy</text:span>
         
        <text:span text:style-name="Variable">name of author</text:span>
      </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2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
      </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25">for details.</text:p>
      <text:p text:style-name="Standard">The hypothetical commands 
        <text:span text:style-name="Example">`show w'</text:span>
         and 
        <text:span text:style-name="Example">`show c'</text:span>
         should show the appropriate parts of the General Public License. Of course, the commands you 
        <text:soft-page-break/>
        use may be called something other than 
        <text:span text:style-name="Example">`show w'</text:span>
         and 
        <text:span text:style-name="Example">`show c'</text:span>
        ;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
        <text:span text:style-name="Variable">signature of Ty Coon</text:span>
        , 1 April 1989</text:p>
      <text:p text:style-name="P25">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2" text:outline-level="1">
        <text:bookmark-start text:name="__RefHeading__6882_404019354"/>
        Mozilla Public License Version 1.1
        <text:bookmark-end text:name="__RefHeading__6882_404019354"/>
      </text:h>
      <text:h text:style-name="Heading_20_2" text:outline-level="2">
        <text:bookmark text:name="section-1"/>
        1. Definitions.</text:h>
      <text:p text:style-name="List_20_Heading">
        <text:bookmark text:name="section-1.0.1"/>
        1.0.1. "Commercial Use"</text:p>
      <text:p text:style-name="List_20_Contents">means distribution or otherwise making the Covered Code available to a third party.</text:p>
      <text:p text:style-name="List_20_Heading">
        <text:bookmark text:name="section-1.1"/>
        1.1. "Contributor"</text:p>
      <text:p text:style-name="List_20_Contents">means each entity that creates or contributes to the creation of Modifications.</text:p>
      <text:p text:style-name="List_20_Heading">
        <text:bookmark text:name="section-1.2"/>
        1.2. "Contributor Version"</text:p>
      <text:p text:style-name="List_20_Contents">means the combination of the Original Code, prior Modifications used by a Contributor, and the Modifications made by that particular Contributor.</text:p>
      <text:p text:style-name="List_20_Heading">
        <text:bookmark text:name="section-1.3"/>
        1.3. "Covered Code"</text:p>
      <text:p text:style-name="List_20_Contents">means the Original Code or Modifications or the combination of the Original Code and Modifications, in each case including portions thereof.</text:p>
      <text:p text:style-name="List_20_Heading">
        <text:bookmark text:name="section-1.4"/>
        1.4. "Electronic Distribution Mechanism"</text:p>
      <text:p text:style-name="List_20_Contents">means a mechanism generally accepted in the software development community for the electronic transfer of data.</text:p>
      <text:p text:style-name="List_20_Heading">
        <text:bookmark text:name="section-1.5"/>
        1.5. "Executable"</text:p>
      <text:p text:style-name="List_20_Contents">means Covered Code in any form other than Source Code.</text:p>
      <text:p text:style-name="List_20_Heading">
        <text:bookmark text:name="section-1.6"/>
        1.6. "Initial Developer"</text:p>
      <text:p text:style-name="List_20_Contents">means the individual or entity identified as the Initial Developer in the Source Code notice required by Exhibit A.</text:p>
      <text:p text:style-name="List_20_Heading">
        <text:bookmark text:name="section-1.7"/>
        1.7. "Larger Work"</text:p>
      <text:p text:style-name="List_20_Contents">means a work which combines Covered Code or portions thereof with code not governed by the terms of this License.</text:p>
      <text:p text:style-name="List_20_Heading">
        <text:bookmark text:name="section-1.8"/>
        1.8. "License"</text:p>
      <text:p text:style-name="List_20_Contents">means this document.</text:p>
      <text:p text:style-name="List_20_Heading">
        <text:bookmark text:name="section-1.8.1"/>
        1.8.1. "Licensable"</text:p>
      <text:p text:style-name="List_20_Contents">means having the right to grant, to the maximum extent possible, whether at the time of the initial grant or subsequently acquired, any and all of the rights conveyed herein.</text:p>
      <text:p text:style-name="List_20_Heading">
        <text:bookmark text:name="section-1.9"/>
        1.9. "Modifications"</text:p>
      <text:p text:style-name="List_20_Contents">means any addition to or deletion from the substance or structure of either the Original Code or any previous Modifications. When Covered Code is released as a series of files, a Modification is:</text:p>
      <text:list xml:id="list7587633433988848455" text:style-name="L41">
        <text:list-item>
          <text:p text:style-name="P59">
            <text:bookmark text:name="section-1.9-a"/>
            Any addition to or deletion from the contents of a file containing Original Code or previous Modifications.</text:p>
        </text:list-item>
        <text:list-item>
          <text:p text:style-name="P59">
            <text:bookmark text:name="section-1.9-b"/>
            Any new file that contains any part of the Original Code or previous Modifications.</text:p>
        </text:list-item>
      </text:list>
      <text:p text:style-name="List_20_Heading">
        <text:bookmark text:name="section-1.10"/>
        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
        <text:bookmark text:name="section-1.10.1"/>
        1.10.1. "Patent Claims"</text:p>
      <text:p text:style-name="List_20_Contents">means any patent claim(s), now owned or hereafter acquired, including without limitation, method, process, and apparatus claims, in any patent Licensable by grantor.</text:p>
      <text:p text:style-name="List_20_Heading">
        <text:bookmark text:name="section-1.11"/>
        <text:soft-page-break/>
        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
        <text:bookmark text:name="section-1.12"/>
        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
        <text:bookmark text:name="section-2"/>
        2. Source Code License.</text:h>
      <text:h text:style-name="Heading_20_3" text:outline-level="3">
        <text:bookmark text:name="section-2.1"/>
        2.1. The Initial Developer Grant.</text:h>
      <text:p text:style-name="Standard">The Initial Developer hereby grants You a world-wide, royalty-free, non-exclusive license, subject to third party intellectual property claims:</text:p>
      <text:list xml:id="list2577181279291239728" text:style-name="L42">
        <text:list-item>
          <text:p text:style-name="P105">
            <text:bookmark text:name="section-2.1-a"/>
            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105">
            <text:bookmark text:name="section-2.1-b"/>
            under Patents Claims infringed by the making, using or selling of Original Code, to make, have made, use, practice, sell, and offer for sale, and/or otherwise dispose of the Original Code (or portions thereof).</text:p>
        </text:list-item>
        <text:list-item>
          <text:p text:style-name="P105">
            <text:bookmark text:name="section-2.1-c"/>
            the licenses granted in this Section 2.1 (a) and (b) are effective on the date Initial Developer first distributes Original Code under the terms of this License.</text:p>
        </text:list-item>
        <text:list-item>
          <text:p text:style-name="P105">
            <text:bookmark text:name="section-2.1-d"/>
            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
        <text:bookmark text:name="section-2.2"/>
        2.2. Contributor Grant.</text:h>
      <text:p text:style-name="Standard">Subject to third party intellectual property claims, each Contributor hereby grants You a world-wide, royalty-free, non-exclusive license</text:p>
      <text:list xml:id="list5241783929398162605" text:style-name="L43">
        <text:list-item>
          <text:p text:style-name="P106">
            <text:bookmark text:name="section-2.2-a"/>
            <text:soft-page-break/>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106">
            <text:bookmark text:name="section-2.2-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106">
            <text:bookmark text:name="section-2.2-c"/>
            the licenses granted in Sections 2.2 (a) and 2.2 (b) are effective on the date Contributor first makes Commercial Use of the Covered Code.</text:p>
        </text:list-item>
        <text:list-item>
          <text:p text:style-name="P106">
            <text:bookmark text:name="section-2.2-d"/>
            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
        <text:bookmark text:name="section-3"/>
        3. Distribution Obligations.</text:h>
      <text:h text:style-name="Heading_20_3" text:outline-level="3">
        <text:bookmark text:name="section-3.1"/>
        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
        <text:bookmark text:name="section-3.2"/>
        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text:soft-page-break/>
        particular Modification has been made available to such recipients. You are responsible for ensuring that the Source Code version remains available even if the Electronic Distribution Mechanism is maintained by a third party.</text:p>
      <text:h text:style-name="Heading_20_3" text:outline-level="3">
        <text:bookmark text:name="section-3.3"/>
        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
        <text:bookmark text:name="section-3.4"/>
        3.4. Intellectual Property Matters</text:h>
      <text:h text:style-name="Heading_20_4" text:outline-level="4">
        <text:bookmark text:name="section-3.4-a"/>
        (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
        <text:bookmark text:name="section-3.4-b"/>
        (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
        <text:bookmark text:name="section-3.4-c"/>
        (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
        <text:bookmark text:name="section-3.5"/>
        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text:soft-page-break/>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
        <text:bookmark text:name="section-3.6"/>
        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
        <text:bookmark text:name="section-3.7"/>
        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
        <text:bookmark text:name="section-4"/>
        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ext:soft-page-break/>
        the extent prohibited by statute or regulation, such description must be sufficiently detailed for a recipient of ordinary skill to be able to understand it.</text:p>
      <text:h text:style-name="Heading_20_2" text:outline-level="2">
        <text:bookmark text:name="section-5"/>
        5. Application of this License.</text:h>
      <text:p text:style-name="Standard">This License applies to code to which the Initial Developer has attached the notice in Exhibit A and to related Covered Code.</text:p>
      <text:h text:style-name="Heading_20_2" text:outline-level="2">
        <text:bookmark text:name="section-6"/>
        6. Versions of the License.</text:h>
      <text:h text:style-name="Heading_20_3" text:outline-level="3">
        <text:bookmark text:name="section-6.1"/>
        6.1. New Versions</text:h>
      <text:p text:style-name="Standard">Netscape Communications Corporation ("Netscape") may publish revised and/or new versions of the License from time to time. Each version will be given a distinguishing version number.</text:p>
      <text:h text:style-name="Heading_20_3" text:outline-level="3">
        <text:bookmark text:name="section-6.2"/>
        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
        <text:bookmark text:name="section-6.3"/>
        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
        <text:bookmark text:name="section-7"/>
        7. 
        <text:span text:style-name="Strong_20_Emphasis">Disclaimer of warranty</text:span>
      </text:h>
      <text:p text:style-name="Standard">
        <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
        <text:span text:style-name="Strong_20_Emphasis">the cost of any necessary servicing, repair or correction. This disclaimer of warranty constitutes an essential part of this license. No use of any covered code is authorized hereunder except under this disclaimer.</text:span>
      </text:p>
      <text:h text:style-name="Heading_20_2" text:outline-level="2">
        <text:bookmark text:name="section-8"/>
        <text:soft-page-break/>
        8. Termination</text:h>
      <text:p text:style-name="Standard">
        <text:bookmark text:name="section-8.1"/>
        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
        <text:bookmark text:name="section-8.2"/>
        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392354708023680417" text:style-name="L44">
        <text:list-item>
          <text:p text:style-name="P107">
            <text:bookmark text:name="section-8.2-a"/>
            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107">
            <text:bookmark text:name="section-8.2-b"/>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
        <text:bookmark text:name="section-8.3"/>
        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
        <text:bookmark text:name="section-8.4"/>
        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
        <text:bookmark text:name="section-9"/>
        9. 
        <text:span text:style-name="Strong_20_Emphasis">Limitation of liability</text:span>
      </text:h>
      <text:p text:style-name="Standard">
        <text:span text:style-name="Strong_20_Emphasis">Under no circumstances and under no legal theory, whether tort (including negligence), contract, or otherwise, shall you, the initial </text:span>
        <text:soft-page-break/>
        <text:span text:style-name="Strong_20_Emphasis">developer, any other contributor, or any distributor of covered code, or any supplier of any of such parties, be liable to any person for any indirect, special, incidental, or consequential damages of any character including, without limitation, damages for loss of goodwill, </text:span>
        <text:span text:style-name="Strong_20_Emphasis">work stoppage, computer failure or malfunction, or any and all other </text:span>
        <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
        <text:span text:style-name="Strong_20_Emphasis">prohibits such limitation. Some jurisdictions do not allow the exclusion or limitation of incidental or consequential damages, so this exclusion and limitation may not apply to you.</text:span>
      </text:p>
      <text:h text:style-name="Heading_20_2" text:outline-level="2">
        <text:bookmark text:name="section-10"/>
        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
        <text:bookmark text:name="section-11"/>
        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
        <text:bookmark text:name="section-12"/>
        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
        <text:bookmark text:name="section-13"/>
        13. Multiple-licensed code</text:h>
      <text:p text:style-name="Standard">Initial Developer may designate portions of the Covered Code as "Multiple-Licensed". "Multiple-Licensed" means that the Initial Developer permits you to 
        <text:soft-page-break/>
        utilize portions of the Covered Code under Your choice of the MPL or the alternative licenses, if any, specified by the Initial Developer in the file described in Exhibit A.</text:p>
      <text:h text:style-name="Heading_20_2" text:outline-level="2">
        <text:bookmark text:name="exhibit-a"/>
        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
        <text:a xlink:type="simple" xlink:href="http://www.mozilla.org/MPL/">http://www.mozilla.org/MPL/</text:a>
      </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
        "[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27">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3" text:outline-level="1">
        <text:bookmark-start text:name="__RefHeading__7292_391374094"/>
        <text:bookmark text:name="mozilla-public-license-version-2.0"/>
        Mozilla Public License Version 2.0
        <text:bookmark-end text:name="__RefHeading__7292_391374094"/>
      </text:h>
      <text:h text:style-name="P54" text:outline-level="2">
        <text:bookmark text:name="definitions1"/>
        1. Definitions</text:h>
      <text:p text:style-name="P28">1.1. “Contributor” </text:p>
      <text:p text:style-name="P29">means each individual or legal entity that creates, contributes to the creation of, or owns Covered Software.</text:p>
      <text:p text:style-name="P28">1.2. “Contributor Version” </text:p>
      <text:p text:style-name="P29">means the combination of the Contributions of others (if any) used by a Contributor and that particular Contributor’s Contribution.</text:p>
      <text:p text:style-name="P28">1.3. “Contribution” </text:p>
      <text:p text:style-name="P29">means Covered Software of a particular Contributor.</text:p>
      <text:p text:style-name="P28">1.4. “Covered Software” </text:p>
      <text:p text:style-name="P29">means Source Code Form to which the initial Contributor has attached the notice in Exhibit A, the Executable Form of such Source Code Form, and Modifications of such Source Code Form, in each case including portions thereof.</text:p>
      <text:p text:style-name="P28">1.5. “Incompatible With Secondary Licenses” </text:p>
      <text:p text:style-name="P29">means</text:p>
      <text:list xml:id="list7512464243971670942" text:style-name="L45">
        <text:list-item>
          <text:p text:style-name="P60">that the initial Contributor has attached the notice described in Exhibit B to the Covered Software; or</text:p>
        </text:list-item>
        <text:list-item>
          <text:p text:style-name="P60">that the Covered Software was made available under the terms of version 1.1 or earlier of the License, but not also under the terms of a Secondary License.</text:p>
        </text:list-item>
      </text:list>
      <text:p text:style-name="P28">1.6. “Executable Form” </text:p>
      <text:p text:style-name="P29">means any form of the work other than Source Code Form.</text:p>
      <text:p text:style-name="P28">1.7. “Larger Work” </text:p>
      <text:p text:style-name="P29">means a work that combines Covered Software with other material, in a separate file or files, that is not Covered Software.</text:p>
      <text:p text:style-name="P28">1.8. “License” </text:p>
      <text:p text:style-name="P29">means this document.</text:p>
      <text:p text:style-name="P28">1.9. “Licensable” </text:p>
      <text:p text:style-name="P29">
        <text:soft-page-break/>
        means having the right to grant, to the maximum extent possible, whether at the time of the initial grant or subsequently, any and all of the rights conveyed by this License.</text:p>
      <text:p text:style-name="P28">1.10. “Modifications” </text:p>
      <text:p text:style-name="P29">means any of the following:</text:p>
      <text:list xml:id="list9041732136070791515" text:style-name="L46">
        <text:list-item>
          <text:p text:style-name="P61">any file in Source Code Form that results from an addition to, deletion from, or modification of the contents of Covered Software; or</text:p>
        </text:list-item>
        <text:list-item>
          <text:p text:style-name="P61">any new file in Source Code Form that contains any Covered Software.</text:p>
        </text:list-item>
      </text:list>
      <text:p text:style-name="P28">1.11. “Patent Claims” of a Contributor </text:p>
      <text:p text:style-name="P29">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28">1.12. “Secondary License” </text:p>
      <text:p text:style-name="P29">means either the GNU General Public License, Version 2.0, the GNU Lesser General Public License, Version 2.1, the GNU Affero General Public License, Version 3.0, or any later versions of those licenses.</text:p>
      <text:p text:style-name="P28">1.13. “Source Code Form” </text:p>
      <text:p text:style-name="P29">means the form of the work preferred for making modifications.</text:p>
      <text:p text:style-name="P28">1.14. “You” (or “Your”) </text:p>
      <text:p text:style-name="P29">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54" text:outline-level="2">
        <text:bookmark text:name="license-grants-and-conditions"/>
        2. License Grants and Conditions</text:h>
      <text:h text:style-name="Heading_20_3" text:outline-level="3">
        <text:bookmark text:name="grants"/>
        2.1. Grants</text:h>
      <text:p text:style-name="Text_20_body">Each Contributor hereby grants You a world-wide, royalty-free, non-exclusive license:</text:p>
      <text:list xml:id="list3624807037645488131" text:style-name="L47">
        <text:list-item>
          <text:p text:style-name="P122">under intellectual property rights (other than patent or trademark) 
            <text:soft-page-break/>
            Licensable by such Contributor to use, reproduce, make available, modify, display, perform, distribute, and otherwise exploit its Contributions, either on an unmodified basis, with Modifications, or as part of a Larger Work; and</text:p>
        </text:list-item>
        <text:list-item>
          <text:p text:style-name="P122">under Patent Claims of such Contributor to make, use, sell, offer for sale, have made, import, and otherwise transfer either its Contributions or its Contributor Version.</text:p>
        </text:list-item>
      </text:list>
      <text:h text:style-name="Heading_20_3" text:outline-level="3" text:is-list-header="true">
        <text:bookmark text:name="effective-date"/>
        2.2. Effective Date</text:h>
      <text:p text:style-name="Text_20_body">The licenses granted in Section 2.1 with respect to any Contribution become effective for each Contribution on the date the Contributor first distributes such Contribution.</text:p>
      <text:h text:style-name="Heading_20_3" text:outline-level="3">
        <text:bookmark text:name="limitations-on-grant-scope"/>
        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7721335619762483194" text:style-name="L48">
        <text:list-item>
          <text:p text:style-name="P123">for any code that a Contributor has removed from Covered Software; or</text:p>
        </text:list-item>
        <text:list-item>
          <text:p text:style-name="P123">for infringements caused by: (i) Your and any other third party’s modifications of Covered Software, or (ii) the combination of its Contributions with other software (except as part of its Contributor Version); or</text:p>
        </text:list-item>
        <text:list-item>
          <text:p text:style-name="P123">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
        <text:bookmark text:name="subsequent-licenses"/>
        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
        <text:bookmark text:name="representation"/>
        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
        <text:bookmark text:name="fair-use"/>
        2.6. Fair Use</text:h>
      <text:p text:style-name="Text_20_body">This License is not intended to limit any rights You have under applicable copyright doctrines of fair use, fair dealing, or other equivalents.</text:p>
      <text:h text:style-name="Heading_20_3" text:outline-level="3">
        <text:bookmark text:name="conditions"/>
        <text:soft-page-break/>
        2.7. Conditions</text:h>
      <text:p text:style-name="Text_20_body">Sections 3.1, 3.2, 3.3, and 3.4 are conditions of the licenses granted in Section 2.1.</text:p>
      <text:h text:style-name="P54" text:outline-level="2">
        <text:bookmark text:name="responsibilities"/>
        3. Responsibilities</text:h>
      <text:h text:style-name="Heading_20_3" text:outline-level="3">
        <text:bookmark text:name="distribution-of-source-form"/>
        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
        <text:bookmark text:name="distribution-of-executable-form"/>
        3.2. Distribution of Executable Form</text:h>
      <text:p text:style-name="Text_20_body">If You distribute Covered Software in Executable Form then:</text:p>
      <text:list xml:id="list6904887783803151162" text:style-name="L49">
        <text:list-item>
          <text:p text:style-name="P124">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124">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
        <text:bookmark text:name="distribution-of-a-larger-work"/>
        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
        <text:bookmark text:name="notices"/>
        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
        <text:bookmark text:name="application-of-additional-terms"/>
        3.5. Application of Additional Terms</text:h>
      <text:p text:style-name="Text_20_body">You may choose to offer, and to charge a fee for, warranty, support, indemnity 
        <text:soft-page-break/>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54" text:outline-level="2">
        <text:bookmark text:name="inability-to-comply-due-to-statute-or-regulation"/>
        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54" text:outline-level="2">
        <text:bookmark text:name="termination"/>
        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54" text:outline-level="2">
        <text:bookmark text:name="disclaimer-of-warranty"/>
        6. Disclaimer of Warranty</text:h>
      <text:p text:style-name="Text_20_body">
        <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text:span>
        <text:soft-page-break/>
        <text:span text:style-name="Emphasis">any Covered Software prove defective in any respect, You (not any Contributor) assume the cost of any necessary servicing, repair, or correction. This disclaimer of warranty constitutes an essential part of this License. No </text:span>
        <text:span text:style-name="Emphasis">use of any Covered Software is authorized under this License except under this disclaimer.</text:span>
      </text:p>
      <text:h text:style-name="P54" text:outline-level="2">
        <text:bookmark text:name="limitation-of-liability"/>
        7. Limitation of Liability</text:h>
      <text:p text:style-name="Text_20_body">
        <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
      </text:p>
      <text:h text:style-name="P54" text:outline-level="2">
        <text:bookmark text:name="litigation"/>
        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54" text:outline-level="2">
        <text:bookmark text:name="miscellaneous"/>
        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54" text:outline-level="2">
        <text:bookmark text:name="versions-of-the-license"/>
        10. Versions of the License</text:h>
      <text:h text:style-name="Heading_20_3" text:outline-level="3">
        <text:bookmark text:name="new-versions"/>
        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
        <text:bookmark text:name="effect-of-new-versions"/>
        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
        <text:bookmark text:name="modified-versions"/>
        <text:soft-page-break/>
        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
        <text:bookmark text:name="distributing-source-code-form-that-is-incompatible-with-secondary-licenses"/>
        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54" text:outline-level="2">
        <text:bookmark text:name="exhibit-a---source-code-form-license-notice"/>
        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54" text:outline-level="2">
        <text:bookmark text:name="exhibit-b---incompatible-with-secondary-licenses-notice"/>
        Exhibit B - “Incompatible With Secondary Licenses” Notice</text:h>
      <text:p text:style-name="Quotations">This Source Code Form is “Incompatible With Secondary Licenses”, as defined by the Mozilla Public License, v. 2.0.</text:p>
      <text:h text:style-name="Heading_20_1" text:outline-level="1">
        <text:bookmark-start text:name="__RefHeading__12201_1300998327"/>
        SIL O
        <text:span text:style-name="T6">pen</text:span>
         F
        <text:span text:style-name="T6">ont</text:span>
         L
        <text:span text:style-name="T6">icense</text:span>
         Version 1.1
        <text:span text:style-name="T5"> – 26</text:span>
         February 2007
        <text:bookmark-end text:name="__RefHeading__12201_1300998327"/>
      </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text:soft-page-break/>
        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text:span text:style-name="T5"> – </text:span>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
        <text:soft-page-break/>
        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2" text:outline-level="1">
        <text:bookmark-start text:name="__RefHeading__6884_404019354"/>
        Apache License
        <text:bookmark-end text:name="__RefHeading__6884_404019354"/>
      </text:h>
      <text:p text:style-name="Standard">Version 2.0, January 2004</text:p>
      <text:p text:style-name="Standard">TERMS AND CONDITIONS FOR USE, REPRODUCTION, AND DISTRIBUTION</text:p>
      <text:p text:style-name="Standard">
        <text:bookmark text:name="definitions"/>
        <text:span text:style-name="Strong_20_Emphasis">1. Definitions</text:span>
        .</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
        <text:bookmark text:name="copyright"/>
        <text:span text:style-name="Strong_20_Emphasis">2. Grant of Copyright License</text:span>
        .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
        <text:bookmark text:name="patent"/>
        <text:span text:style-name="Strong_20_Emphasis">3. Grant of Patent License</text:span>
        .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
        <text:bookmark text:name="redistribution"/>
        <text:span text:style-name="Strong_20_Emphasis">4. Redistribution</text:span>
        . You may reproduce and distribute copies of the Work or Derivative Works thereof in any medium, with or without modifications, and in Source or Object form, provided that You meet the following conditions:</text:p>
      <text:list xml:id="list2041464309972589782" text:style-name="L50">
        <text:list-item>
          <text:p text:style-name="P108">You must give any other recipients of the Work or Derivative Works a copy of this License; and</text:p>
        </text:list-item>
        <text:list-item>
          <text:p text:style-name="P108">You must cause any modified files to carry prominent notices stating that You changed the files; and</text:p>
        </text:list-item>
        <text:list-item>
          <text:p text:style-name="P108">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108">If the Work includes a "NOTICE" text file as part of its distribution, then 
            <text:soft-page-break/>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
        <text:bookmark text:name="contributions"/>
        <text:span text:style-name="Strong_20_Emphasis">5. Submission of Contributions</text:span>
        .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
        <text:bookmark text:name="trademarks"/>
        <text:span text:style-name="Strong_20_Emphasis">6. Trademarks</text:span>
        .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
        <text:bookmark text:name="no-warranty"/>
        <text:span text:style-name="Strong_20_Emphasis">7. Disclaimer of Warranty</text:span>
        .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
        <text:bookmark text:name="no-liability"/>
        <text:span text:style-name="Strong_20_Emphasis">8. Limitation of Liability</text:span>
        .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
        <text:bookmark text:name="additional"/>
        <text:soft-page-break/>
        <text:span text:style-name="Strong_20_Emphasis">9. Accepting Warranty or Additional Liability</text:span>
        .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
        <text:bookmark text:name="apply"/>
        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
        <text:s text:c="3"/>
        Copyright [yyyy] [name of copyright owner]</text:p>
      <text:p text:style-name="Preformatted_20_Text"/>
      <text:p text:style-name="Preformatted_20_Text">
        <text:s text:c="3"/>
        Licensed under the Apache License, Version 2.0 (the "License");</text:p>
      <text:p text:style-name="Preformatted_20_Text">
        <text:s text:c="3"/>
        you may not use this file except in compliance with the License.</text:p>
      <text:p text:style-name="Preformatted_20_Text">
        <text:s text:c="3"/>
        You may obtain a copy of the License at</text:p>
      <text:p text:style-name="Preformatted_20_Text"/>
      <text:p text:style-name="Preformatted_20_Text">
        <text:s text:c="7"/>
        <text:a xlink:type="simple" xlink:href="http://www.apache.org/licenses/LICENSE-2.0">http://www.apache.org/licenses/LICENSE-2.0</text:a>
      </text:p>
      <text:p text:style-name="Preformatted_20_Text"/>
      <text:p text:style-name="Preformatted_20_Text">
        <text:s text:c="3"/>
        Unless required by applicable law or agreed to in writing, software</text:p>
      <text:p text:style-name="Preformatted_20_Text">
        <text:s text:c="3"/>
        distributed under the License is distributed on an "AS IS" BASIS,</text:p>
      <text:p text:style-name="Preformatted_20_Text">
        <text:s text:c="3"/>
        WITHOUT WARRANTIES OR CONDITIONS OF ANY KIND, either express or implied.</text:p>
      <text:p text:style-name="Preformatted_20_Text">
        <text:s text:c="3"/>
        See the License for the specific language governing permissions and</text:p>
      <text:p text:style-name="P27">
        <text:s text:c="3"/>
        limitations under the License.</text:p>
      <text:h text:style-name="P62" text:outline-level="1">
        <text:bookmark-start text:name="__RefHeading__6886_404019354"/>
        The LaTeX Project Public License
        <text:bookmark-end text:name="__RefHeading__6886_404019354"/>
      </text:h>
      <text:p text:style-name="Preformatted_20_Text"/>
      <text:p text:style-name="Preformatted_20_Text">LPPL Version 1.3c 
        <text:s/>
        2008-05-04</text:p>
      <text:p text:style-name="Preformatted_20_Text"/>
      <text:p text:style-name="Preformatted_20_Text">Copyright 1999 2002-2008 LaTeX3 Project</text:p>
      <text:p text:style-name="Preformatted_20_Text">
        <text:s text:c="4"/>
        Everyone is allowed to distribute verbatim copies of this</text:p>
      <text:p text:style-name="Preformatted_20_Text">
        <text:s text:c="4"/>
        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
        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
        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
        <text:s text:c="3"/>
        `Work'</text:p>
      <text:p text:style-name="Preformatted_20_Text">
        <text:s text:c="4"/>
        Any work being distributed under this License.</text:p>
      <text:p text:style-name="Preformatted_20_Text">
        <text:s text:c="4"/>
      </text:p>
      <text:p text:style-name="Preformatted_20_Text">
        <text:s text:c="3"/>
        `Derived Work'</text:p>
      <text:p text:style-name="Preformatted_20_Text">
        <text:s text:c="4"/>
        Any work that under any applicable law is derived from the Work.</text:p>
      <text:p text:style-name="Preformatted_20_Text"/>
      <text:p text:style-name="Preformatted_20_Text">
        <text:s text:c="3"/>
        `Modification' </text:p>
      <text:p text:style-name="Preformatted_20_Text">
        <text:s text:c="4"/>
        Any procedure that produces a Derived Work under any applicable</text:p>
      <text:p text:style-name="Preformatted_20_Text">
        <text:s text:c="4"/>
        law -- for example, the production of a file containing an</text:p>
      <text:p text:style-name="Preformatted_20_Text">
        <text:s text:c="4"/>
        original file associated with the Work or a significant portion of</text:p>
      <text:p text:style-name="Preformatted_20_Text">
        <text:s text:c="4"/>
        such a file, either verbatim or with modifications and/or</text:p>
      <text:p text:style-name="Preformatted_20_Text">
        <text:s text:c="4"/>
        translated into another language.</text:p>
      <text:p text:style-name="Preformatted_20_Text"/>
      <text:p text:style-name="Preformatted_20_Text">
        <text:s text:c="3"/>
        `Modify'</text:p>
      <text:p text:style-name="Preformatted_20_Text">
        <text:s text:c="4"/>
        To apply any procedure that produces a Derived Work under any</text:p>
      <text:p text:style-name="Preformatted_20_Text">
        <text:s text:c="4"/>
        applicable law.</text:p>
      <text:p text:style-name="Preformatted_20_Text">
        <text:s text:c="4"/>
      </text:p>
      <text:p text:style-name="Preformatted_20_Text">
        <text:soft-page-break/>
        <text:s text:c="3"/>
        `Distribution'</text:p>
      <text:p text:style-name="Preformatted_20_Text">
        <text:s text:c="4"/>
        Making copies of the Work available from one person to another, in</text:p>
      <text:p text:style-name="Preformatted_20_Text">
        <text:s text:c="4"/>
        whole or in part. 
        <text:s/>
        Distribution includes (but is not limited to)</text:p>
      <text:p text:style-name="Preformatted_20_Text">
        <text:s text:c="4"/>
        making any electronic components of the Work accessible by</text:p>
      <text:p text:style-name="Preformatted_20_Text">
        <text:s text:c="4"/>
        file transfer protocols such as FTP or HTTP or by shared file</text:p>
      <text:p text:style-name="Preformatted_20_Text">
        <text:s text:c="4"/>
        systems such as Sun's Network File System (NFS).</text:p>
      <text:p text:style-name="Preformatted_20_Text"/>
      <text:p text:style-name="Preformatted_20_Text">
        <text:s text:c="3"/>
        `Compiled Work'</text:p>
      <text:p text:style-name="Preformatted_20_Text">
        <text:s text:c="4"/>
        A version of the Work that has been processed into a form where it</text:p>
      <text:p text:style-name="Preformatted_20_Text">
        <text:s text:c="4"/>
        is directly usable on a computer system. 
        <text:s/>
        This processing may</text:p>
      <text:p text:style-name="Preformatted_20_Text">
        <text:s text:c="4"/>
        include using installation facilities provided by the Work,</text:p>
      <text:p text:style-name="Preformatted_20_Text">
        <text:s text:c="4"/>
        transformations of the Work, copying of components of the Work, or</text:p>
      <text:p text:style-name="Preformatted_20_Text">
        <text:s text:c="4"/>
        other activities. 
        <text:s/>
        Note that modification of any installation</text:p>
      <text:p text:style-name="Preformatted_20_Text">
        <text:s text:c="4"/>
        facilities provided by the Work constitutes modification of the Work.</text:p>
      <text:p text:style-name="Preformatted_20_Text"/>
      <text:p text:style-name="Preformatted_20_Text">
        <text:s text:c="3"/>
        `Current Maintainer'</text:p>
      <text:p text:style-name="Preformatted_20_Text">
        <text:s text:c="4"/>
        A person or persons nominated as such within the Work. 
        <text:s/>
        If there is</text:p>
      <text:p text:style-name="Preformatted_20_Text">
        <text:s text:c="4"/>
        no such explicit nomination then it is the `Copyright Holder' under</text:p>
      <text:p text:style-name="Preformatted_20_Text">
        <text:s text:c="4"/>
        any applicable law.</text:p>
      <text:p text:style-name="Preformatted_20_Text"/>
      <text:p text:style-name="Preformatted_20_Text">
        <text:s text:c="3"/>
        `Base Interpreter' </text:p>
      <text:p text:style-name="Preformatted_20_Text">
        <text:s text:c="4"/>
        A program or process that is normally needed for running or</text:p>
      <text:p text:style-name="Preformatted_20_Text">
        <text:s text:c="4"/>
        interpreting a part or the whole of the Work. 
        <text:s text:c="3"/>
      </text:p>
      <text:p text:style-name="Preformatted_20_Text"/>
      <text:p text:style-name="Preformatted_20_Text">
        <text:s text:c="4"/>
        A Base Interpreter may depend on external components but these</text:p>
      <text:p text:style-name="Preformatted_20_Text">
        <text:s text:c="4"/>
        are not considered part of the Base Interpreter provided that each</text:p>
      <text:p text:style-name="Preformatted_20_Text">
        <text:s text:c="4"/>
        external component clearly identifies itself whenever it is used</text:p>
      <text:p text:style-name="Preformatted_20_Text">
        <text:s text:c="4"/>
        interactively. 
        <text:s/>
        Unless explicitly specified when applying the</text:p>
      <text:p text:style-name="Preformatted_20_Text">
        <text:s text:c="4"/>
        license to the Work, the only applicable Base Interpreter is a</text:p>
      <text:p text:style-name="Preformatted_20_Text">
        <text:s text:c="4"/>
        `LaTeX-Format' or in the case of files belonging to the </text:p>
      <text:p text:style-name="Preformatted_20_Text">
        <text:s text:c="4"/>
        `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
        Activities other than distribution and/or modification of the Work</text:p>
      <text:p text:style-name="Preformatted_20_Text">are not covered by this license; they are outside its scope. 
        <text:s/>
        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
        You may distribute a complete, unmodified copy of the Work as you</text:p>
      <text:p text:style-name="Preformatted_20_Text">received it. 
        <text:s/>
        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
        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
        If you are the Current Maintainer of the Work, you may, without</text:p>
      <text:p text:style-name="Preformatted_20_Text">restriction, modify the Work, thus creating a Derived Work. 
        <text:s/>
        You may</text:p>
      <text:p text:style-name="Preformatted_20_Text">also distribute the Derived Work without restriction, including</text:p>
      <text:p text:style-name="Preformatted_20_Text">Compiled Works generated from the Derived Work. 
        <text:s/>
        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
        If you are not the Current Maintainer of the Work, you may modify</text:p>
      <text:p text:style-name="Preformatted_20_Text">
        <text:soft-page-break/>
        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
        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
        Only</text:p>
      <text:p text:style-name="Preformatted_20_Text">the Current Maintainer is allowed to add such statements of exemption </text:p>
      <text:p text:style-name="Preformatted_20_Text">to a component of the Work. </text:p>
      <text:p text:style-name="Preformatted_20_Text"/>
      <text:p text:style-name="Preformatted_20_Text">
        <text:s text:c="2"/>
        a. If a component of this Derived Work can be a direct replacement</text:p>
      <text:p text:style-name="Preformatted_20_Text">
        <text:s text:c="5"/>
        for a component of the Work when that component is used with the</text:p>
      <text:p text:style-name="Preformatted_20_Text">
        <text:s text:c="5"/>
        Base Interpreter, then, wherever this component of the Work</text:p>
      <text:p text:style-name="Preformatted_20_Text">
        <text:s text:c="5"/>
        identifies itself to the user when used interactively with that</text:p>
      <text:p text:style-name="Preformatted_20_Text">
        <text:s text:c="5"/>
        Base Interpreter, the replacement component of this Derived Work</text:p>
      <text:p text:style-name="Preformatted_20_Text">
        <text:s text:c="5"/>
        clearly and unambiguously identifies itself as a modified version</text:p>
      <text:p text:style-name="Preformatted_20_Text">
        <text:s text:c="5"/>
        of this component to the user when used interactively with that</text:p>
      <text:p text:style-name="Preformatted_20_Text">
        <text:s text:c="5"/>
        Base Interpreter.</text:p>
      <text:p text:style-name="Preformatted_20_Text">
        <text:s text:c="5"/>
      </text:p>
      <text:p text:style-name="Preformatted_20_Text">
        <text:s text:c="2"/>
        b. Every component of the Derived Work contains prominent notices</text:p>
      <text:p text:style-name="Preformatted_20_Text">
        <text:s text:c="5"/>
        detailing the nature of the changes to that component, or a</text:p>
      <text:p text:style-name="Preformatted_20_Text">
        <text:s text:c="5"/>
        prominent reference to another file that is distributed as part</text:p>
      <text:p text:style-name="Preformatted_20_Text">
        <text:s text:c="5"/>
        of the Derived Work and that contains a complete and accurate log</text:p>
      <text:p text:style-name="Preformatted_20_Text">
        <text:s text:c="5"/>
        of the changes.</text:p>
      <text:p text:style-name="Preformatted_20_Text">
        <text:s text:c="2"/>
      </text:p>
      <text:p text:style-name="Preformatted_20_Text">
        <text:s text:c="2"/>
        c. No information in the Derived Work implies that any persons,</text:p>
      <text:p text:style-name="Preformatted_20_Text">
        <text:s text:c="5"/>
        including (but not limited to) the authors of the original version</text:p>
      <text:p text:style-name="Preformatted_20_Text">
        <text:s text:c="5"/>
        of the Work, provide any support, including (but not limited to)</text:p>
      <text:p text:style-name="Preformatted_20_Text">
        <text:s text:c="5"/>
        the reporting and handling of errors, to recipients of the</text:p>
      <text:p text:style-name="Preformatted_20_Text">
        <text:s text:c="5"/>
        Derived Work unless those persons have stated explicitly that</text:p>
      <text:p text:style-name="Preformatted_20_Text">
        <text:s text:c="5"/>
        they do provide such support for the Derived Work.</text:p>
      <text:p text:style-name="Preformatted_20_Text"/>
      <text:p text:style-name="Preformatted_20_Text">
        <text:s text:c="2"/>
        d. You distribute at least one of the following with the Derived Work:</text:p>
      <text:p text:style-name="Preformatted_20_Text"/>
      <text:p text:style-name="Preformatted_20_Text">
        <text:s text:c="7"/>
        1. A complete, unmodified copy of the Work; </text:p>
      <text:p text:style-name="Preformatted_20_Text">
        <text:s text:c="10"/>
        if your distribution of a modified component is made by</text:p>
      <text:p text:style-name="Preformatted_20_Text">
        <text:s text:c="10"/>
        offering access to copy the modified component from a</text:p>
      <text:p text:style-name="Preformatted_20_Text">
        <text:s text:c="10"/>
        designated place, then offering equivalent access to copy</text:p>
      <text:p text:style-name="Preformatted_20_Text">
        <text:s text:c="10"/>
        the Work from the same or some similar place meets this</text:p>
      <text:p text:style-name="Preformatted_20_Text">
        <text:s text:c="10"/>
        condition, even though third parties are not compelled to</text:p>
      <text:p text:style-name="Preformatted_20_Text">
        <text:s text:c="10"/>
        copy the Work along with the modified component;</text:p>
      <text:p text:style-name="Preformatted_20_Text"/>
      <text:p text:style-name="Preformatted_20_Text">
        <text:s text:c="7"/>
        2. Information that is sufficient to obtain a complete,</text:p>
      <text:p text:style-name="Preformatted_20_Text">
        <text:s text:c="10"/>
        unmodified copy of the Work.</text:p>
      <text:p text:style-name="Preformatted_20_Text"/>
      <text:p text:style-name="Preformatted_20_Text">7. 
        <text:s/>
        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
        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
        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
        <text:soft-page-break/>
        <text:s text:c="5"/>
      </text:p>
      <text:p text:style-name="Preformatted_20_Text">10. a. A Derived Work may be distributed under a different license</text:p>
      <text:p text:style-name="Preformatted_20_Text">
        <text:s text:c="7"/>
        provided that license itself honors the conditions listed in</text:p>
      <text:p text:style-name="Preformatted_20_Text">
        <text:s text:c="7"/>
        Clause 6 above, in regard to the Work, though it does not have</text:p>
      <text:p text:style-name="Preformatted_20_Text">
        <text:s text:c="7"/>
        to honor the rest of the conditions in this license.</text:p>
      <text:p text:style-name="Preformatted_20_Text">
        <text:s text:c="6"/>
      </text:p>
      <text:p text:style-name="Preformatted_20_Text">
        <text:s text:c="4"/>
        b. If a Derived Work is distributed under a different license, that</text:p>
      <text:p text:style-name="Preformatted_20_Text">
        <text:s text:c="7"/>
        Derived Work must provide sufficient documentation as part of</text:p>
      <text:p text:style-name="Preformatted_20_Text">
        <text:s text:c="7"/>
        itself to allow each recipient of that Derived Work to honor the </text:p>
      <text:p text:style-name="Preformatted_20_Text">
        <text:s text:c="7"/>
        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
        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
        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
        The entire risk as to the quality and performance</text:p>
      <text:p text:style-name="Preformatted_20_Text">of the Work is with you. 
        <text:s/>
        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
        <text:soft-page-break/>
        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
        <text:s/>
        1. 
        <text:s/>
        Make a reasonable attempt to trace the Current Maintainer (and</text:p>
      <text:p text:style-name="Preformatted_20_Text">
        <text:s text:c="5"/>
        the Copyright Holder, if the two differ) through the means of</text:p>
      <text:p text:style-name="Preformatted_20_Text">
        <text:s text:c="5"/>
        an Internet or similar search.</text:p>
      <text:p text:style-name="Preformatted_20_Text"/>
      <text:p text:style-name="Preformatted_20_Text">
        <text:s/>
        2. 
        <text:s/>
        If this search is successful, then enquire whether the Work</text:p>
      <text:p text:style-name="Preformatted_20_Text">
        <text:s text:c="5"/>
        is still maintained.</text:p>
      <text:p text:style-name="Preformatted_20_Text"/>
      <text:p text:style-name="Preformatted_20_Text">
        <text:s text:c="2"/>
        a. If it is being maintained, then ask the Current Maintainer</text:p>
      <text:p text:style-name="Preformatted_20_Text">
        <text:s text:c="5"/>
        to update their communication data within one month.</text:p>
      <text:p text:style-name="Preformatted_20_Text">
        <text:s text:c="5"/>
      </text:p>
      <text:p text:style-name="Preformatted_20_Text">
        <text:s text:c="2"/>
        b. If the search is unsuccessful or no action to resume active</text:p>
      <text:p text:style-name="Preformatted_20_Text">
        <text:s text:c="5"/>
        maintenance is taken by the Current Maintainer, then announce</text:p>
      <text:p text:style-name="Preformatted_20_Text">
        <text:s text:c="5"/>
        within the pertinent community your intention to take over</text:p>
      <text:p text:style-name="Preformatted_20_Text">
        <text:s text:c="5"/>
        maintenance. 
        <text:s/>
        (If the Work is a LaTeX work, this could be</text:p>
      <text:p text:style-name="Preformatted_20_Text">
        <text:s text:c="5"/>
        done, for example, by posting to comp.text.tex.)</text:p>
      <text:p text:style-name="Preformatted_20_Text"/>
      <text:p text:style-name="Preformatted_20_Text">
        <text:s/>
        3a. If the Current Maintainer is reachable and agrees to pass</text:p>
      <text:p text:style-name="Preformatted_20_Text">
        <text:s text:c="5"/>
        maintenance of the Work to you, then this takes effect</text:p>
      <text:p text:style-name="Preformatted_20_Text">
        <text:s text:c="5"/>
        immediately upon announcement.</text:p>
      <text:p text:style-name="Preformatted_20_Text">
        <text:s text:c="5"/>
      </text:p>
      <text:p text:style-name="Preformatted_20_Text">
        <text:s text:c="2"/>
        b. If the Current Maintainer is not reachable and the Copyright</text:p>
      <text:p text:style-name="Preformatted_20_Text">
        <text:s text:c="5"/>
        Holder agrees that maintenance of the Work be passed to you,</text:p>
      <text:p text:style-name="Preformatted_20_Text">
        <text:s text:c="5"/>
        then this takes effect immediately upon announcement. 
        <text:s/>
      </text:p>
      <text:p text:style-name="Preformatted_20_Text">
        <text:s text:c="4"/>
      </text:p>
      <text:p text:style-name="Preformatted_20_Text">
        <text:s/>
        4. 
        <text:s/>
        If you make an `intention announcement' as described in 2b. above</text:p>
      <text:p text:style-name="Preformatted_20_Text">
        <text:s text:c="5"/>
        and after three months your intention is challenged neither by</text:p>
      <text:p text:style-name="Preformatted_20_Text">
        <text:s text:c="5"/>
        the Current Maintainer nor by the Copyright Holder nor by other</text:p>
      <text:p text:style-name="Preformatted_20_Text">
        <text:s text:c="5"/>
        people, then you may arrange for the Work to be changed so as</text:p>
      <text:p text:style-name="Preformatted_20_Text">
        <text:s text:c="5"/>
        to name you as the (new) Current Maintainer.</text:p>
      <text:p text:style-name="Preformatted_20_Text">
        <text:s text:c="5"/>
      </text:p>
      <text:p text:style-name="Preformatted_20_Text">
        <text:s/>
        5. 
        <text:s/>
        If the previously unreachable Current Maintainer becomes</text:p>
      <text:p text:style-name="Preformatted_20_Text">
        <text:s text:c="5"/>
        reachable once more within three months of a change completed</text:p>
      <text:p text:style-name="Preformatted_20_Text">
        <text:s text:c="5"/>
        under the terms of 3b) or 4), then that Current Maintainer must</text:p>
      <text:p text:style-name="Preformatted_20_Text">
        <text:s text:c="5"/>
        become or remain the Current Maintainer upon request provided</text:p>
      <text:p text:style-name="Preformatted_20_Text">
        <text:s text:c="5"/>
        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
        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
        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soft-page-break/>
      </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
        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
        It explains,</text:p>
      <text:p text:style-name="Preformatted_20_Text">for example, why distributing LaTeX under the GNU General Public</text:p>
      <text:p text:style-name="Preformatted_20_Text">License (GPL) was considered inappropriate. 
        <text:s/>
        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
        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
        It is therefore usually in your</text:p>
      <text:p text:style-name="Preformatted_20_Text">best interest to keep your copy of the Work identical with the public</text:p>
      <text:p text:style-name="Preformatted_20_Text">one. 
        <text:s/>
        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
        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
        <text:s text:c="2"/>
        %% pig.dtx</text:p>
      <text:p text:style-name="Preformatted_20_Text">
        <text:s text:c="2"/>
        %% Copyright 2005 M. Y. Name</text:p>
      <text:p text:style-name="Preformatted_20_Text">
        <text:s text:c="2"/>
        %</text:p>
      <text:p text:style-name="Preformatted_20_Text">
        <text:s text:c="2"/>
        % This work may be distributed and/or modified under the</text:p>
      <text:p text:style-name="Preformatted_20_Text">
        <text:s text:c="2"/>
        % conditions of the LaTeX Project Public License, either version 1.3</text:p>
      <text:p text:style-name="Preformatted_20_Text">
        <text:s text:c="2"/>
        % of this license or (at your option) any later version.</text:p>
      <text:p text:style-name="Preformatted_20_Text">
        <text:s text:c="2"/>
        % The latest version of this license is in</text:p>
      <text:p text:style-name="Preformatted_20_Text">
        <text:s text:c="2"/>
        % 
        <text:s text:c="2"/>
        http://www.latex-project.org/lppl.txt</text:p>
      <text:p text:style-name="Preformatted_20_Text">
        <text:s text:c="2"/>
        % and version 1.3 or later is part of all distributions of LaTeX</text:p>
      <text:p text:style-name="Preformatted_20_Text">
        <text:s text:c="2"/>
        % version 2005/12/01 or later.</text:p>
      <text:p text:style-name="Preformatted_20_Text">
        <text:s text:c="2"/>
        %</text:p>
      <text:p text:style-name="Preformatted_20_Text">
        <text:s text:c="2"/>
        % This work has the LPPL maintenance status `maintained'.</text:p>
      <text:p text:style-name="Preformatted_20_Text">
        <text:s text:c="2"/>
        % </text:p>
      <text:p text:style-name="Preformatted_20_Text">
        <text:s text:c="2"/>
        % The Current Maintainer of this work is M. Y. Name.</text:p>
      <text:p text:style-name="Preformatted_20_Text">
        <text:s text:c="2"/>
        %</text:p>
      <text:p text:style-name="Preformatted_20_Text">
        <text:s text:c="2"/>
        % This work consists of the files pig.dtx and pig.ins</text:p>
      <text:p text:style-name="Preformatted_20_Text">
        <text:s text:c="2"/>
        % and the derived file pig.sty.</text:p>
      <text:p text:style-name="Preformatted_20_Text"/>
      <text:p text:style-name="Preformatted_20_Text">
        <text:soft-page-break/>
        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
      </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
        <text:s/>
        Defining What Constitutes the Work</text:p>
      <text:p text:style-name="Preformatted_20_Text"/>
      <text:p text:style-name="Preformatted_20_Text">
        <text:s text:c="3"/>
        The LPPL requires that distributions of the Work contain all the</text:p>
      <text:p text:style-name="Preformatted_20_Text">
        <text:s text:c="3"/>
        files of the Work. 
        <text:s/>
        It is therefore important that you provide a</text:p>
      <text:p text:style-name="Preformatted_20_Text">
        <text:s text:c="3"/>
        way for the licensee to determine which files constitute the Work.</text:p>
      <text:p text:style-name="Preformatted_20_Text">
        <text:s text:c="3"/>
        This could, for example, be achieved by explicitly listing all the</text:p>
      <text:p text:style-name="Preformatted_20_Text">
        <text:s text:c="3"/>
        files of the Work near the copyright notice of each file or by</text:p>
      <text:p text:style-name="Preformatted_20_Text">
        <text:s text:c="3"/>
        using a line such as:</text:p>
      <text:p text:style-name="Preformatted_20_Text"/>
      <text:p text:style-name="Preformatted_20_Text">
        <text:s text:c="4"/>
        % This work consists of all files listed in manifest.txt.</text:p>
      <text:p text:style-name="Preformatted_20_Text">
        <text:s text:c="3"/>
      </text:p>
      <text:p text:style-name="Preformatted_20_Text">
        <text:s text:c="3"/>
        in that place. 
        <text:s/>
        In the absence of an unequivocal list it might be</text:p>
      <text:p text:style-name="Preformatted_20_Text">
        <text:s text:c="3"/>
        impossible for the licensee to determine what is considered by you</text:p>
      <text:p text:style-name="Preformatted_20_Text">
        <text:s text:c="3"/>
        to comprise the Work and, in such a case, the licensee would be</text:p>
      <text:p text:style-name="Preformatted_20_Text">
        <text:s text:c="3"/>
        entitled to make reasonable conjectures as to which files comprise</text:p>
      <text:p text:style-name="Preformatted_20_Text">
        <text:s text:c="3"/>
        the Work.</text:p>
      <text:h text:style-name="P62" text:outline-level="1">
        <text:bookmark-start text:name="__RefHeading__6757_841587373"/>
        Creative Commons Attribution-ShareAlike 3.0 Unported
        <text:bookmark-end text:name="__RefHeading__6757_841587373"/>
      </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
        <text:span text:style-name="Emphasis">License</text:span>
      </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
        <text:span text:style-name="Strong_20_Emphasis">1. Definitions</text:span>
      </text:p>
      <text:list xml:id="list8138933692672553290" text:style-name="L51">
        <text:list-item>
          <text:p text:style-name="P109">
            <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109">
            <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text:soft-page-break/>
            work that constitutes a Collection will not be considered an Adaptation (as defined below) for the purposes of this License. </text:p>
        </text:list-item>
        <text:list-item>
          <text:p text:style-name="P109">
            <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109">
            <text:span text:style-name="Strong_20_Emphasis">"Distribute"</text:span>
             means to make available to the public the original and copies of the Work or Adaptation, as appropriate, through sale or other transfer of ownership. </text:p>
        </text:list-item>
        <text:list-item>
          <text:p text:style-name="P109">
            <text:span text:style-name="Strong_20_Emphasis">"License Elements"</text:span>
             means the following high-level license attributes as selected by Licensor and indicated in the title of this License: Attribution, ShareAlike. </text:p>
        </text:list-item>
        <text:list-item>
          <text:p text:style-name="P109">
            <text:span text:style-name="Strong_20_Emphasis">"Licensor"</text:span>
             means the individual, individuals, entity or entities that offer(s) the Work under the terms of this License. </text:p>
        </text:list-item>
        <text:list-item>
          <text:p text:style-name="P109">
            <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109">
            <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text:soft-page-break/>
            copyrightable work; or a work performed by a variety or circus performer to the extent it is not otherwise considered a literary or artistic work. </text:p>
        </text:list-item>
        <text:list-item>
          <text:p text:style-name="P109">
            <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109">
            <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109">
            <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
        <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
        <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4125737960683857289" text:style-name="L52">
        <text:list-item>
          <text:p text:style-name="P110">to Reproduce the Work, to incorporate the Work into one or more Collections, and to Reproduce the Work as incorporated in the Collections; </text:p>
        </text:list-item>
        <text:list-item>
          <text:p text:style-name="P110">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110">to Distribute and Publicly Perform the Work including as incorporated in Collections; and, </text:p>
        </text:list-item>
        <text:list-item>
          <text:p text:style-name="P110">to Distribute and Publicly Perform Adaptations. </text:p>
        </text:list-item>
        <text:list-item>
          <text:p text:style-name="P110">
            <text:soft-page-break/>
            For the avoidance of doubt:</text:p>
          <text:list>
            <text:list-item>
              <text:p text:style-name="P110">
                <text:span text:style-name="Strong_20_Emphasis">Non-waivable Compulsory License Schemes</text:span>
                .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110">
                <text:span text:style-name="Strong_20_Emphasis">Waivable Compulsory License Schemes</text:span>
                .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110">
                <text:span text:style-name="Strong_20_Emphasis">Voluntary License Schemes</text:span>
                .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
        <text:span text:style-name="Strong_20_Emphasis">4. Restrictions.</text:span>
         The license granted in Section 3 above is expressly made subject to and limited by the following restrictions:</text:p>
      <text:list xml:id="list1792717960593137357" text:style-name="L53">
        <text:list-item>
          <text:p text:style-name="P111">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111">
            <text:soft-page-break/>
            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111">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111">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
        <text:span text:style-name="Strong_20_Emphasis">5. Representations, Warranties and Disclaimer</text:span>
      </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
        <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
        <text:span text:style-name="Strong_20_Emphasis">7. Termination</text:span>
      </text:p>
      <text:list xml:id="list292544577067271044" text:style-name="L54">
        <text:list-item>
          <text:p text:style-name="P112">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112">
            <text:soft-page-break/>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
        <text:span text:style-name="Strong_20_Emphasis">8. Miscellaneous</text:span>
      </text:p>
      <text:list xml:id="list5675592628455187507" text:style-name="L55">
        <text:list-item>
          <text:p text:style-name="P113">Each time You Distribute or Publicly Perform the Work or a Collection, the Licensor offers to the recipient a license to the Work on the same terms and conditions as the license granted to You under this License. </text:p>
        </text:list-item>
        <text:list-item>
          <text:p text:style-name="P113">Each time You Distribute or Publicly Perform an Adaptation, Licensor offers to the recipient a license to the original Work on the same terms and conditions as the license granted to You under this License. </text:p>
        </text:list-item>
        <text:list-item>
          <text:p text:style-name="P113">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113">No term or provision of this License shall be deemed waived and no breach consented to unless such waiver or consent shall be in writing and signed by the party to be charged with such waiver or consent. </text:p>
        </text:list-item>
        <text:list-item>
          <text:p text:style-name="P113">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113">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
            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style:text-properties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cm" fo:margin-bottom="0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3-06-05T11:38:16.61</dc:date>
    <meta:editing-duration>P6DT1H9M46S</meta:editing-duration>
    <meta:editing-cycles>228</meta:editing-cycles>
    <meta:generator>LibreOffice/4.0.0.3$Windows_x86 LibreOffice_project/7545bee9c2a0782548772a21bc84a9dcc583b89</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92" meta:paragraph-count="2829" meta:word-count="65841" meta:character-count="407653" meta:non-whitespace-character-count="343344"/>
  </office:meta>
</office:document-meta>
</file>